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0697" officeooo:paragraph-rsid="00010697"/>
    </style:style>
    <style:style style:name="P2" style:family="paragraph" style:parent-style-name="Text_20_body">
      <style:text-properties officeooo:paragraph-rsid="00010697"/>
    </style:style>
    <style:style style:name="P3" style:family="paragraph" style:parent-style-name="Text_20_body">
      <style:text-properties officeooo:paragraph-rsid="00023005"/>
    </style:style>
    <style:style style:name="P4" style:family="paragraph" style:parent-style-name="Text_20_body">
      <style:text-properties officeooo:paragraph-rsid="00037c5a"/>
    </style:style>
    <style:style style:name="P5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P6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paragraph-rsid="00023005"/>
    </style:style>
    <style:style style:name="P7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8" style:family="paragraph" style:parent-style-name="Text_20_body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037c5a"/>
    </style:style>
    <style:style style:name="P9" style:family="paragraph" style:parent-style-name="Heading_20_3">
      <style:text-properties officeooo:rsid="00010697" officeooo:paragraph-rsid="00010697"/>
    </style:style>
    <style:style style:name="P10" style:family="paragraph" style:parent-style-name="Heading_20_3">
      <style:text-properties officeooo:rsid="00023005" officeooo:paragraph-rsid="00023005"/>
    </style:style>
    <style:style style:name="P11" style:family="paragraph" style:parent-style-name="Heading_20_3">
      <style:text-properties officeooo:rsid="00037c5a" officeooo:paragraph-rsid="00037c5a"/>
    </style:style>
    <style:style style:name="P12" style:family="paragraph" style:parent-style-name="Preformatted_20_Text">
      <style:text-properties fo:color="#000000"/>
    </style:style>
    <style:style style:name="P13" style:family="paragraph" style:parent-style-name="Preformatted_20_Text">
      <style:text-properties fo:color="#000000" officeooo:rsid="00010697" officeooo:paragraph-rsid="00010697"/>
    </style:style>
    <style:style style:name="P14" style:family="paragraph" style:parent-style-name="Preformatted_20_Text">
      <style:text-properties fo:color="#000000" officeooo:paragraph-rsid="00010697"/>
    </style:style>
    <style:style style:name="P15" style:family="paragraph" style:parent-style-name="Preformatted_20_Text">
      <style:text-properties fo:color="#000000" officeooo:paragraph-rsid="00023005"/>
    </style:style>
    <style:style style:name="P16" style:family="paragraph" style:parent-style-name="Preformatted_20_Text">
      <style:text-properties fo:color="#000000" officeooo:paragraph-rsid="00037c5a"/>
    </style:style>
    <style:style style:name="P1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</style:style>
    <style:style style:name="P1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9" style:family="paragraph" style:parent-style-name="Preformatted_20_Text">
      <style:paragraph-properties fo:margin-top="0cm" fo:margin-bottom="0.499cm" style:contextual-spacing="false" fo:background-color="#ffffff" fo:padding="0.074cm" fo:border-left="none" fo:border-right="none" fo:border-top="none" fo:border-bottom="0.06pt solid #000000" style:join-border="false">
        <style:background-image/>
      </style:paragraph-properties>
    </style:style>
    <style:style style:name="P20" style:family="paragraph" style:parent-style-name="Preformatted_20_Text">
      <style:paragraph-properties fo:background-color="#ffffff">
        <style:background-image/>
      </style:paragraph-properties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e34adc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officeooo:paragraph-rsid="00023005"/>
    </style:style>
    <style:style style:name="T1" style:family="text">
      <style:text-properties officeooo:rsid="00010697"/>
    </style:style>
    <style:style style:name="T2" style:family="text">
      <style:text-properties fo:color="#004a43"/>
    </style:style>
    <style:style style:name="T3" style:family="text">
      <style:text-properties fo:color="#80000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010697"/>
    </style:style>
    <style:style style:name="T6" style:family="text">
      <style:text-properties fo:color="#800080"/>
    </style:style>
    <style:style style:name="T7" style:family="text">
      <style:text-properties fo:color="#e34adc"/>
    </style:style>
    <style:style style:name="T8" style:family="text">
      <style:text-properties fo:color="#808030"/>
    </style:style>
    <style:style style:name="T9" style:family="text">
      <style:text-properties fo:color="#808030" officeooo:rsid="00037c5a"/>
    </style:style>
    <style:style style:name="T10" style:family="text">
      <style:text-properties fo:color="#666616"/>
    </style:style>
    <style:style style:name="T11" style:family="text">
      <style:text-properties fo:color="#603000"/>
    </style:style>
    <style:style style:name="T12" style:family="text">
      <style:text-properties fo:color="#696969"/>
    </style:style>
    <style:style style:name="T13" style:family="text">
      <style:text-properties fo:color="#5555dd"/>
    </style:style>
    <style:style style:name="T14" style:family="text">
      <style:text-properties fo:color="#008c00"/>
    </style:style>
    <style:style style:name="T15" style:family="text">
      <style:text-properties fo:color="#008c00" officeooo:rsid="00037c5a"/>
    </style:style>
    <style:style style:name="T16" style:family="text">
      <style:text-properties fo:color="#40015a"/>
    </style:style>
    <style:style style:name="T17" style:family="text">
      <style:text-properties fo:color="#0000e6"/>
    </style:style>
    <style:style style:name="T18" style:family="text">
      <style:text-properties fo:color="#7d0045"/>
    </style:style>
    <style:style style:name="T19" style:family="text">
      <style:text-properties fo:color="#0f69ff"/>
    </style:style>
    <style:style style:name="T20" style:family="text">
      <style:text-properties officeooo:rsid="00023005"/>
    </style:style>
    <style:style style:name="T21" style:family="text">
      <style:text-properties fo:color="#008000"/>
    </style:style>
    <style:style style:name="T22" style:family="text">
      <style:text-properties fo:color="#400000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poll.pollcode.com/11868697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LM</text:span> <text:span text:style-name="T1">Maze router </text:span>algorithm implementation code</text:p>
      <text:p text:style-name="Standard"><text:s text:c="115"/><text:span text:style-name="T1">MOHIT <text:s/>SHARMA</text:span></text:p>
      <text:p text:style-name="Standard"><text:s text:c="115"/><text:span text:style-name="T1">110031631</text:span></text:p>
      <text:h text:style-name="Heading_20_1" text:outline-level="1">Header files:</text:h>
      <text:p text:style-name="Text_20_body"><text:s/></text:p>
      <text:h text:style-name="P9" text:outline-level="3">Node.h</text:h>
      <text:p text:style-name="P1"/>
      <text:p text:style-name="P13"><text:span text:style-name="T12">// Taken from </text:span><text:span text:style-name="T13">https://github.com/abangfarhan/graph-sfml/blob/master/include/Node.h</text:span></text:p>
      <text:p text:style-name="P20"/>
      <text:p text:style-name="P21"><text:span text:style-name="T2">#ifndef NODE_H</text:span></text:p>
      <text:p text:style-name="P21"><text:span text:style-name="T2">#define NODE_H</text:span></text:p>
      <text:p text:style-name="P21"><text:span text:style-name="T4">class</text:span> Node <text:span text:style-name="T6">{</text:span></text:p>
      <text:p text:style-name="P21"><text:span text:style-name="T5"><text:s text:c="6"/></text:span><text:span text:style-name="T4">public</text:span><text:span text:style-name="T7">:</text:span></text:p>
      <text:p text:style-name="P21"><text:s text:c="13"/>Node<text:span text:style-name="T8">()</text:span><text:span text:style-name="T6">;</text:span></text:p>
      <text:p text:style-name="P21"><text:s text:c="13"/>Node<text:span text:style-name="T8">(</text:span><text:span text:style-name="T4">float</text:span> x<text:span text:style-name="T8">,</text:span> <text:span text:style-name="T4">float</text:span> y<text:span text:style-name="T8">,</text:span> <text:span text:style-name="T10">std</text:span><text:span text:style-name="T6">::</text:span><text:span text:style-name="T11">string</text:span> name <text:span text:style-name="T8">=</text:span> <text:span text:style-name="T3">""</text:span><text:span text:style-name="T8">)</text:span><text:span text:style-name="T6">;</text:span></text:p>
      <text:p text:style-name="P21"><text:s text:c="13"/>Node<text:span text:style-name="T8">(</text:span>Node<text:span text:style-name="T8">*</text:span> node<text:span text:style-name="T8">)</text:span><text:span text:style-name="T6">;</text:span></text:p>
      <text:p text:style-name="P21"><text:span text:style-name="T4"><text:s text:c="13"/>float</text:span> x<text:span text:style-name="T8">()</text:span><text:span text:style-name="T6">;</text:span></text:p>
      <text:p text:style-name="P21"><text:span text:style-name="T4"><text:s text:c="13"/>float</text:span> y<text:span text:style-name="T8">()</text:span><text:span text:style-name="T6">;</text:span></text:p>
      <text:p text:style-name="P21"><text:span text:style-name="T10"><text:s text:c="13"/>std</text:span><text:span text:style-name="T6">::</text:span><text:span text:style-name="T11">string</text:span> name<text:span text:style-name="T8">()</text:span><text:span text:style-name="T6">;</text:span></text:p>
      <text:p text:style-name="P21"><text:span text:style-name="T4"><text:s text:c="13"/>void</text:span> setX<text:span text:style-name="T8">(</text:span><text:span text:style-name="T4">float</text:span> x<text:span text:style-name="T8">)</text:span><text:span text:style-name="T6">;</text:span></text:p>
      <text:p text:style-name="P21"><text:span text:style-name="T4"><text:s text:c="13"/>void</text:span> setY<text:span text:style-name="T8">(</text:span><text:span text:style-name="T4">float</text:span> y<text:span text:style-name="T8">)</text:span><text:span text:style-name="T6">;</text:span></text:p>
      <text:p text:style-name="P21"><text:span text:style-name="T4"><text:s text:c="13"/>void</text:span> setName<text:span text:style-name="T8">(</text:span><text:span text:style-name="T10">std</text:span><text:span text:style-name="T6">::</text:span><text:span text:style-name="T11">string</text:span> name<text:span text:style-name="T8">)</text:span><text:span text:style-name="T6">;</text:span></text:p>
      <text:p text:style-name="P21"><text:span text:style-name="T4"><text:s text:c="13"/>void</text:span> addNeighbor<text:span text:style-name="T8">(</text:span>Node<text:span text:style-name="T8">*</text:span> node<text:span text:style-name="T8">)</text:span><text:span text:style-name="T6">;</text:span></text:p>
      <text:p text:style-name="P21"><text:span text:style-name="T10"><text:s text:c="13"/>std</text:span><text:span text:style-name="T6">::</text:span><text:span text:style-name="T11">vector</text:span><text:span text:style-name="T6">&lt;</text:span>Node<text:span text:style-name="T8">*</text:span><text:span text:style-name="T6">&gt;</text:span> neighbors<text:span text:style-name="T8">()</text:span><text:span text:style-name="T6">;</text:span></text:p>
      <text:p text:style-name="P21"><text:span text:style-name="T4"><text:s text:c="13"/>float</text:span> distance<text:span text:style-name="T8">(</text:span>Node<text:span text:style-name="T8">*</text:span> neighbor<text:span text:style-name="T8">)</text:span><text:span text:style-name="T6">;</text:span></text:p>
      <text:p text:style-name="P21"><text:span text:style-name="T4"><text:s text:c="6"/>private</text:span><text:span text:style-name="T7">:</text:span></text:p>
      <text:p text:style-name="P21"><text:span text:style-name="T4"><text:s text:c="13"/>float</text:span> _x<text:span text:style-name="T6">;</text:span></text:p>
      <text:p text:style-name="P21"><text:span text:style-name="T4"><text:s text:c="13"/>float</text:span> _y<text:span text:style-name="T6">;</text:span></text:p>
      <text:p text:style-name="P21"><text:span text:style-name="T10"><text:s text:c="13"/>std</text:span><text:span text:style-name="T6">::</text:span><text:span text:style-name="T11">string</text:span> _name<text:span text:style-name="T6">;</text:span></text:p>
      <text:p text:style-name="P21"><text:span text:style-name="T10"><text:s text:c="13"/>std</text:span><text:span text:style-name="T6">::</text:span><text:span text:style-name="T11">vector</text:span><text:span text:style-name="T6">&lt;</text:span>Node<text:span text:style-name="T8">*</text:span><text:span text:style-name="T6">&gt;</text:span> _neighbors<text:span text:style-name="T6">;</text:span></text:p>
      <text:p text:style-name="P21"><text:span text:style-name="T6">};</text:span></text:p>
      <text:p text:style-name="P17"><text:span text:style-name="T2">#endif</text:span></text:p>
      <text:p text:style-name="P19"><text:span text:style-name="T2"/></text:p>
      <text:h text:style-name="P9" text:outline-level="3">NodeLM.h</text:h>
      <text:p text:style-name="P2"/>
      <text:p text:style-name="P18">class NodeLM<text:span text:style-name="T6">:</text:span> public Node <text:span text:style-name="T6">{</text:span></text:p>
      <text:p text:style-name="P22"><text:s text:c="5"/>public:</text:p>
      <text:p text:style-name="P21"><text:s text:c="8"/>NodeLM<text:span text:style-name="T8">(</text:span><text:span text:style-name="T4">float</text:span> x<text:span text:style-name="T8">,</text:span> <text:span text:style-name="T4">float</text:span> y<text:span text:style-name="T8">,</text:span> std<text:span text:style-name="T6">::</text:span>string name <text:span text:style-name="T8">=</text:span> <text:span text:style-name="T3">""</text:span><text:span text:style-name="T8">)</text:span><text:span text:style-name="T6">:</text:span> Node<text:span text:style-name="T8">(</text:span>x<text:span text:style-name="T8">,</text:span> y<text:span text:style-name="T8">,</text:span> name<text:span text:style-name="T8">)</text:span> <text:span text:style-name="T6">{}</text:span></text:p>
      <text:p text:style-name="P21"><text:s text:c="8"/>NodeLM<text:span text:style-name="T8">()</text:span> <text:span text:style-name="T6">{}</text:span></text:p>
      <text:p text:style-name="P21"><text:s text:c="8"/><text:span text:style-name="T4">void</text:span> setLabel<text:span text:style-name="T8">(</text:span><text:span text:style-name="T4">int</text:span> label<text:span text:style-name="T8">)</text:span><text:span text:style-name="T6">;</text:span> </text:p>
      <text:p text:style-name="P21"><text:s text:c="8"/><text:span text:style-name="T4">int</text:span> getLabel<text:span text:style-name="T8">()</text:span><text:span text:style-name="T6">;</text:span></text:p>
      <text:p text:style-name="P21"><text:s text:c="8"/>bool is_obstruction<text:span text:style-name="T8">()</text:span><text:span text:style-name="T6">;</text:span></text:p>
      <text:p text:style-name="P21"><text:s text:c="8"/><text:span text:style-name="T4">void</text:span> setnodeasobstruction<text:span text:style-name="T8">()</text:span><text:span text:style-name="T6">;</text:span></text:p>
      <text:p text:style-name="P21"><text:soft-page-break/><text:s text:c="8"/>std<text:span text:style-name="T6">::</text:span>vector<text:span text:style-name="T8">&lt;</text:span>NodeLM<text:span text:style-name="T8">*&gt;</text:span> neighbors<text:span text:style-name="T8">()</text:span><text:span text:style-name="T6">;</text:span></text:p>
      <text:p text:style-name="P21"><text:s text:c="8"/><text:span text:style-name="T4">void</text:span> addNeighbor<text:span text:style-name="T8">(</text:span>NodeLM<text:span text:style-name="T8">*</text:span> node<text:span text:style-name="T8">)</text:span><text:span text:style-name="T6">;</text:span></text:p>
      <text:p text:style-name="P21"><text:s text:c="8"/><text:span text:style-name="T4">void</text:span> update_line_exists_with_neighbor_node<text:span text:style-name="T8">(</text:span>NodeLM<text:span text:style-name="T8">*,</text:span><text:span text:style-name="T4">int</text:span><text:span text:style-name="T8">)</text:span><text:span text:style-name="T6">;</text:span></text:p>
      <text:p text:style-name="P21"><text:s text:c="8"/><text:span text:style-name="T4">void</text:span> update_has_source_node<text:span text:style-name="T8">(</text:span><text:span text:style-name="T4">int</text:span><text:span text:style-name="T8">)</text:span><text:span text:style-name="T6">;</text:span></text:p>
      <text:p text:style-name="P21"><text:s text:c="8"/><text:span text:style-name="T4">int</text:span> is_source_node<text:span text:style-name="T8">()</text:span><text:span text:style-name="T6">;</text:span></text:p>
      <text:p text:style-name="P21"><text:s text:c="8"/><text:span text:style-name="T4">int</text:span> is_target_node<text:span text:style-name="T8">()</text:span><text:span text:style-name="T6">;</text:span></text:p>
      <text:p text:style-name="P21"><text:s text:c="8"/><text:span text:style-name="T4">void</text:span> update_has_target_node<text:span text:style-name="T8">(</text:span><text:span text:style-name="T4">int</text:span><text:span text:style-name="T8">)</text:span><text:span text:style-name="T6">;</text:span></text:p>
      <text:p text:style-name="P21"><text:s text:c="8"/><text:span text:style-name="T4">int</text:span> is_to_be_shown_connected_to<text:span text:style-name="T8">(</text:span>NodeLM<text:span text:style-name="T8">*)</text:span><text:span text:style-name="T6">;</text:span></text:p>
      <text:p text:style-name="P21"><text:s text:c="8"/>std<text:span text:style-name="T6">::</text:span>string get_direction<text:span text:style-name="T8">(</text:span><text:span text:style-name="T4">int</text:span><text:span text:style-name="T8">,</text:span>NodeLM<text:span text:style-name="T8">*,</text:span>std<text:span text:style-name="T6">::</text:span>string<text:span text:style-name="T8">,</text:span>std<text:span text:style-name="T6">::</text:span>string<text:span text:style-name="T8">)</text:span><text:span text:style-name="T6">;</text:span></text:p>
      <text:p text:style-name="P21"><text:s text:c="8"/><text:span text:style-name="T4">int</text:span> get_num_bends<text:span text:style-name="T8">(</text:span><text:span text:style-name="T4">int</text:span><text:span text:style-name="T8">,</text:span>NodeLM<text:span text:style-name="T8">*,</text:span>std<text:span text:style-name="T6">::</text:span>string<text:span text:style-name="T8">,</text:span>std<text:span text:style-name="T6">::</text:span>string<text:span text:style-name="T8">)</text:span><text:span text:style-name="T6">;</text:span></text:p>
      <text:p text:style-name="P21"><text:s text:c="8"/>std<text:span text:style-name="T6">::</text:span>vector<text:span text:style-name="T8">&lt;</text:span>std<text:span text:style-name="T6">::</text:span>pair<text:span text:style-name="T8">&lt;</text:span>std<text:span text:style-name="T6">::</text:span>pair<text:span text:style-name="T8">&lt;</text:span>std<text:span text:style-name="T6">::</text:span>string<text:span text:style-name="T8">,</text:span>std<text:span text:style-name="T6">::</text:span>string<text:span text:style-name="T8">&gt;,</text:span>NodeLM<text:span text:style-name="T8">*&gt;&gt;</text:span> get_path<text:span text:style-name="T8">(</text:span><text:span text:style-name="T4">int</text:span><text:span text:style-name="T8">)</text:span><text:span text:style-name="T6">;</text:span></text:p>
      <text:p text:style-name="P21"><text:s text:c="8"/><text:span text:style-name="T4">void</text:span> add_prev_node_data<text:span text:style-name="T8">(</text:span><text:span text:style-name="T4">int</text:span><text:span text:style-name="T8">,</text:span> std<text:span text:style-name="T6">::</text:span>string<text:span text:style-name="T8">,</text:span> std<text:span text:style-name="T6">::</text:span>string<text:span text:style-name="T8">,</text:span> NodeLM<text:span text:style-name="T8">*,</text:span> std<text:span text:style-name="T6">::</text:span>string<text:span text:style-name="T8">,</text:span> <text:span text:style-name="T4">int</text:span><text:span text:style-name="T8">,</text:span> <text:span text:style-name="T4">int</text:span><text:span text:style-name="T8">,</text:span> <text:span text:style-name="T4">int</text:span><text:span text:style-name="T8">)</text:span><text:span text:style-name="T6">;</text:span></text:p>
      <text:p text:style-name="P21"><text:s text:c="8"/><text:span text:style-name="T4">void</text:span> delete_prev_node_data<text:span text:style-name="T8">()</text:span><text:span text:style-name="T6">;</text:span></text:p>
      <text:p text:style-name="P21"><text:s text:c="8"/><text:span text:style-name="T4">int</text:span> is_already_on_a_nets_path<text:span text:style-name="T8">(</text:span><text:span text:style-name="T4">int</text:span><text:span text:style-name="T8">)</text:span><text:span text:style-name="T6">;</text:span></text:p>
      <text:p text:style-name="P21"><text:s text:c="8"/><text:span text:style-name="T4">int</text:span> is_already_on_a_selected_path<text:span text:style-name="T8">()</text:span><text:span text:style-name="T6">;</text:span></text:p>
      <text:p text:style-name="P21"><text:s text:c="8"/><text:span text:style-name="T4">void</text:span> add_on_selected_path<text:span text:style-name="T8">()</text:span><text:span text:style-name="T6">;</text:span></text:p>
      <text:p text:style-name="P21"><text:s text:c="8"/><text:span text:style-name="T4">void</text:span> delete_from_selected_path<text:span text:style-name="T8">()</text:span><text:span text:style-name="T6">;</text:span></text:p>
      <text:p text:style-name="P21"><text:s text:c="8"/>std<text:span text:style-name="T6">::</text:span>pair<text:span text:style-name="T8">&lt;</text:span>std<text:span text:style-name="T6">::</text:span>string<text:span text:style-name="T8">,</text:span>NodeLM<text:span text:style-name="T8">*&gt;</text:span> get_path_with_min_bends<text:span text:style-name="T8">(</text:span><text:span text:style-name="T4">int</text:span><text:span text:style-name="T8">,</text:span> std<text:span text:style-name="T6">::</text:span>string<text:span text:style-name="T8">)</text:span><text:span text:style-name="T6">;</text:span></text:p>
      <text:p text:style-name="P21"><text:s text:c="8"/>std<text:span text:style-name="T6">::</text:span>pair<text:span text:style-name="T8">&lt;</text:span><text:span text:style-name="T4">int</text:span><text:span text:style-name="T8">,</text:span><text:span text:style-name="T4">int</text:span><text:span text:style-name="T8">&gt;</text:span> get_coordinates<text:span text:style-name="T8">(</text:span><text:span text:style-name="T4">int</text:span><text:span text:style-name="T8">)</text:span><text:span text:style-name="T6">;</text:span></text:p>
      <text:p text:style-name="P21"><text:s text:c="8"/><text:span text:style-name="T4">int</text:span> get_node_num<text:span text:style-name="T8">(</text:span><text:span text:style-name="T4">int</text:span><text:span text:style-name="T8">,</text:span> <text:span text:style-name="T4">int</text:span><text:span text:style-name="T8">)</text:span><text:span text:style-name="T6">;</text:span></text:p>
      <text:p text:style-name="P22"><text:s text:c="5"/>private:</text:p>
      <text:p text:style-name="P21"><text:s text:c="8"/><text:span text:style-name="T4">int</text:span> _label <text:span text:style-name="T8">=</text:span> <text:span text:style-name="T14">0</text:span><text:span text:style-name="T6">;</text:span></text:p>
      <text:p text:style-name="P21"><text:s text:c="8"/>bool _is_obstruction <text:span text:style-name="T8">=</text:span> false<text:span text:style-name="T6">;</text:span></text:p>
      <text:p text:style-name="P21"><text:s text:c="8"/>std<text:span text:style-name="T6">::</text:span>vector<text:span text:style-name="T8">&lt;</text:span>std<text:span text:style-name="T6">::</text:span>pair<text:span text:style-name="T8">&lt;</text:span>NodeLM<text:span text:style-name="T8">*,</text:span><text:span text:style-name="T4">int</text:span><text:span text:style-name="T8">&gt;&gt;</text:span> _neighbors<text:span text:style-name="T6">;</text:span></text:p>
      <text:p text:style-name="P21"><text:s text:c="8"/><text:span text:style-name="T4">int</text:span> _is_on_selected_path<text:span text:style-name="T6">;</text:span></text:p>
      <text:p text:style-name="P21"><text:s text:c="8"/><text:span text:style-name="T4">int</text:span> _has_source_node <text:span text:style-name="T8">=</text:span> <text:span text:style-name="T14">0</text:span><text:span text:style-name="T6">;</text:span></text:p>
      <text:p text:style-name="P21"><text:s text:c="8"/><text:span text:style-name="T4">int</text:span> _has_target_node <text:span text:style-name="T8">=</text:span> <text:span text:style-name="T14">0</text:span><text:span text:style-name="T6">;</text:span> std<text:span text:style-name="T6">::</text:span>vector<text:span text:style-name="T8">&lt;</text:span>std<text:span text:style-name="T6">::</text:span>tuple<text:span text:style-name="T8">&lt;</text:span><text:span text:style-name="T4">int</text:span><text:span text:style-name="T8">,</text:span>std<text:span text:style-name="T6">::</text:span>pair<text:span text:style-name="T8">&lt;</text:span>std<text:span text:style-name="T6">::</text:span>string<text:span text:style-name="T8">,</text:span>std<text:span text:style-name="T6">::</text:span>string<text:span text:style-name="T8">&gt;,</text:span>NodeLM<text:span text:style-name="T8">*,</text:span>std<text:span text:style-name="T6">::</text:span>string<text:span text:style-name="T8">,</text:span><text:span text:style-name="T4">int</text:span><text:span text:style-name="T8">,</text:span><text:span text:style-name="T4">int</text:span><text:span text:style-name="T8">&gt;&gt;</text:span> _path_data<text:span text:style-name="T6">;</text:span></text:p>
      <text:p text:style-name="P17"><text:span text:style-name="T6">};</text:span></text:p>
      <text:p text:style-name="P19"/>
      <text:h text:style-name="P9" text:outline-level="3">read_data_helper.h</text:h>
      <text:p text:style-name="P2"/>
      <text:p text:style-name="P14"><text:span text:style-name="T2">#include </text:span><text:span text:style-name="T3">&lt;</text:span><text:span text:style-name="T16">string</text:span><text:span text:style-name="T3">&gt;</text:span></text:p>
      <text:p text:style-name="P21"><text:span text:style-name="T2">#include </text:span><text:span text:style-name="T3">&lt;</text:span><text:span text:style-name="T16">iostream</text:span><text:span text:style-name="T3">&gt;</text:span></text:p>
      <text:p text:style-name="P21"><text:span text:style-name="T2">#include </text:span><text:span text:style-name="T3">&lt;</text:span><text:span text:style-name="T16">fstream</text:span><text:span text:style-name="T3">&gt;</text:span></text:p>
      <text:p text:style-name="P21"><text:span text:style-name="T2">#include </text:span><text:span text:style-name="T3">&lt;</text:span><text:span text:style-name="T16">stdlib.h</text:span><text:span text:style-name="T3">&gt;</text:span></text:p>
      <text:p text:style-name="P21"><text:span text:style-name="T2">#include </text:span><text:span text:style-name="T3">&lt;</text:span><text:span text:style-name="T16">sstream</text:span><text:span text:style-name="T3">&gt;</text:span></text:p>
      <text:p text:style-name="P21"><text:span text:style-name="T2">#include </text:span><text:span text:style-name="T3">&lt;</text:span><text:span text:style-name="T16">regex</text:span><text:span text:style-name="T3">&gt;</text:span></text:p>
      <text:p text:style-name="P20"/>
      <text:p text:style-name="P21">NodeLM<text:span text:style-name="T8">*</text:span> read_maze_file<text:span text:style-name="T8">(</text:span><text:span text:style-name="T10">std</text:span><text:span text:style-name="T6">::</text:span><text:span text:style-name="T11">string</text:span> maze_file<text:span text:style-name="T8">,</text:span> <text:span text:style-name="T4">int</text:span> <text:span text:style-name="T8">*</text:span> gridsize<text:span text:style-name="T8">,</text:span> <text:span text:style-name="T10">std</text:span><text:span text:style-name="T6">::</text:span><text:span text:style-name="T11">vector</text:span><text:span text:style-name="T8">&lt;</text:span>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<text:span text:style-name="T8">,</text:span><text:span text:style-name="T10">std</text:span><text:span text:style-name="T6">::</text:span><text:span text:style-name="T11">pair</text:span><text:span text:style-name="T8">&lt;</text:span><text:span text:style-name="T4">int</text:span><text:span text:style-name="T8">,</text:span><text:span text:style-name="T4">int</text:span><text:span text:style-name="T8">&gt;&gt;&gt;</text:span> <text:span text:style-name="T8">*</text:span>nets<text:span text:style-name="T8">,</text:span> <text:span text:style-name="T4">int</text:span> grid_node_size<text:span text:style-name="T8">,</text:span> <text:span text:style-name="T4">int</text:span> debug<text:span text:style-name="T8">)</text:span> <text:span text:style-name="T6">{</text:span></text:p>
      <text:p text:style-name="P21"><text:s text:c="4"/>NodeLM<text:span text:style-name="T8">*</text:span> nodeList<text:span text:style-name="T6">;</text:span></text:p>
      <text:p text:style-name="P21"><text:s text:c="4"/><text:span text:style-name="T10">std</text:span><text:span text:style-name="T6">::</text:span><text:span text:style-name="T11">string</text:span> line <text:span text:style-name="T8">=</text:span> <text:span text:style-name="T3">""</text:span><text:span text:style-name="T6">;</text:span></text:p>
      <text:p text:style-name="P21"><text:s text:c="4"/><text:span text:style-name="T4">int</text:span> x_coordinate<text:span text:style-name="T8">,</text:span> y_coordinate<text:span text:style-name="T8">,</text:span> source_x_coordinate<text:span text:style-name="T8">,</text:span> source_y_coordinate<text:span text:style-name="T8">,</text:span> dest_x_coordinate<text:span text:style-name="T8">,</text:span> dest_y_coordinate<text:span text:style-name="T6">;</text:span></text:p>
      <text:p text:style-name="P21"><text:s text:c="5"/></text:p>
      <text:p text:style-name="P21"><text:s text:c="4"/><text:span text:style-name="T10">std</text:span><text:span text:style-name="T6">::</text:span><text:span text:style-name="T11">ifstream</text:span> file<text:span text:style-name="T8">(</text:span>maze_file<text:span text:style-name="T8">.</text:span>c_str<text:span text:style-name="T8">())</text:span><text:span text:style-name="T6">;</text:span></text:p>
      <text:p text:style-name="P21"><text:s text:c="4"/><text:span text:style-name="T4">while</text:span> <text:span text:style-name="T8">(</text:span>line<text:span text:style-name="T8">.</text:span><text:span text:style-name="T11">find</text:span><text:span text:style-name="T8">(</text:span><text:span text:style-name="T3">"</text:span><text:span text:style-name="T17">grid size</text:span><text:span text:style-name="T3">"</text:span><text:span text:style-name="T8">)</text:span> <text:span text:style-name="T8">==</text:span> <text:span text:style-name="T10">std</text:span><text:span text:style-name="T6">::</text:span><text:span text:style-name="T11">string</text:span><text:span text:style-name="T6">::</text:span><text:span text:style-name="T18">npos</text:span><text:span text:style-name="T8">)</text:span> <text:span text:style-name="T6">{</text:span></text:p>
      <text:p text:style-name="P21"><text:s text:c="6"/>getline<text:span text:style-name="T8">(</text:span>file<text:span text:style-name="T8">,</text:span>line<text:span text:style-name="T8">)</text:span><text:span text:style-name="T6">;</text:span></text:p>
      <text:p text:style-name="P21"><text:s text:c="4"/><text:span text:style-name="T6">}</text:span></text:p>
      <text:p text:style-name="P21"><text:s text:c="4"/><text:span text:style-name="T10">std</text:span><text:span text:style-name="T6">::</text:span>regex pattern <text:span text:style-name="T8">(</text:span><text:span text:style-name="T3">"</text:span><text:span text:style-name="T17">(</text:span><text:span text:style-name="T19">\\</text:span><text:span text:style-name="T17">d*).*</text:span><text:span text:style-name="T3">"</text:span><text:span text:style-name="T8">)</text:span><text:span text:style-name="T6">;</text:span></text:p>
      <text:p text:style-name="P21"><text:s text:c="4"/><text:span text:style-name="T10">std</text:span><text:span text:style-name="T6">::</text:span>smatch match<text:span text:style-name="T6">;</text:span></text:p>
      <text:p text:style-name="P21"><text:s text:c="4"/></text:p>
      <text:p text:style-name="P21"><text:soft-page-break/><text:s text:c="4"/><text:span text:style-name="T12">// Read grid size</text:span></text:p>
      <text:p text:style-name="P21"><text:s text:c="4"/><text:span text:style-name="T4">bool</text:span> pattern_matched <text:span text:style-name="T8">=</text:span> <text:span text:style-name="T10">std</text:span><text:span text:style-name="T6">::</text:span>regex_search <text:span text:style-name="T8">(</text:span>line<text:span text:style-name="T8">,</text:span> match<text:span text:style-name="T8">,</text:span> pattern<text:span text:style-name="T8">)</text:span><text:span text:style-name="T6">;</text:span></text:p>
      <text:p text:style-name="P21"><text:s text:c="4"/><text:span text:style-name="T4">if</text:span> <text:span text:style-name="T8">(</text:span> pattern_matched <text:span text:style-name="T8">)</text:span> <text:span text:style-name="T6">{</text:span></text:p>
      <text:p text:style-name="P21"><text:s text:c="8"/><text:span text:style-name="T8">*</text:span>gridsize <text:span text:style-name="T8">=</text:span> <text:span text:style-name="T11">atoi</text:span><text:span text:style-name="T8">(</text:span>match<text:span text:style-name="T8">[</text:span><text:span text:style-name="T14">1</text:span><text:span text:style-name="T8">].</text:span>str<text:span text:style-name="T8">().</text:span>c_str<text:span text:style-name="T8">())</text:span><text:span text:style-name="T6">;</text:span></text:p>
      <text:p text:style-name="P21"><text:s text:c="8"/>nodeList <text:span text:style-name="T8">=</text:span> <text:span text:style-name="T4">new</text:span> NodeLM<text:span text:style-name="T8">[(*</text:span>gridsize<text:span text:style-name="T8">)</text:span> <text:span text:style-name="T8">*</text:span> <text:span text:style-name="T8">(*</text:span>gridsize<text:span text:style-name="T8">)]</text:span><text:span text:style-name="T6">;</text:span></text:p>
      <text:p text:style-name="P21"><text:s text:c="4"/><text:span text:style-name="T6">}</text:span></text:p>
      <text:p text:style-name="P21"><text:s text:c="4"/><text:span text:style-name="T4">if</text:span> <text:span text:style-name="T8">(</text:span> debug <text:span text:style-name="T8">)</text:span> <text:span text:style-name="T6">{</text:span> <text:span text:style-name="T10">std</text:span><text:span text:style-name="T6">::</text:span><text:span text:style-name="T11">cout</text:span> <text:span text:style-name="T8">&lt;&lt;</text:span> <text:span text:style-name="T8">(*</text:span>gridsize<text:span text:style-name="T8">)</text:span> <text:span text:style-name="T8">*</text:span> <text:span text:style-name="T8">(*</text:span>gridsize<text:span text:style-name="T8">)</text:span> <text:span text:style-name="T8">&lt;&lt;</text:span> <text:span text:style-name="T10">std</text:span><text:span text:style-name="T6">::</text:span><text:span text:style-name="T11">endl</text:span><text:span text:style-name="T6">;</text:span> <text:span text:style-name="T6">}</text:span></text:p>
      <text:p text:style-name="P21"><text:s text:c="4"/><text:span text:style-name="T4">while</text:span> <text:span text:style-name="T8">(</text:span> line<text:span text:style-name="T8">.</text:span><text:span text:style-name="T11">find</text:span><text:span text:style-name="T8">(</text:span><text:span text:style-name="T3">"</text:span><text:span text:style-name="T17">obstruction</text:span><text:span text:style-name="T3">"</text:span><text:span text:style-name="T8">)</text:span> <text:span text:style-name="T8">==</text:span> <text:span text:style-name="T10">std</text:span><text:span text:style-name="T6">::</text:span><text:span text:style-name="T11">string</text:span><text:span text:style-name="T6">::</text:span><text:span text:style-name="T18">npos</text:span><text:span text:style-name="T8">)</text:span> <text:span text:style-name="T6">{</text:span></text:p>
      <text:p text:style-name="P21"><text:s text:c="6"/>getline<text:span text:style-name="T8">(</text:span>file<text:span text:style-name="T8">,</text:span>line<text:span text:style-name="T8">)</text:span><text:span text:style-name="T6">;</text:span></text:p>
      <text:p text:style-name="P21"><text:s text:c="4"/><text:span text:style-name="T6">}</text:span></text:p>
      <text:p text:style-name="P21"><text:s text:c="4"/></text:p>
      <text:p text:style-name="P21"><text:s text:c="4"/><text:span text:style-name="T12">// Read obstruction nodes</text:span></text:p>
      <text:p text:style-name="P21"><text:s text:c="4"/>pattern <text:span text:style-name="T8">=</text:span> <text:span text:style-name="T8">(</text:span><text:span text:style-name="T3">"</text:span><text:span text:style-name="T17">obstruction (</text:span><text:span text:style-name="T19">\\</text:span><text:span text:style-name="T17">d*) (</text:span><text:span text:style-name="T19">\\</text:span><text:span text:style-name="T17">d*)</text:span><text:span text:style-name="T3">"</text:span><text:span text:style-name="T8">)</text:span><text:span text:style-name="T6">;</text:span> </text:p>
      <text:p text:style-name="P21"><text:s text:c="4"/><text:span text:style-name="T4">while</text:span> <text:span text:style-name="T8">(</text:span> line<text:span text:style-name="T8">.</text:span><text:span text:style-name="T11">find</text:span><text:span text:style-name="T8">(</text:span><text:span text:style-name="T3">"</text:span><text:span text:style-name="T17">obstruction</text:span><text:span text:style-name="T3">"</text:span><text:span text:style-name="T8">)</text:span> <text:span text:style-name="T8">!=</text:span> <text:span text:style-name="T10">std</text:span><text:span text:style-name="T6">::</text:span><text:span text:style-name="T11">string</text:span><text:span text:style-name="T6">::</text:span><text:span text:style-name="T18">npos</text:span><text:span text:style-name="T8">)</text:span> <text:span text:style-name="T6">{</text:span></text:p>
      <text:p text:style-name="P21"><text:s text:c="6"/>pattern_matched <text:span text:style-name="T8">=</text:span> <text:span text:style-name="T10">std</text:span><text:span text:style-name="T6">::</text:span>regex_search <text:span text:style-name="T8">(</text:span>line<text:span text:style-name="T8">,</text:span> match<text:span text:style-name="T8">,</text:span> pattern<text:span text:style-name="T8">)</text:span><text:span text:style-name="T6">;</text:span></text:p>
      <text:p text:style-name="P21"><text:s text:c="6"/><text:span text:style-name="T4">if</text:span> <text:span text:style-name="T8">(</text:span> pattern_matched <text:span text:style-name="T8">)</text:span> <text:span text:style-name="T6">{</text:span></text:p>
      <text:p text:style-name="P21"><text:s text:c="9"/>x_coordinate <text:span text:style-name="T8">=</text:span> <text:span text:style-name="T11">atoi</text:span><text:span text:style-name="T8">(</text:span>match<text:span text:style-name="T8">[</text:span><text:span text:style-name="T14">1</text:span><text:span text:style-name="T8">].</text:span>str<text:span text:style-name="T8">().</text:span>c_str<text:span text:style-name="T8">())</text:span><text:span text:style-name="T6">;</text:span> </text:p>
      <text:p text:style-name="P21"><text:s text:c="9"/>y_coordinate <text:span text:style-name="T8">=</text:span> <text:span text:style-name="T11">atoi</text:span><text:span text:style-name="T8">(</text:span>match<text:span text:style-name="T8">[</text:span><text:span text:style-name="T14">2</text:span><text:span text:style-name="T8">].</text:span>str<text:span text:style-name="T8">().</text:span>c_str<text:span text:style-name="T8">())</text:span><text:span text:style-name="T6">;</text:span> </text:p>
      <text:p text:style-name="P21"><text:s text:c="6"/><text:span text:style-name="T6">}</text:span></text:p>
      <text:p text:style-name="P21"><text:s text:c="6"/>nodeList<text:span text:style-name="T8">[</text:span>x_coordinate <text:span text:style-name="T8">*</text:span> <text:span text:style-name="T8">(*</text:span>gridsize<text:span text:style-name="T8">)</text:span> <text:span text:style-name="T8">+</text:span> y_coordinate<text:span text:style-name="T8">].</text:span>setnodeasobstruction<text:span text:style-name="T8">()</text:span><text:span text:style-name="T6">;</text:span></text:p>
      <text:p text:style-name="P21"><text:s text:c="6"/><text:span text:style-name="T4">if</text:span> <text:span text:style-name="T8">(</text:span> debug <text:span text:style-name="T8">)</text:span> <text:span text:style-name="T6">{</text:span> <text:span text:style-name="T10">std</text:span><text:span text:style-name="T6">::</text:span><text:span text:style-name="T11">cout</text:span> <text:span text:style-name="T8">&lt;&lt;</text:span> x_coordinate <text:span text:style-name="T8">&lt;&lt;</text:span> <text:span text:style-name="T3">"</text:span><text:span text:style-name="T17">:</text:span><text:span text:style-name="T3">"</text:span> <text:span text:style-name="T8">&lt;&lt;</text:span> y_coordinate <text:span text:style-name="T8">&lt;&lt;</text:span> <text:span text:style-name="T3">"</text:span><text:span text:style-name="T19">\n</text:span><text:span text:style-name="T3">"</text:span><text:span text:style-name="T6">;}</text:span></text:p>
      <text:p text:style-name="P21"><text:s text:c="6"/>getline<text:span text:style-name="T8">(</text:span>file<text:span text:style-name="T8">,</text:span>line<text:span text:style-name="T8">)</text:span><text:span text:style-name="T6">;</text:span></text:p>
      <text:p text:style-name="P21"><text:s text:c="4"/><text:span text:style-name="T6">}</text:span></text:p>
      <text:p text:style-name="P21"><text:s text:c="4"/></text:p>
      <text:p text:style-name="P21"><text:s text:c="4"/><text:span text:style-name="T4">while</text:span> <text:span text:style-name="T8">(</text:span> line<text:span text:style-name="T8">.</text:span><text:span text:style-name="T11">find</text:span><text:span text:style-name="T8">(</text:span><text:span text:style-name="T3">"</text:span><text:span text:style-name="T17">net</text:span><text:span text:style-name="T3">"</text:span><text:span text:style-name="T8">)</text:span> <text:span text:style-name="T8">==</text:span> <text:span text:style-name="T10">std</text:span><text:span text:style-name="T6">::</text:span><text:span text:style-name="T11">string</text:span><text:span text:style-name="T6">::</text:span><text:span text:style-name="T18">npos</text:span><text:span text:style-name="T8">)</text:span> <text:span text:style-name="T6">{</text:span></text:p>
      <text:p text:style-name="P21"><text:s text:c="6"/>getline<text:span text:style-name="T8">(</text:span>file<text:span text:style-name="T8">,</text:span>line<text:span text:style-name="T8">)</text:span><text:span text:style-name="T6">;</text:span></text:p>
      <text:p text:style-name="P21"><text:s text:c="4"/><text:span text:style-name="T6">}</text:span></text:p>
      <text:p text:style-name="P21"><text:s text:c="4"/></text:p>
      <text:p text:style-name="P21"><text:s text:c="4"/><text:span text:style-name="T12">// Read source and destination nodes for all nets</text:span></text:p>
      <text:p text:style-name="P21"><text:s text:c="4"/>pattern <text:span text:style-name="T8">=</text:span> <text:span text:style-name="T8">(</text:span><text:span text:style-name="T3">"</text:span><text:span text:style-name="T17">net *(</text:span><text:span text:style-name="T19">\\</text:span><text:span text:style-name="T17">d*) *(</text:span><text:span text:style-name="T19">\\</text:span><text:span text:style-name="T17">d*) *(</text:span><text:span text:style-name="T19">\\</text:span><text:span text:style-name="T17">d*) *(</text:span><text:span text:style-name="T19">\\</text:span><text:span text:style-name="T17">d*)</text:span><text:span text:style-name="T3">"</text:span><text:span text:style-name="T8">)</text:span><text:span text:style-name="T6">;</text:span></text:p>
      <text:p text:style-name="P21"><text:s text:c="4"/><text:span text:style-name="T4">while</text:span> <text:span text:style-name="T8">(</text:span> line<text:span text:style-name="T8">.</text:span><text:span text:style-name="T11">find</text:span><text:span text:style-name="T8">(</text:span><text:span text:style-name="T3">"</text:span><text:span text:style-name="T17">net</text:span><text:span text:style-name="T3">"</text:span><text:span text:style-name="T8">)</text:span> <text:span text:style-name="T8">!=</text:span> <text:span text:style-name="T10">std</text:span><text:span text:style-name="T6">::</text:span><text:span text:style-name="T11">string</text:span><text:span text:style-name="T6">::</text:span><text:span text:style-name="T18">npos</text:span><text:span text:style-name="T8">)</text:span> <text:span text:style-name="T6">{</text:span></text:p>
      <text:p text:style-name="P21"><text:s text:c="6"/>pattern_matched <text:span text:style-name="T8">=</text:span> <text:span text:style-name="T10">std</text:span><text:span text:style-name="T6">::</text:span>regex_search <text:span text:style-name="T8">(</text:span>line<text:span text:style-name="T8">,</text:span> match<text:span text:style-name="T8">,</text:span> pattern<text:span text:style-name="T8">)</text:span><text:span text:style-name="T6">;</text:span></text:p>
      <text:p text:style-name="P21"><text:s text:c="6"/><text:span text:style-name="T4">if</text:span> <text:span text:style-name="T8">(</text:span> pattern_matched <text:span text:style-name="T8">)</text:span> <text:span text:style-name="T6">{</text:span></text:p>
      <text:p text:style-name="P21"><text:s text:c="9"/>source_x_coordinate <text:span text:style-name="T8">=</text:span> <text:span text:style-name="T11">atoi</text:span><text:span text:style-name="T8">(</text:span>match<text:span text:style-name="T8">[</text:span><text:span text:style-name="T14">1</text:span><text:span text:style-name="T8">].</text:span>str<text:span text:style-name="T8">().</text:span>c_str<text:span text:style-name="T8">())</text:span><text:span text:style-name="T6">;</text:span> </text:p>
      <text:p text:style-name="P21"><text:s text:c="9"/>source_y_coordinate <text:span text:style-name="T8">=</text:span> <text:span text:style-name="T11">atoi</text:span><text:span text:style-name="T8">(</text:span>match<text:span text:style-name="T8">[</text:span><text:span text:style-name="T14">2</text:span><text:span text:style-name="T8">].</text:span>str<text:span text:style-name="T8">().</text:span>c_str<text:span text:style-name="T8">())</text:span><text:span text:style-name="T6">;</text:span> </text:p>
      <text:p text:style-name="P21"><text:s text:c="9"/>dest_x_coordinate <text:span text:style-name="T8">=</text:span> <text:span text:style-name="T11">atoi</text:span><text:span text:style-name="T8">(</text:span>match<text:span text:style-name="T8">[</text:span><text:span text:style-name="T14">3</text:span><text:span text:style-name="T8">].</text:span>str<text:span text:style-name="T8">().</text:span>c_str<text:span text:style-name="T8">())</text:span><text:span text:style-name="T6">;</text:span> </text:p>
      <text:p text:style-name="P21"><text:s text:c="9"/>dest_y_coordinate <text:span text:style-name="T8">=</text:span> <text:span text:style-name="T11">atoi</text:span><text:span text:style-name="T8">(</text:span>match<text:span text:style-name="T8">[</text:span><text:span text:style-name="T14">4</text:span><text:span text:style-name="T8">].</text:span>str<text:span text:style-name="T8">().</text:span>c_str<text:span text:style-name="T8">())</text:span><text:span text:style-name="T6">;</text:span> </text:p>
      <text:p text:style-name="P21"><text:s text:c="6"/><text:span text:style-name="T6">}</text:span></text:p>
      <text:p text:style-name="P21"><text:s text:c="6"/><text:span text:style-name="T8">(*</text:span>nets<text:span text:style-name="T8">).</text:span>push_back<text:span text:style-name="T8">(</text:span><text:span text:style-name="T10">std</text:span><text:span text:style-name="T6">::</text:span>make_pair<text:span text:style-name="T8">(</text:span><text:span text:style-name="T10">std</text:span><text:span text:style-name="T6">::</text:span>make_pair<text:span text:style-name="T8">(</text:span>source_x_coordinate<text:span text:style-name="T8">,</text:span>source_y_coordinate<text:span text:style-name="T8">),</text:span><text:span text:style-name="T10">std</text:span><text:span text:style-name="T6">::</text:span>make_pair<text:span text:style-name="T8">(</text:span>dest_x_coordinate<text:span text:style-name="T8">,</text:span>dest_y_coordinate<text:span text:style-name="T8">)))</text:span><text:span text:style-name="T6">;</text:span></text:p>
      <text:p text:style-name="P21"><text:s text:c="6"/><text:span text:style-name="T4">if</text:span> <text:span text:style-name="T8">(</text:span> debug <text:span text:style-name="T8">)</text:span> <text:span text:style-name="T6">{</text:span> <text:span text:style-name="T10">std</text:span><text:span text:style-name="T6">::</text:span><text:span text:style-name="T11">cout</text:span> <text:span text:style-name="T8">&lt;&lt;</text:span> source_x_coordinate <text:span text:style-name="T8">&lt;&lt;</text:span> <text:span text:style-name="T3">"</text:span><text:span text:style-name="T17">:</text:span><text:span text:style-name="T3">"</text:span> <text:span text:style-name="T8">&lt;&lt;</text:span> source_y_coordinate <text:span text:style-name="T8">&lt;&lt;</text:span> <text:span text:style-name="T3">"</text:span><text:span text:style-name="T17">::</text:span><text:span text:style-name="T3">"</text:span> <text:span text:style-name="T8">&lt;&lt;</text:span> dest_x_coordinate <text:span text:style-name="T8">&lt;&lt;</text:span> <text:span text:style-name="T3">"</text:span><text:span text:style-name="T17">:</text:span><text:span text:style-name="T3">"</text:span> <text:span text:style-name="T8">&lt;&lt;</text:span> dest_y_coordinate <text:span text:style-name="T8">&lt;&lt;</text:span> <text:span text:style-name="T3">"</text:span><text:span text:style-name="T19">\n</text:span><text:span text:style-name="T3">"</text:span><text:span text:style-name="T6">;}</text:span></text:p>
      <text:p text:style-name="P21"><text:s text:c="6"/>getline<text:span text:style-name="T8">(</text:span>file<text:span text:style-name="T8">,</text:span>line<text:span text:style-name="T8">)</text:span><text:span text:style-name="T6">;</text:span></text:p>
      <text:p text:style-name="P21"><text:s text:c="4"/><text:span text:style-name="T6">}</text:span></text:p>
      <text:p text:style-name="P21"/>
      <text:p text:style-name="P21"><text:span text:style-name="T6"/></text:p>
      <text:p text:style-name="P21"><text:s text:c="4"/>file<text:span text:style-name="T8">.</text:span>close<text:span text:style-name="T8">()</text:span><text:span text:style-name="T6">;</text:span></text:p>
      <text:p text:style-name="P21"><text:s text:c="4"/><text:span text:style-name="T4">return</text:span> nodeList<text:span text:style-name="T6">;</text:span></text:p>
      <text:p text:style-name="P20"><text:span text:style-name="T6">}</text:span></text:p>
      <text:p text:style-name="P19"/>
      <text:h text:style-name="P10" text:outline-level="3">LM_graphHelper.h</text:h>
      <text:p text:style-name="P3"/>
      <text:p text:style-name="P15"><text:span text:style-name="T2">#include </text:span><text:span text:style-name="T3">&lt;</text:span><text:span text:style-name="T16">math.h</text:span><text:span text:style-name="T3">&gt;</text:span></text:p>
      <text:p text:style-name="P21"><text:span text:style-name="T2">#include </text:span><text:span text:style-name="T3">&lt;</text:span><text:span text:style-name="T16">time.h</text:span><text:span text:style-name="T3">&gt;</text:span></text:p>
      <text:p text:style-name="P20"/>
      <text:p text:style-name="P21"><text:span text:style-name="T2">#define PI 3</text:span><text:span text:style-name="T8">.</text:span><text:span text:style-name="T2">14159265</text:span></text:p>
      <text:p text:style-name="P20"/>
      <text:p text:style-name="P21"><text:soft-page-break/>sf<text:span text:style-name="T6">::</text:span>CircleShape Triangle<text:span text:style-name="T8">(</text:span><text:span text:style-name="T4">float</text:span> x1<text:span text:style-name="T8">,</text:span> <text:span text:style-name="T4">float</text:span> y1<text:span text:style-name="T8">,</text:span> <text:span text:style-name="T4">float</text:span> x2<text:span text:style-name="T8">,</text:span> <text:span text:style-name="T4">float</text:span> y2<text:span text:style-name="T8">,</text:span> <text:span text:style-name="T4">float</text:span> radius<text:span text:style-name="T8">)</text:span> <text:span text:style-name="T6">{</text:span></text:p>
      <text:p text:style-name="P21"><text:s text:c="5"/>sf<text:span text:style-name="T6">::</text:span>CircleShape triangle<text:span text:style-name="T8">(</text:span>radius<text:span text:style-name="T8">,</text:span> <text:span text:style-name="T14">3</text:span><text:span text:style-name="T8">)</text:span><text:span text:style-name="T6">;</text:span></text:p>
      <text:p text:style-name="P21"><text:s text:c="5"/><text:span text:style-name="T4">float</text:span> angle<text:span text:style-name="T6">;</text:span></text:p>
      <text:p text:style-name="P21"><text:s text:c="5"/></text:p>
      <text:p text:style-name="P21"><text:s text:c="5"/><text:span text:style-name="T4">if</text:span> <text:span text:style-name="T8">(</text:span> x1 <text:s/><text:span text:style-name="T8">==</text:span> x2 <text:span text:style-name="T8">)</text:span></text:p>
      <text:p text:style-name="P21"><text:s text:c="8"/><text:span text:style-name="T4">if</text:span> <text:span text:style-name="T8">(</text:span> y1 <text:span text:style-name="T8">&lt;</text:span> y2 <text:span text:style-name="T8">)</text:span> <text:span text:style-name="T6">{</text:span></text:p>
      <text:p text:style-name="P21"><text:s text:c="11"/>angle <text:span text:style-name="T8">=</text:span> <text:span text:style-name="T14">180</text:span><text:span text:style-name="T6">;</text:span></text:p>
      <text:p text:style-name="P21"><text:s text:c="11"/>triangle<text:span text:style-name="T8">.</text:span>setPosition<text:span text:style-name="T8">(</text:span>x2 <text:span text:style-name="T8">+</text:span> <text:span text:style-name="T14">3</text:span><text:span text:style-name="T8">*</text:span>radius<text:span text:style-name="T8">/</text:span><text:span text:style-name="T14">4</text:span><text:span text:style-name="T8">,</text:span>y2 <text:span text:style-name="T8">+</text:span> <text:span text:style-name="T14">1</text:span><text:span text:style-name="T8">*</text:span>radius<text:span text:style-name="T8">/</text:span><text:span text:style-name="T14">4</text:span><text:span text:style-name="T8">)</text:span><text:span text:style-name="T6">;</text:span></text:p>
      <text:p text:style-name="P21"><text:s text:c="8"/><text:span text:style-name="T6">}</text:span> <text:span text:style-name="T4">else</text:span> <text:span text:style-name="T6">{</text:span></text:p>
      <text:p text:style-name="P21"><text:s text:c="11"/>angle <text:span text:style-name="T8">=</text:span> <text:span text:style-name="T14">0</text:span><text:span text:style-name="T6">;</text:span></text:p>
      <text:p text:style-name="P21"><text:s text:c="11"/>triangle<text:span text:style-name="T8">.</text:span>setPosition<text:span text:style-name="T8">(</text:span>x2 <text:span text:style-name="T8">-</text:span> <text:span text:style-name="T14">3</text:span><text:span text:style-name="T8">*</text:span>radius<text:span text:style-name="T8">/</text:span><text:span text:style-name="T14">4</text:span><text:span text:style-name="T8">,</text:span>y2 <text:span text:style-name="T8">-</text:span> <text:span text:style-name="T14">3</text:span><text:span text:style-name="T8">*</text:span>radius<text:span text:style-name="T8">/</text:span><text:span text:style-name="T14">4</text:span><text:span text:style-name="T8">)</text:span><text:span text:style-name="T6">;</text:span></text:p>
      <text:p text:style-name="P21"><text:s text:c="8"/><text:span text:style-name="T6">}</text:span></text:p>
      <text:p text:style-name="P21"><text:s text:c="5"/><text:span text:style-name="T4">else</text:span></text:p>
      <text:p text:style-name="P21"><text:s text:c="8"/><text:span text:style-name="T4">if</text:span> <text:span text:style-name="T8">(</text:span> x1 <text:span text:style-name="T8">&lt;</text:span> x2 <text:span text:style-name="T8">)</text:span> <text:span text:style-name="T6">{</text:span></text:p>
      <text:p text:style-name="P21"><text:s text:c="11"/>angle <text:span text:style-name="T8">=</text:span> <text:span text:style-name="T14">90</text:span><text:span text:style-name="T6">;</text:span></text:p>
      <text:p text:style-name="P21"><text:s text:c="11"/>triangle<text:span text:style-name="T8">.</text:span>setPosition<text:span text:style-name="T8">(</text:span>x2 <text:span text:style-name="T8">-</text:span> <text:span text:style-name="T14">1</text:span><text:span text:style-name="T8">*</text:span>radius<text:span text:style-name="T8">/</text:span><text:span text:style-name="T14">4</text:span><text:span text:style-name="T8">,</text:span>y2 <text:span text:style-name="T8">-</text:span> <text:span text:style-name="T14">3</text:span><text:span text:style-name="T8">*</text:span>radius<text:span text:style-name="T8">/</text:span><text:span text:style-name="T14">4</text:span><text:span text:style-name="T8">)</text:span><text:span text:style-name="T6">;</text:span></text:p>
      <text:p text:style-name="P21"><text:s text:c="8"/><text:span text:style-name="T6">}</text:span> <text:span text:style-name="T4">else</text:span> <text:span text:style-name="T6">{</text:span></text:p>
      <text:p text:style-name="P21"><text:s text:c="11"/>angle <text:span text:style-name="T8">=</text:span> <text:span text:style-name="T14">270</text:span><text:span text:style-name="T6">;</text:span></text:p>
      <text:p text:style-name="P21"><text:s text:c="11"/>triangle<text:span text:style-name="T8">.</text:span>setPosition<text:span text:style-name="T8">(</text:span>x2 <text:span text:style-name="T8">-</text:span> <text:span text:style-name="T14">1</text:span><text:span text:style-name="T8">*</text:span>radius<text:span text:style-name="T8">/</text:span><text:span text:style-name="T14">4</text:span><text:span text:style-name="T8">,</text:span>y2 <text:span text:style-name="T8">+</text:span> <text:span text:style-name="T14">3</text:span><text:span text:style-name="T8">*</text:span>radius<text:span text:style-name="T8">/</text:span><text:span text:style-name="T14">4</text:span><text:span text:style-name="T8">)</text:span><text:span text:style-name="T6">;</text:span></text:p>
      <text:p text:style-name="P21"><text:s text:c="8"/><text:span text:style-name="T6">}</text:span> <text:s text:c="2"/></text:p>
      <text:p text:style-name="P21"><text:s text:c="5"/>triangle<text:span text:style-name="T8">.</text:span>setRotation<text:span text:style-name="T8">(</text:span>angle<text:span text:style-name="T8">)</text:span><text:span text:style-name="T6">;</text:span></text:p>
      <text:p text:style-name="P21"><text:s text:c="5"/><text:span text:style-name="T4">return</text:span> triangle<text:span text:style-name="T6">;</text:span></text:p>
      <text:p text:style-name="P24">}</text:p>
      <text:p text:style-name="P20"/>
      <text:p text:style-name="P21">sf<text:span text:style-name="T6">::</text:span>RectangleShape Line<text:span text:style-name="T8">(</text:span><text:span text:style-name="T4">float</text:span> x1<text:span text:style-name="T8">,</text:span> <text:span text:style-name="T4">float</text:span> y1<text:span text:style-name="T8">,</text:span> <text:span text:style-name="T4">float</text:span> x2<text:span text:style-name="T8">,</text:span> <text:span text:style-name="T4">float</text:span> y2<text:span text:style-name="T8">,</text:span> <text:span text:style-name="T4">float</text:span> thickness <text:span text:style-name="T8">=</text:span> <text:span text:style-name="T14">1</text:span><text:span text:style-name="T8">)</text:span> <text:span text:style-name="T6">{</text:span> </text:p>
      <text:p text:style-name="P21"><text:s text:c="5"/>sf<text:span text:style-name="T6">::</text:span>RectangleShape line<text:span text:style-name="T6">;</text:span></text:p>
      <text:p text:style-name="P21"><text:s text:c="5"/><text:span text:style-name="T4">float</text:span> len<text:span text:style-name="T8">,</text:span> angle<text:span text:style-name="T6">;</text:span></text:p>
      <text:p text:style-name="P21"><text:s/></text:p>
      <text:p text:style-name="P21"><text:s text:c="5"/>line<text:span text:style-name="T8">.</text:span>setPosition<text:span text:style-name="T8">(</text:span>x1<text:span text:style-name="T8">,</text:span> y1<text:span text:style-name="T8">)</text:span><text:span text:style-name="T6">;</text:span></text:p>
      <text:p text:style-name="P21"><text:s text:c="5"/>len <text:span text:style-name="T8">=</text:span> <text:span text:style-name="T11">sqrt</text:span><text:span text:style-name="T8">(</text:span><text:span text:style-name="T11">pow</text:span><text:span text:style-name="T8">(</text:span>x2 <text:span text:style-name="T8">-</text:span> x1<text:span text:style-name="T8">,</text:span> <text:span text:style-name="T14">2</text:span><text:span text:style-name="T8">)</text:span> <text:span text:style-name="T8">+</text:span> <text:span text:style-name="T11">pow</text:span><text:span text:style-name="T8">(</text:span>y2 <text:span text:style-name="T8">-</text:span> y1<text:span text:style-name="T8">,</text:span> <text:span text:style-name="T14">2</text:span><text:span text:style-name="T8">))</text:span><text:span text:style-name="T6">;</text:span></text:p>
      <text:p text:style-name="P21"><text:s text:c="5"/>angle <text:span text:style-name="T8">=</text:span> <text:span text:style-name="T11">atan</text:span><text:span text:style-name="T8">((</text:span>y2 <text:span text:style-name="T8">-</text:span> y1<text:span text:style-name="T8">)</text:span> <text:span text:style-name="T8">/</text:span> <text:span text:style-name="T8">(</text:span>x2 <text:span text:style-name="T8">-</text:span>x1<text:span text:style-name="T8">))</text:span> <text:span text:style-name="T8">*</text:span> <text:span text:style-name="T14">180</text:span> <text:span text:style-name="T8">/</text:span> PI<text:span text:style-name="T6">;</text:span></text:p>
      <text:p text:style-name="P21"><text:s text:c="5"/><text:span text:style-name="T12">// line pointing down-left and top-left must be incremented by 180 deg</text:span></text:p>
      <text:p text:style-name="P21"><text:s text:c="5"/><text:span text:style-name="T4">if</text:span> <text:span text:style-name="T8">(</text:span> x2 <text:span text:style-name="T8">-</text:span> x1 <text:span text:style-name="T8">&lt;</text:span> <text:span text:style-name="T14">0</text:span> <text:span text:style-name="T8">)</text:span> angle <text:span text:style-name="T8">+=</text:span> <text:span text:style-name="T14">180</text:span><text:span text:style-name="T6">;</text:span></text:p>
      <text:p text:style-name="P21"><text:s/></text:p>
      <text:p text:style-name="P21"><text:s text:c="5"/>line<text:span text:style-name="T8">.</text:span>setSize<text:span text:style-name="T8">(</text:span>sf<text:span text:style-name="T6">::</text:span>Vector2f<text:span text:style-name="T8">(</text:span>len<text:span text:style-name="T8">,</text:span> thickness<text:span text:style-name="T8">))</text:span><text:span text:style-name="T6">;</text:span></text:p>
      <text:p text:style-name="P21"><text:s text:c="5"/>line<text:span text:style-name="T8">.</text:span>setFillColor<text:span text:style-name="T8">(</text:span>sf<text:span text:style-name="T6">::</text:span>Color<text:span text:style-name="T8">(</text:span><text:span text:style-name="T14">100</text:span><text:span text:style-name="T8">,</text:span> <text:span text:style-name="T14">100</text:span><text:span text:style-name="T8">,</text:span> <text:span text:style-name="T14">100</text:span><text:span text:style-name="T8">))</text:span><text:span text:style-name="T6">;</text:span></text:p>
      <text:p text:style-name="P21"><text:s text:c="5"/>line<text:span text:style-name="T8">.</text:span>setRotation<text:span text:style-name="T8">(</text:span>angle<text:span text:style-name="T8">)</text:span><text:span text:style-name="T6">;</text:span></text:p>
      <text:p text:style-name="P21"><text:s text:c="5"/><text:span text:style-name="T4">return</text:span> line<text:span text:style-name="T6">;</text:span></text:p>
      <text:p text:style-name="P24">}</text:p>
      <text:p text:style-name="P20"/>
      <text:p text:style-name="P21"><text:span text:style-name="T4">void</text:span> drawtext<text:span text:style-name="T8">(</text:span><text:span text:style-name="T4">float</text:span> x<text:span text:style-name="T8">,</text:span> <text:span text:style-name="T4">float</text:span> y<text:span text:style-name="T8">,</text:span> <text:span text:style-name="T4">int</text:span> charsize<text:span text:style-name="T8">,</text:span> sf<text:span text:style-name="T6">::</text:span>Color txt_color<text:span text:style-name="T8">,</text:span> sf<text:span text:style-name="T6">::</text:span>Font <text:span text:style-name="T8">*</text:span>font<text:span text:style-name="T8">,</text:span> <text:span text:style-name="T10">std</text:span><text:span text:style-name="T6">::</text:span><text:span text:style-name="T11">string</text:span> txt_string<text:span text:style-name="T8">,</text:span> sf<text:span text:style-name="T6">::</text:span>RenderWindow <text:span text:style-name="T8">*</text:span>window<text:span text:style-name="T8">)</text:span> <text:span text:style-name="T6">{</text:span></text:p>
      <text:p text:style-name="P21"><text:s text:c="5"/>sf<text:span text:style-name="T6">::</text:span>Text txt<text:span text:style-name="T6">;</text:span></text:p>
      <text:p text:style-name="P21"><text:s text:c="5"/>txt<text:span text:style-name="T8">.</text:span>setPosition<text:span text:style-name="T8">(</text:span>x<text:span text:style-name="T8">,</text:span> y<text:span text:style-name="T8">)</text:span><text:span text:style-name="T6">;</text:span></text:p>
      <text:p text:style-name="P21"><text:s text:c="5"/>txt<text:span text:style-name="T8">.</text:span>setCharacterSize<text:span text:style-name="T8">(</text:span>charsize<text:span text:style-name="T8">)</text:span><text:span text:style-name="T6">;</text:span></text:p>
      <text:p text:style-name="P21"><text:s text:c="5"/>txt<text:span text:style-name="T8">.</text:span>setColor<text:span text:style-name="T8">(</text:span>txt_color<text:span text:style-name="T8">)</text:span><text:span text:style-name="T6">;</text:span></text:p>
      <text:p text:style-name="P21"><text:s text:c="5"/>txt<text:span text:style-name="T8">.</text:span>setFont<text:span text:style-name="T8">((*</text:span>font<text:span text:style-name="T8">))</text:span><text:span text:style-name="T6">;</text:span></text:p>
      <text:p text:style-name="P21"><text:s text:c="5"/>txt<text:span text:style-name="T8">.</text:span>setString<text:span text:style-name="T8">(</text:span>txt_string<text:span text:style-name="T8">)</text:span><text:span text:style-name="T6">;</text:span></text:p>
      <text:p text:style-name="P21"><text:s text:c="5"/><text:span text:style-name="T8">(*</text:span>window<text:span text:style-name="T8">).</text:span>draw<text:span text:style-name="T8">(</text:span>txt<text:span text:style-name="T8">)</text:span><text:span text:style-name="T6">;</text:span></text:p>
      <text:p text:style-name="P24">}</text:p>
      <text:p text:style-name="P20"/>
      <text:p text:style-name="P21"><text:span text:style-name="T4">void</text:span> drawGraph<text:span text:style-name="T8">(</text:span><text:span text:style-name="T4">int</text:span> n_nodes<text:span text:style-name="T8">,</text:span> NodeLM <text:span text:style-name="T8">*</text:span> nodeList<text:span text:style-name="T8">,</text:span> <text:span text:style-name="T4">int</text:span> grid_node_size<text:span text:style-name="T8">,</text:span> <text:span text:style-name="T4">int</text:span> gridsize<text:span text:style-name="T8">,</text:span> NodeLM s<text:span text:style-name="T8">,</text:span> NodeLM t<text:span text:style-name="T8">)</text:span> <text:span text:style-name="T6">{</text:span></text:p>
      <text:p text:style-name="P21"><text:s text:c="5"/>sf<text:span text:style-name="T6">::</text:span>RectangleShape nodesqrs<text:span text:style-name="T8">[</text:span>n_nodes<text:span text:style-name="T8">]</text:span><text:span text:style-name="T6">;</text:span></text:p>
      <text:p text:style-name="P21"><text:s text:c="5"/><text:span text:style-name="T4">int</text:span> width <text:span text:style-name="T8">=</text:span> grid_node_size <text:span text:style-name="T8">*</text:span> gridsize<text:span text:style-name="T6">;</text:span></text:p>
      <text:p text:style-name="P21"><text:s text:c="5"/><text:span text:style-name="T4">int</text:span> height <text:span text:style-name="T8">=</text:span> grid_node_size <text:span text:style-name="T8">*</text:span> gridsize<text:span text:style-name="T6">;</text:span></text:p>
      <text:p text:style-name="P21"><text:s text:c="5"/><text:span text:style-name="T4">for</text:span> <text:span text:style-name="T8">(</text:span><text:span text:style-name="T4">int</text:span> i <text:span text:style-name="T8">=</text:span> <text:span text:style-name="T14">0</text:span><text:span text:style-name="T6">;</text:span> i <text:span text:style-name="T8">&lt;</text:span> n_nodes<text:span text:style-name="T6">;</text:span> <text:span text:style-name="T8">++</text:span>i<text:span text:style-name="T8">)</text:span> <text:span text:style-name="T6">{</text:span></text:p>
      <text:p text:style-name="P21"><text:s text:c="8"/>nodesqrs<text:span text:style-name="T8">[</text:span>i<text:span text:style-name="T8">].</text:span>setPosition<text:span text:style-name="T8">(</text:span>nodeList<text:span text:style-name="T8">[</text:span>i<text:span text:style-name="T8">].</text:span>x<text:span text:style-name="T8">()</text:span> <text:span text:style-name="T8">-</text:span> grid_node_size<text:span text:style-name="T8">/</text:span><text:span text:style-name="T14">2</text:span><text:span text:style-name="T8">,</text:span>nodeList<text:span text:style-name="T8">[</text:span>i<text:span text:style-name="T8">].</text:span>y<text:span text:style-name="T8">()</text:span> <text:span text:style-name="T8">-</text:span> grid_node_size<text:span text:style-name="T8">/</text:span><text:span text:style-name="T14">2</text:span><text:span text:style-name="T8">)</text:span><text:span text:style-name="T6">;</text:span></text:p>
      <text:p text:style-name="P21"><text:s text:c="8"/>nodesqrs<text:span text:style-name="T8">[</text:span>i<text:span text:style-name="T8">].</text:span>setOutlineColor<text:span text:style-name="T8">(</text:span>sf<text:span text:style-name="T6">::</text:span>Color<text:span text:style-name="T8">(</text:span><text:span text:style-name="T14">0</text:span><text:span text:style-name="T8">,</text:span><text:span text:style-name="T14">0</text:span><text:span text:style-name="T8">,</text:span><text:span text:style-name="T14">0</text:span><text:span text:style-name="T8">))</text:span><text:span text:style-name="T6">;</text:span></text:p>
      <text:p text:style-name="P21"><text:s text:c="8"/>nodesqrs<text:span text:style-name="T8">[</text:span>i<text:span text:style-name="T8">].</text:span>setSize<text:span text:style-name="T8">(</text:span>sf<text:span text:style-name="T6">::</text:span>Vector2f<text:span text:style-name="T8">(</text:span>grid_node_size<text:span text:style-name="T8">,</text:span> grid_node_size<text:span text:style-name="T8">))</text:span><text:span text:style-name="T6">;</text:span></text:p>
      <text:p text:style-name="P21"><text:s text:c="8"/>nodesqrs<text:span text:style-name="T8">[</text:span>i<text:span text:style-name="T8">].</text:span>setOutlineThickness<text:span text:style-name="T8">(</text:span><text:span text:style-name="T14">1</text:span><text:span text:style-name="T8">)</text:span><text:span text:style-name="T6">;</text:span></text:p>
      <text:p text:style-name="P21"><text:s text:c="8"/><text:span text:style-name="T4">if</text:span> <text:span text:style-name="T8">(</text:span> nodeList<text:span text:style-name="T8">[</text:span>i<text:span text:style-name="T8">].</text:span>is_obstruction<text:span text:style-name="T8">()</text:span> <text:span text:style-name="T8">)</text:span> <text:span text:style-name="T6">{</text:span></text:p>
      <text:p text:style-name="P21"><text:soft-page-break/><text:s text:c="11"/>nodesqrs<text:span text:style-name="T8">[</text:span>i<text:span text:style-name="T8">].</text:span>setFillColor<text:span text:style-name="T8">(</text:span>sf<text:span text:style-name="T6">::</text:span>Color<text:span text:style-name="T8">(</text:span><text:span text:style-name="T14">0</text:span><text:span text:style-name="T8">,</text:span> <text:span text:style-name="T14">0</text:span><text:span text:style-name="T8">,</text:span> <text:span text:style-name="T14">0</text:span><text:span text:style-name="T8">))</text:span><text:span text:style-name="T6">;</text:span></text:p>
      <text:p text:style-name="P21"><text:s text:c="8"/><text:span text:style-name="T6">}</text:span> <text:span text:style-name="T4">else</text:span> <text:span text:style-name="T6">{</text:span></text:p>
      <text:p text:style-name="P21"><text:s text:c="11"/>nodesqrs<text:span text:style-name="T8">[</text:span>i<text:span text:style-name="T8">].</text:span>setFillColor<text:span text:style-name="T8">(</text:span>sf<text:span text:style-name="T6">::</text:span>Color<text:span text:style-name="T8">(</text:span><text:span text:style-name="T14">255</text:span><text:span text:style-name="T8">,</text:span><text:span text:style-name="T14">255</text:span><text:span text:style-name="T8">,</text:span><text:span text:style-name="T14">255</text:span><text:span text:style-name="T8">))</text:span><text:span text:style-name="T6">;</text:span></text:p>
      <text:p text:style-name="P21"><text:s text:c="8"/><text:span text:style-name="T6">}</text:span></text:p>
      <text:p text:style-name="P21"><text:s text:c="5"/><text:span text:style-name="T6">}</text:span></text:p>
      <text:p text:style-name="P21"><text:s text:c="3"/></text:p>
      <text:p text:style-name="P21"><text:s text:c="5"/><text:span text:style-name="T4">int</text:span> radius <text:span text:style-name="T8">=</text:span> <text:span text:style-name="T14">3</text:span><text:span text:style-name="T6">;</text:span></text:p>
      <text:p text:style-name="P21"><text:s/></text:p>
      <text:p text:style-name="P21"><text:s text:c="5"/>sf<text:span text:style-name="T6">::</text:span>CircleShape startNode<text:span text:style-name="T6">;</text:span></text:p>
      <text:p text:style-name="P21"><text:s text:c="5"/>startNode<text:span text:style-name="T8">.</text:span>setPosition<text:span text:style-name="T8">(</text:span>s<text:span text:style-name="T8">.</text:span>x<text:span text:style-name="T8">()</text:span> <text:span text:style-name="T8">-</text:span> radius<text:span text:style-name="T8">,</text:span> s<text:span text:style-name="T8">.</text:span>y<text:span text:style-name="T8">()</text:span> <text:span text:style-name="T8">-</text:span> radius<text:span text:style-name="T8">)</text:span><text:span text:style-name="T6">;</text:span> </text:p>
      <text:p text:style-name="P21"><text:s text:c="5"/>startNode<text:span text:style-name="T8">.</text:span>setRadius<text:span text:style-name="T8">(</text:span>radius<text:span text:style-name="T8">)</text:span><text:span text:style-name="T6">;</text:span></text:p>
      <text:p text:style-name="P21"><text:s text:c="5"/>startNode<text:span text:style-name="T8">.</text:span>setFillColor<text:span text:style-name="T8">(</text:span>sf<text:span text:style-name="T6">::</text:span>Color<text:span text:style-name="T6">::</text:span>Blue<text:span text:style-name="T8">)</text:span><text:span text:style-name="T6">;</text:span></text:p>
      <text:p text:style-name="P20"/>
      <text:p text:style-name="P21"><text:s text:c="5"/>sf<text:span text:style-name="T6">::</text:span>CircleShape endNode<text:span text:style-name="T6">;</text:span></text:p>
      <text:p text:style-name="P21"><text:s text:c="5"/>endNode<text:span text:style-name="T8">.</text:span>setPosition<text:span text:style-name="T8">(</text:span>t<text:span text:style-name="T8">.</text:span>x<text:span text:style-name="T8">()</text:span> <text:span text:style-name="T8">-</text:span> radius<text:span text:style-name="T8">,</text:span> t<text:span text:style-name="T8">.</text:span>y<text:span text:style-name="T8">()</text:span> <text:span text:style-name="T8">-</text:span> radius<text:span text:style-name="T8">)</text:span><text:span text:style-name="T6">;</text:span> </text:p>
      <text:p text:style-name="P21"><text:s text:c="5"/>endNode<text:span text:style-name="T8">.</text:span>setRadius<text:span text:style-name="T8">(</text:span>radius<text:span text:style-name="T8">)</text:span><text:span text:style-name="T6">;</text:span></text:p>
      <text:p text:style-name="P21"><text:s text:c="5"/>endNode<text:span text:style-name="T8">.</text:span>setFillColor<text:span text:style-name="T8">(</text:span>sf<text:span text:style-name="T6">::</text:span>Color<text:span text:style-name="T6">::</text:span>Red<text:span text:style-name="T8">)</text:span><text:span text:style-name="T6">;</text:span></text:p>
      <text:p text:style-name="P21"><text:s text:c="5"/></text:p>
      <text:p text:style-name="P21"><text:s text:c="5"/>sf<text:span text:style-name="T6">::</text:span>ContextSettings settings<text:span text:style-name="T6">;</text:span></text:p>
      <text:p text:style-name="P21"><text:s text:c="5"/>settings<text:span text:style-name="T8">.</text:span>antialiasingLevel <text:span text:style-name="T8">=</text:span> <text:span text:style-name="T14">8</text:span><text:span text:style-name="T6">;</text:span></text:p>
      <text:p text:style-name="P21"><text:s text:c="5"/>sf<text:span text:style-name="T6">::</text:span>RenderWindow window<text:span text:style-name="T8">(</text:span>sf<text:span text:style-name="T6">::</text:span>VideoMode<text:span text:style-name="T8">(</text:span>width<text:span text:style-name="T8">,</text:span> height<text:span text:style-name="T8">),</text:span> <text:span text:style-name="T3">"</text:span><text:span text:style-name="T17">Graph</text:span><text:span text:style-name="T3">"</text:span><text:span text:style-name="T8">,</text:span> sf<text:span text:style-name="T6">::</text:span>Style<text:span text:style-name="T6">::</text:span>Default<text:span text:style-name="T8">,</text:span> settings<text:span text:style-name="T8">)</text:span><text:span text:style-name="T6">;</text:span></text:p>
      <text:p text:style-name="P21"><text:s text:c="5"/><text:span text:style-name="T4">while</text:span> <text:span text:style-name="T8">(</text:span>window<text:span text:style-name="T8">.</text:span>isOpen<text:span text:style-name="T8">())</text:span> <text:span text:style-name="T6">{</text:span></text:p>
      <text:p text:style-name="P21"><text:s text:c="6"/>sf<text:span text:style-name="T6">::</text:span>Event event<text:span text:style-name="T6">;</text:span></text:p>
      <text:p text:style-name="P21"><text:s text:c="6"/><text:span text:style-name="T4">while</text:span> <text:span text:style-name="T8">(</text:span>window<text:span text:style-name="T8">.</text:span>pollEvent<text:span text:style-name="T8">(</text:span>event<text:span text:style-name="T8">))</text:span> <text:span text:style-name="T6">{</text:span></text:p>
      <text:p text:style-name="P21"><text:s text:c="8"/><text:span text:style-name="T4">if</text:span> <text:span text:style-name="T8">(</text:span> event<text:span text:style-name="T8">.</text:span>type <text:span text:style-name="T8">==</text:span> sf<text:span text:style-name="T6">::</text:span>Event<text:span text:style-name="T6">::</text:span>Closed<text:span text:style-name="T8">)</text:span> <text:span text:style-name="T6">{</text:span></text:p>
      <text:p text:style-name="P21"><text:s text:c="11"/>window<text:span text:style-name="T8">.</text:span>close<text:span text:style-name="T8">()</text:span><text:span text:style-name="T6">;</text:span></text:p>
      <text:p text:style-name="P21"><text:s text:c="8"/><text:span text:style-name="T6">}</text:span></text:p>
      <text:p text:style-name="P21"><text:s text:c="6"/><text:span text:style-name="T6">}</text:span></text:p>
      <text:p text:style-name="P21"><text:s text:c="6"/>window<text:span text:style-name="T8">.</text:span>clear<text:span text:style-name="T8">(</text:span>sf<text:span text:style-name="T6">::</text:span>Color<text:span text:style-name="T6">::</text:span>White<text:span text:style-name="T8">)</text:span><text:span text:style-name="T6">;</text:span></text:p>
      <text:p text:style-name="P21"><text:s text:c="6"/><text:span text:style-name="T4">for</text:span> <text:span text:style-name="T8">(</text:span><text:span text:style-name="T4">int</text:span> i <text:span text:style-name="T8">=</text:span> <text:span text:style-name="T14">0</text:span><text:span text:style-name="T6">;</text:span> i <text:span text:style-name="T8">&lt;</text:span> n_nodes<text:span text:style-name="T6">;</text:span> <text:span text:style-name="T8">++</text:span>i<text:span text:style-name="T8">)</text:span> <text:span text:style-name="T6">{</text:span></text:p>
      <text:p text:style-name="P21"><text:s text:c="10"/>window<text:span text:style-name="T8">.</text:span>draw<text:span text:style-name="T8">(</text:span>nodesqrs<text:span text:style-name="T8">[</text:span>i<text:span text:style-name="T8">])</text:span><text:span text:style-name="T6">;</text:span></text:p>
      <text:p text:style-name="P21"><text:s text:c="10"/>window<text:span text:style-name="T8">.</text:span>draw<text:span text:style-name="T8">(</text:span>startNode<text:span text:style-name="T8">)</text:span><text:span text:style-name="T6">;</text:span></text:p>
      <text:p text:style-name="P21"><text:s text:c="10"/>window<text:span text:style-name="T8">.</text:span>draw<text:span text:style-name="T8">(</text:span>endNode<text:span text:style-name="T8">)</text:span><text:span text:style-name="T6">;</text:span></text:p>
      <text:p text:style-name="P21"><text:s text:c="6"/><text:span text:style-name="T6">}</text:span></text:p>
      <text:p text:style-name="P21"><text:s text:c="6"/>window<text:span text:style-name="T8">.</text:span>display<text:span text:style-name="T8">()</text:span><text:span text:style-name="T6">;</text:span></text:p>
      <text:p text:style-name="P21"><text:s text:c="4"/><text:span text:style-name="T6">}</text:span></text:p>
      <text:p text:style-name="P24">}</text:p>
      <text:p text:style-name="P20"/>
      <text:p text:style-name="P21"><text:span text:style-name="T4">void</text:span> fillGraphGrid <text:span text:style-name="T8">(</text:span>NodeLM<text:span text:style-name="T8">*</text:span> nodeList<text:span text:style-name="T8">,</text:span> <text:span text:style-name="T4">int</text:span> gridsize<text:span text:style-name="T8">,</text:span> <text:span text:style-name="T4">int</text:span> grid_node_size<text:span text:style-name="T8">)</text:span> <text:span text:style-name="T6">{</text:span></text:p>
      <text:p text:style-name="P21"><text:s text:c="5"/><text:span text:style-name="T4">int</text:span> num_nodes<text:span text:style-name="T8">,</text:span> next_element<text:span text:style-name="T8">,</text:span> previous_element<text:span text:style-name="T8">,</text:span> next_row<text:span text:style-name="T8">,</text:span> previous_row<text:span text:style-name="T6">;</text:span> </text:p>
      <text:p text:style-name="P21"><text:s text:c="7"/></text:p>
      <text:p text:style-name="P21"><text:s text:c="5"/>num_nodes <text:span text:style-name="T8">=</text:span> gridsize <text:span text:style-name="T8">*</text:span> gridsize<text:span text:style-name="T6">;</text:span></text:p>
      <text:p text:style-name="P21"><text:s text:c="5"/><text:span text:style-name="T4">for</text:span> <text:span text:style-name="T8">(</text:span><text:span text:style-name="T4">int</text:span> i<text:span text:style-name="T8">=</text:span><text:span text:style-name="T14">0</text:span><text:span text:style-name="T6">;</text:span> i <text:span text:style-name="T8">&lt;</text:span> num_nodes<text:span text:style-name="T6">;</text:span> i<text:span text:style-name="T8">++)</text:span> <text:span text:style-name="T6">{</text:span></text:p>
      <text:p text:style-name="P21"><text:s text:c="9"/>nodeList<text:span text:style-name="T8">[</text:span>i<text:span text:style-name="T8">].</text:span>setX<text:span text:style-name="T8">(((</text:span>i <text:span text:style-name="T8">/</text:span> gridsize<text:span text:style-name="T8">)</text:span> <text:span text:style-name="T8">*</text:span> grid_node_size<text:span text:style-name="T8">)</text:span> <text:span text:style-name="T8">+</text:span> grid_node_size <text:span text:style-name="T8">+</text:span> grid_node_size<text:span text:style-name="T8">/</text:span><text:span text:style-name="T14">2</text:span><text:span text:style-name="T8">)</text:span><text:span text:style-name="T6">;</text:span></text:p>
      <text:p text:style-name="P21"><text:s text:c="9"/>nodeList<text:span text:style-name="T8">[</text:span>i<text:span text:style-name="T8">].</text:span>setY<text:span text:style-name="T8">(((</text:span>i <text:span text:style-name="T8">%</text:span> gridsize<text:span text:style-name="T8">)</text:span> <text:span text:style-name="T8">*</text:span> grid_node_size<text:span text:style-name="T8">)</text:span> <text:span text:style-name="T8">+</text:span> grid_node_size <text:span text:style-name="T8">+</text:span> grid_node_size<text:span text:style-name="T8">/</text:span><text:span text:style-name="T14">2</text:span><text:span text:style-name="T8">)</text:span><text:span text:style-name="T6">;</text:span></text:p>
      <text:p text:style-name="P21"><text:s text:c="9"/>previous_row <text:span text:style-name="T8">=</text:span> i <text:span text:style-name="T8">-</text:span> gridsize<text:span text:style-name="T6">;</text:span></text:p>
      <text:p text:style-name="P21"><text:s text:c="9"/>next_row <text:span text:style-name="T8">=</text:span> i <text:span text:style-name="T8">+</text:span> gridsize<text:span text:style-name="T6">;</text:span></text:p>
      <text:p text:style-name="P21"><text:s text:c="9"/>next_element <text:span text:style-name="T8">=</text:span> i <text:span text:style-name="T8">+</text:span> <text:span text:style-name="T14">1</text:span><text:span text:style-name="T6">;</text:span></text:p>
      <text:p text:style-name="P21"><text:s text:c="9"/>previous_element <text:span text:style-name="T8">=</text:span> i <text:span text:style-name="T8">-</text:span> <text:span text:style-name="T14">1</text:span><text:span text:style-name="T6">;</text:span></text:p>
      <text:p text:style-name="P21"><text:s text:c="9"/><text:span text:style-name="T4">if</text:span> <text:span text:style-name="T8">(</text:span> previous_row <text:span text:style-name="T8">&gt;=</text:span> <text:span text:style-name="T14">0</text:span> <text:span text:style-name="T8">)</text:span></text:p>
      <text:p text:style-name="P21"><text:s text:c="12"/>nodeList<text:span text:style-name="T8">[</text:span>i<text:span text:style-name="T8">].</text:span>addNeighbor<text:span text:style-name="T8">(&amp;</text:span>nodeList<text:span text:style-name="T8">[</text:span>previous_row<text:span text:style-name="T8">])</text:span><text:span text:style-name="T6">;</text:span></text:p>
      <text:p text:style-name="P21"><text:s text:c="9"/><text:span text:style-name="T4">if</text:span> <text:span text:style-name="T8">(</text:span> next_row <text:span text:style-name="T8">&lt;</text:span> num_nodes <text:span text:style-name="T8">)</text:span> </text:p>
      <text:p text:style-name="P21"><text:s text:c="12"/>nodeList<text:span text:style-name="T8">[</text:span>i<text:span text:style-name="T8">].</text:span>addNeighbor<text:span text:style-name="T8">(&amp;</text:span>nodeList<text:span text:style-name="T8">[</text:span>next_row<text:span text:style-name="T8">])</text:span><text:span text:style-name="T6">;</text:span> </text:p>
      <text:p text:style-name="P21"><text:s text:c="9"/><text:span text:style-name="T4">if</text:span> <text:span text:style-name="T8">(</text:span> previous_element <text:span text:style-name="T8">&gt;</text:span> <text:span text:style-name="T14">0</text:span> <text:span text:style-name="T8">&amp;&amp;</text:span> <text:span text:style-name="T8">((</text:span>previous_element <text:span text:style-name="T8">/</text:span> gridsize<text:span text:style-name="T8">)</text:span> <text:span text:style-name="T8">==</text:span> <text:span text:style-name="T8">(</text:span>i <text:span text:style-name="T8">/</text:span> gridsize<text:span text:style-name="T8">))</text:span> <text:span text:style-name="T8">)</text:span></text:p>
      <text:p text:style-name="P21"><text:s text:c="12"/>nodeList<text:span text:style-name="T8">[</text:span>i<text:span text:style-name="T8">].</text:span>addNeighbor<text:span text:style-name="T8">(&amp;</text:span>nodeList<text:span text:style-name="T8">[</text:span>i<text:span text:style-name="T8">-</text:span><text:span text:style-name="T14">1</text:span><text:span text:style-name="T8">])</text:span><text:span text:style-name="T6">;</text:span></text:p>
      <text:p text:style-name="P21"><text:s text:c="9"/><text:span text:style-name="T4">if</text:span> <text:span text:style-name="T8">(</text:span> next_element <text:span text:style-name="T8">&lt;</text:span> num_nodes <text:span text:style-name="T8">&amp;&amp;</text:span> <text:span text:style-name="T8">((</text:span>next_element <text:span text:style-name="T8">/</text:span> gridsize<text:span text:style-name="T8">)</text:span> <text:span text:style-name="T8">==</text:span> <text:span text:style-name="T8">(</text:span>i <text:span text:style-name="T8">/</text:span> gridsize<text:span text:style-name="T8">))</text:span> <text:span text:style-name="T8">)</text:span></text:p>
      <text:p text:style-name="P21"><text:s text:c="12"/>nodeList<text:span text:style-name="T8">[</text:span>i<text:span text:style-name="T8">].</text:span>addNeighbor<text:span text:style-name="T8">(&amp;</text:span>nodeList<text:span text:style-name="T8">[</text:span>i<text:span text:style-name="T8">+</text:span><text:span text:style-name="T14">1</text:span><text:span text:style-name="T8">])</text:span><text:span text:style-name="T6">;</text:span></text:p>
      <text:p text:style-name="P21"><text:s text:c="5"/><text:span text:style-name="T6">}</text:span></text:p>
      <text:p text:style-name="P20"/>
      <text:p text:style-name="P24"><text:soft-page-break/>}</text:p>
      <text:p text:style-name="P20"/>
      <text:p text:style-name="P20"/>
      <text:p text:style-name="P21"><text:span text:style-name="T4">void</text:span> initialize_nodes_to_draw<text:span text:style-name="T8">(</text:span>sf<text:span text:style-name="T6">::</text:span>RectangleShape <text:span text:style-name="T8">*</text:span>nodesqrs<text:span text:style-name="T8">,</text:span> NodeLM <text:span text:style-name="T8">*</text:span>nodeList<text:span text:style-name="T8">,</text:span> sf<text:span text:style-name="T6">::</text:span>Text <text:span text:style-name="T8">*</text:span>text<text:span text:style-name="T8">,</text:span> sf<text:span text:style-name="T6">::</text:span>Font <text:span text:style-name="T8">*</text:span>font<text:span text:style-name="T8">,</text:span> <text:span text:style-name="T4">int</text:span> n_nodes<text:span text:style-name="T8">,</text:span> <text:span text:style-name="T4">int</text:span> grid_node_size<text:span text:style-name="T8">)</text:span> <text:span text:style-name="T6">{</text:span></text:p>
      <text:p text:style-name="P21"><text:s text:c="2"/><text:span text:style-name="T4">for</text:span> <text:span text:style-name="T8">(</text:span><text:span text:style-name="T4">int</text:span> i <text:span text:style-name="T8">=</text:span> <text:span text:style-name="T14">0</text:span><text:span text:style-name="T6">;</text:span> i <text:span text:style-name="T8">&lt;</text:span> n_nodes<text:span text:style-name="T6">;</text:span> <text:span text:style-name="T8">++</text:span>i<text:span text:style-name="T8">)</text:span> <text:span text:style-name="T6">{</text:span></text:p>
      <text:p text:style-name="P21"><text:s text:c="5"/>nodesqrs<text:span text:style-name="T8">[</text:span>i<text:span text:style-name="T8">].</text:span>setPosition<text:span text:style-name="T8">(</text:span>nodeList<text:span text:style-name="T8">[</text:span>i<text:span text:style-name="T8">].</text:span>x<text:span text:style-name="T8">()</text:span> <text:span text:style-name="T8">-</text:span> grid_node_size<text:span text:style-name="T8">/</text:span><text:span text:style-name="T14">2</text:span><text:span text:style-name="T8">,</text:span>nodeList<text:span text:style-name="T8">[</text:span>i<text:span text:style-name="T8">].</text:span>y<text:span text:style-name="T8">()</text:span> <text:span text:style-name="T8">-</text:span> grid_node_size<text:span text:style-name="T8">/</text:span><text:span text:style-name="T14">2</text:span><text:span text:style-name="T8">)</text:span><text:span text:style-name="T6">;</text:span></text:p>
      <text:p text:style-name="P21"><text:s text:c="5"/>nodesqrs<text:span text:style-name="T8">[</text:span>i<text:span text:style-name="T8">].</text:span>setOutlineColor<text:span text:style-name="T8">(</text:span>sf<text:span text:style-name="T6">::</text:span>Color<text:span text:style-name="T8">(</text:span><text:span text:style-name="T14">0</text:span><text:span text:style-name="T8">,</text:span><text:span text:style-name="T14">0</text:span><text:span text:style-name="T8">,</text:span><text:span text:style-name="T14">0</text:span><text:span text:style-name="T8">))</text:span><text:span text:style-name="T6">;</text:span></text:p>
      <text:p text:style-name="P21"><text:s text:c="5"/>nodesqrs<text:span text:style-name="T8">[</text:span>i<text:span text:style-name="T8">].</text:span>setSize<text:span text:style-name="T8">(</text:span>sf<text:span text:style-name="T6">::</text:span>Vector2f<text:span text:style-name="T8">(</text:span>grid_node_size<text:span text:style-name="T8">,</text:span> grid_node_size<text:span text:style-name="T8">))</text:span><text:span text:style-name="T6">;</text:span></text:p>
      <text:p text:style-name="P21"><text:s text:c="5"/>nodesqrs<text:span text:style-name="T8">[</text:span>i<text:span text:style-name="T8">].</text:span>setOutlineThickness<text:span text:style-name="T8">(</text:span><text:span text:style-name="T14">1</text:span><text:span text:style-name="T8">)</text:span><text:span text:style-name="T6">;</text:span></text:p>
      <text:p text:style-name="P21"><text:s text:c="5"/><text:span text:style-name="T4">if</text:span> <text:span text:style-name="T8">(</text:span> nodeList<text:span text:style-name="T8">[</text:span>i<text:span text:style-name="T8">].</text:span>is_obstruction<text:span text:style-name="T8">()</text:span> <text:span text:style-name="T8">)</text:span> <text:span text:style-name="T6">{</text:span></text:p>
      <text:p text:style-name="P21"><text:s text:c="8"/>nodesqrs<text:span text:style-name="T8">[</text:span>i<text:span text:style-name="T8">].</text:span>setFillColor<text:span text:style-name="T8">(</text:span>sf<text:span text:style-name="T6">::</text:span>Color<text:span text:style-name="T8">(</text:span><text:span text:style-name="T14">0</text:span><text:span text:style-name="T8">,</text:span> <text:span text:style-name="T14">0</text:span><text:span text:style-name="T8">,</text:span> <text:span text:style-name="T14">0</text:span><text:span text:style-name="T8">))</text:span><text:span text:style-name="T6">;</text:span></text:p>
      <text:p text:style-name="P21"><text:s text:c="5"/><text:span text:style-name="T6">}</text:span> <text:span text:style-name="T4">else</text:span> <text:span text:style-name="T6">{</text:span></text:p>
      <text:p text:style-name="P21"><text:s text:c="8"/>nodesqrs<text:span text:style-name="T8">[</text:span>i<text:span text:style-name="T8">].</text:span>setFillColor<text:span text:style-name="T8">(</text:span>sf<text:span text:style-name="T6">::</text:span>Color<text:span text:style-name="T8">(</text:span><text:span text:style-name="T14">255</text:span><text:span text:style-name="T8">,</text:span><text:span text:style-name="T14">255</text:span><text:span text:style-name="T8">,</text:span><text:span text:style-name="T14">255</text:span><text:span text:style-name="T8">))</text:span><text:span text:style-name="T6">;</text:span></text:p>
      <text:p text:style-name="P21"><text:s text:c="5"/><text:span text:style-name="T6">}</text:span></text:p>
      <text:p text:style-name="P21"><text:s text:c="5"/>text<text:span text:style-name="T8">[</text:span>i<text:span text:style-name="T8">].</text:span>setPosition<text:span text:style-name="T8">(</text:span>nodeList<text:span text:style-name="T8">[</text:span>i<text:span text:style-name="T8">].</text:span>x<text:span text:style-name="T8">()</text:span> <text:span text:style-name="T8">-</text:span> grid_node_size<text:span text:style-name="T8">/</text:span><text:span text:style-name="T14">4</text:span><text:span text:style-name="T8">,</text:span> nodeList<text:span text:style-name="T8">[</text:span>i<text:span text:style-name="T8">].</text:span>y<text:span text:style-name="T8">()</text:span> <text:span text:style-name="T8">-</text:span> grid_node_size<text:span text:style-name="T8">/</text:span><text:span text:style-name="T14">4</text:span><text:span text:style-name="T8">)</text:span><text:span text:style-name="T6">;</text:span></text:p>
      <text:p text:style-name="P21"><text:s text:c="5"/>text<text:span text:style-name="T8">[</text:span>i<text:span text:style-name="T8">].</text:span>setCharacterSize<text:span text:style-name="T8">(</text:span><text:span text:style-name="T14">20</text:span><text:span text:style-name="T8">)</text:span><text:span text:style-name="T6">;</text:span></text:p>
      <text:p text:style-name="P21"><text:s text:c="5"/>text<text:span text:style-name="T8">[</text:span>i<text:span text:style-name="T8">].</text:span>setColor<text:span text:style-name="T8">(</text:span>sf<text:span text:style-name="T6">::</text:span>Color<text:span text:style-name="T6">::</text:span>Black<text:span text:style-name="T8">)</text:span><text:span text:style-name="T6">;</text:span></text:p>
      <text:p text:style-name="P21"><text:s text:c="5"/>text<text:span text:style-name="T8">[</text:span>i<text:span text:style-name="T8">].</text:span>setFont<text:span text:style-name="T8">((*</text:span>font<text:span text:style-name="T8">))</text:span><text:span text:style-name="T6">;</text:span></text:p>
      <text:p text:style-name="P21"><text:s text:c="2"/><text:span text:style-name="T6">}</text:span></text:p>
      <text:p text:style-name="P24">}</text:p>
      <text:p text:style-name="P20"/>
      <text:p text:style-name="P21"><text:span text:style-name="T4">void</text:span> draw_boundary_nodes_and_starting_grid <text:span text:style-name="T8">(</text:span>sf<text:span text:style-name="T6">::</text:span>RenderWindow <text:span text:style-name="T8">*</text:span>window<text:span text:style-name="T8">,</text:span> sf<text:span text:style-name="T6">::</text:span>RectangleShape <text:span text:style-name="T8">*</text:span>nodesqrs<text:span text:style-name="T8">,</text:span> sf<text:span text:style-name="T6">::</text:span>Font <text:span text:style-name="T8">*</text:span>font<text:span text:style-name="T8">,</text:span> <text:span text:style-name="T4">int</text:span> radius<text:span text:style-name="T8">,</text:span> <text:span text:style-name="T4">int</text:span> gridsize<text:span text:style-name="T8">,</text:span> <text:span text:style-name="T4">int</text:span> grid_node_size<text:span text:style-name="T8">,</text:span> <text:span text:style-name="T4">int</text:span> gridwidth<text:span text:style-name="T8">,</text:span> <text:span text:style-name="T4">int</text:span> gridheight<text:span text:style-name="T8">,</text:span> <text:span text:style-name="T4">int</text:span> n_nodes<text:span text:style-name="T8">)</text:span> <text:span text:style-name="T6">{</text:span></text:p>
      <text:p text:style-name="P21"><text:s text:c="2"/><text:span text:style-name="T4">int</text:span> i<text:span text:style-name="T6">;</text:span></text:p>
      <text:p text:style-name="P21"><text:s text:c="2"/><text:span text:style-name="T4">for</text:span> <text:span text:style-name="T8">(</text:span><text:span text:style-name="T4">int</text:span> index <text:span text:style-name="T8">=</text:span> <text:span text:style-name="T14">0</text:span><text:span text:style-name="T6">;</text:span> index <text:span text:style-name="T8">&lt;=</text:span> n_nodes <text:span text:style-name="T8">+</text:span> <text:span text:style-name="T8">(</text:span><text:span text:style-name="T14">2</text:span><text:span text:style-name="T8">*</text:span>gridsize <text:span text:style-name="T8">-</text:span> <text:span text:style-name="T14">1</text:span><text:span text:style-name="T8">)</text:span><text:span text:style-name="T6">;</text:span> <text:span text:style-name="T8">++</text:span>index<text:span text:style-name="T8">)</text:span> <text:span text:style-name="T6">{</text:span></text:p>
      <text:p text:style-name="P21"><text:s text:c="4"/>i <text:span text:style-name="T8">=</text:span> index <text:span text:style-name="T8">-</text:span> <text:span text:style-name="T8">(</text:span>gridsize <text:span text:style-name="T8">+</text:span> <text:span text:style-name="T14">1</text:span><text:span text:style-name="T8">)</text:span> <text:span text:style-name="T8">-</text:span> <text:span text:style-name="T8">(</text:span>index<text:span text:style-name="T8">/(</text:span>gridsize <text:span text:style-name="T8">+</text:span><text:span text:style-name="T14">1</text:span><text:span text:style-name="T8">))</text:span><text:span text:style-name="T6">;</text:span></text:p>
      <text:p text:style-name="P21"><text:s text:c="4"/><text:span text:style-name="T4">if</text:span> <text:span text:style-name="T8">(</text:span> index <text:span text:style-name="T8">&lt;=</text:span> gridsize <text:s/><text:span text:style-name="T8">||</text:span> index <text:span text:style-name="T8">%</text:span> <text:span text:style-name="T8">(</text:span>gridsize <text:span text:style-name="T8">+</text:span> <text:span text:style-name="T14">1</text:span><text:span text:style-name="T8">)</text:span> <text:span text:style-name="T8">==</text:span> <text:span text:style-name="T14">0</text:span><text:span text:style-name="T8">)</text:span> <text:span text:style-name="T6">{</text:span> </text:p>
      <text:p text:style-name="P21"><text:s text:c="7"/>sf<text:span text:style-name="T6">::</text:span>RectangleShape boundary_node<text:span text:style-name="T6">;</text:span></text:p>
      <text:p text:style-name="P21"><text:s text:c="7"/><text:span text:style-name="T4">int</text:span> x_coordinate <text:span text:style-name="T8">=</text:span> <text:span text:style-name="T8">(((</text:span>index<text:span text:style-name="T8">%(</text:span>gridsize<text:span text:style-name="T8">+</text:span><text:span text:style-name="T14">1</text:span><text:span text:style-name="T8">))</text:span> <text:span text:style-name="T8">*</text:span> grid_node_size<text:span text:style-name="T8">))</text:span><text:span text:style-name="T6">;</text:span> </text:p>
      <text:p text:style-name="P21"><text:s text:c="7"/><text:span text:style-name="T4">int</text:span> y_coordinate <text:span text:style-name="T8">=</text:span> <text:span text:style-name="T8">(((</text:span>index<text:span text:style-name="T8">/(</text:span>gridsize<text:span text:style-name="T8">+</text:span><text:span text:style-name="T14">1</text:span><text:span text:style-name="T8">))</text:span> <text:span text:style-name="T8">*</text:span> grid_node_size<text:span text:style-name="T8">))</text:span><text:span text:style-name="T6">;</text:span></text:p>
      <text:p text:style-name="P21"><text:s text:c="7"/>boundary_node<text:span text:style-name="T8">.</text:span>setPosition<text:span text:style-name="T8">(</text:span>x_coordinate<text:span text:style-name="T8">,</text:span>y_coordinate<text:span text:style-name="T8">)</text:span><text:span text:style-name="T6">;</text:span></text:p>
      <text:p text:style-name="P21"><text:s text:c="7"/>boundary_node<text:span text:style-name="T8">.</text:span>setOutlineColor<text:span text:style-name="T8">(</text:span>sf<text:span text:style-name="T6">::</text:span>Color<text:span text:style-name="T8">(</text:span><text:span text:style-name="T14">0</text:span><text:span text:style-name="T8">,</text:span><text:span text:style-name="T14">0</text:span><text:span text:style-name="T8">,</text:span><text:span text:style-name="T14">0</text:span><text:span text:style-name="T8">))</text:span><text:span text:style-name="T6">;</text:span></text:p>
      <text:p text:style-name="P21"><text:s text:c="7"/>boundary_node<text:span text:style-name="T8">.</text:span>setOutlineThickness<text:span text:style-name="T8">(</text:span><text:span text:style-name="T14">1</text:span><text:span text:style-name="T8">)</text:span><text:span text:style-name="T6">;</text:span></text:p>
      <text:p text:style-name="P21"><text:s text:c="7"/>boundary_node<text:span text:style-name="T8">.</text:span>setSize<text:span text:style-name="T8">(</text:span>sf<text:span text:style-name="T6">::</text:span>Vector2f<text:span text:style-name="T8">(</text:span>grid_node_size<text:span text:style-name="T8">,</text:span> grid_node_size<text:span text:style-name="T8">))</text:span><text:span text:style-name="T6">;</text:span></text:p>
      <text:p text:style-name="P21"><text:s text:c="7"/>boundary_node<text:span text:style-name="T8">.</text:span>setFillColor<text:span text:style-name="T8">(</text:span>sf<text:span text:style-name="T6">::</text:span>Color<text:span text:style-name="T8">(</text:span><text:span text:style-name="T14">255</text:span><text:span text:style-name="T8">,</text:span> <text:span text:style-name="T14">255</text:span><text:span text:style-name="T8">,</text:span> <text:span text:style-name="T14">0</text:span><text:span text:style-name="T8">))</text:span><text:span text:style-name="T6">;</text:span></text:p>
      <text:p text:style-name="P21"><text:s text:c="7"/><text:span text:style-name="T8">(*</text:span>window<text:span text:style-name="T8">).</text:span>draw<text:span text:style-name="T8">(</text:span>boundary_node<text:span text:style-name="T8">)</text:span><text:span text:style-name="T6">;</text:span></text:p>
      <text:p text:style-name="P21"><text:s text:c="7"/><text:span text:style-name="T4">if</text:span> <text:span text:style-name="T8">(</text:span> <text:span text:style-name="T8">!</text:span>index <text:span text:style-name="T8">)</text:span> <text:span text:style-name="T6">{</text:span></text:p>
      <text:p text:style-name="P21"><text:s text:c="10"/>drawtext<text:span text:style-name="T8">(</text:span>x_coordinate <text:span text:style-name="T8">+</text:span> <text:span text:style-name="T8">(</text:span><text:span text:style-name="T21">2.5</text:span> <text:span text:style-name="T8">*</text:span>grid_node_size<text:span text:style-name="T8">)/</text:span><text:span text:style-name="T14">4</text:span><text:span text:style-name="T8">,</text:span> y_coordinate <text:span text:style-name="T8">+</text:span> grid_node_size<text:span text:style-name="T8">/</text:span><text:span text:style-name="T14">10</text:span><text:span text:style-name="T8">,</text:span> <text:span text:style-name="T14">20</text:span><text:span text:style-name="T8">,</text:span> sf<text:span text:style-name="T6">::</text:span>Color<text:span text:style-name="T6">::</text:span>Black<text:span text:style-name="T8">,</text:span> font<text:span text:style-name="T8">,</text:span> <text:span text:style-name="T3">"</text:span><text:span text:style-name="T17">x</text:span><text:span text:style-name="T3">"</text:span><text:span text:style-name="T8">,</text:span> window<text:span text:style-name="T8">)</text:span><text:span text:style-name="T6">;</text:span> </text:p>
      <text:p text:style-name="P21"><text:s text:c="10"/>drawtext<text:span text:style-name="T8">(</text:span>x_coordinate <text:span text:style-name="T8">+</text:span> grid_node_size<text:span text:style-name="T8">/</text:span><text:span text:style-name="T14">8</text:span><text:span text:style-name="T8">,</text:span> y_coordinate <text:span text:style-name="T8">+</text:span> <text:span text:style-name="T8">(</text:span><text:span text:style-name="T14">3</text:span><text:span text:style-name="T8">*</text:span>grid_node_size<text:span text:style-name="T8">)/</text:span><text:span text:style-name="T14">8</text:span><text:span text:style-name="T8">,</text:span> <text:span text:style-name="T14">20</text:span><text:span text:style-name="T8">,</text:span> sf<text:span text:style-name="T6">::</text:span>Color<text:span text:style-name="T6">::</text:span>Black<text:span text:style-name="T8">,</text:span> font<text:span text:style-name="T8">,</text:span> <text:span text:style-name="T3">"</text:span><text:span text:style-name="T17">y</text:span><text:span text:style-name="T3">"</text:span><text:span text:style-name="T8">,</text:span> window<text:span text:style-name="T8">)</text:span><text:span text:style-name="T6">;</text:span> </text:p>
      <text:p text:style-name="P21"><text:s text:c="10"/>sf<text:span text:style-name="T6">::</text:span>RectangleShape line <text:span text:style-name="T8">=</text:span> Line<text:span text:style-name="T8">(</text:span><text:span text:style-name="T14">0</text:span><text:span text:style-name="T8">,</text:span><text:span text:style-name="T14">0</text:span><text:span text:style-name="T8">,</text:span>grid_node_size<text:span text:style-name="T8">,</text:span>grid_node_size<text:span text:style-name="T8">,</text:span><text:span text:style-name="T14">2</text:span><text:span text:style-name="T8">)</text:span><text:span text:style-name="T6">;</text:span></text:p>
      <text:p text:style-name="P21"><text:s text:c="10"/><text:span text:style-name="T8">(*</text:span>window<text:span text:style-name="T8">).</text:span>draw<text:span text:style-name="T8">(</text:span>line<text:span text:style-name="T8">)</text:span><text:span text:style-name="T6">;</text:span> </text:p>
      <text:p text:style-name="P21"><text:s text:c="7"/><text:span text:style-name="T6">}</text:span> <text:span text:style-name="T4">else</text:span> <text:span text:style-name="T4">if</text:span> <text:span text:style-name="T8">(</text:span> index <text:span text:style-name="T8">&lt;=</text:span> gridsize <text:span text:style-name="T8">)</text:span> <text:span text:style-name="T6">{</text:span></text:p>
      <text:p text:style-name="P21"><text:s text:c="10"/>drawtext<text:span text:style-name="T8">(</text:span>x_coordinate <text:span text:style-name="T8">+</text:span> grid_node_size<text:span text:style-name="T8">/</text:span><text:span text:style-name="T14">4</text:span><text:span text:style-name="T8">,</text:span> y_coordinate <text:span text:style-name="T8">+</text:span> grid_node_size<text:span text:style-name="T8">/</text:span><text:span text:style-name="T14">4</text:span><text:span text:style-name="T8">,</text:span> <text:span text:style-name="T14">20</text:span><text:span text:style-name="T8">,</text:span> sf<text:span text:style-name="T6">::</text:span>Color<text:span text:style-name="T6">::</text:span>Black<text:span text:style-name="T8">,</text:span> font<text:span text:style-name="T8">,</text:span> <text:span text:style-name="T10">std</text:span><text:span text:style-name="T6">::</text:span>to_string<text:span text:style-name="T8">(</text:span>index <text:span text:style-name="T8">-</text:span> <text:span text:style-name="T14">1</text:span><text:span text:style-name="T8">),</text:span> window<text:span text:style-name="T8">)</text:span><text:span text:style-name="T6">;</text:span> </text:p>
      <text:p text:style-name="P21"><text:s text:c="7"/><text:span text:style-name="T6">}</text:span> <text:span text:style-name="T4">else</text:span> <text:span text:style-name="T6">{</text:span></text:p>
      <text:p text:style-name="P21"><text:s text:c="10"/>drawtext<text:span text:style-name="T8">(</text:span>x_coordinate <text:span text:style-name="T8">+</text:span> grid_node_size<text:span text:style-name="T8">/</text:span><text:span text:style-name="T14">4</text:span><text:span text:style-name="T8">,</text:span> y_coordinate <text:span text:style-name="T8">+</text:span> grid_node_size<text:span text:style-name="T8">/</text:span><text:span text:style-name="T14">4</text:span><text:span text:style-name="T8">,</text:span> <text:span text:style-name="T14">20</text:span><text:span text:style-name="T8">,</text:span> sf<text:span text:style-name="T6">::</text:span>Color<text:span text:style-name="T6">::</text:span>Black<text:span text:style-name="T8">,</text:span> font<text:span text:style-name="T8">,</text:span> <text:span text:style-name="T10">std</text:span><text:span text:style-name="T6">::</text:span>to_string<text:span text:style-name="T8">((</text:span>index<text:span text:style-name="T8">/(</text:span>gridsize<text:span text:style-name="T8">+</text:span><text:span text:style-name="T14">1</text:span><text:span text:style-name="T8">))</text:span> <text:span text:style-name="T8">-</text:span> <text:span text:style-name="T14">1</text:span><text:span text:style-name="T8">),</text:span> window<text:span text:style-name="T8">)</text:span><text:span text:style-name="T6">;</text:span> </text:p>
      <text:p text:style-name="P21"><text:s text:c="7"/><text:span text:style-name="T6">}</text:span></text:p>
      <text:p text:style-name="P21"><text:s text:c="4"/><text:span text:style-name="T6">}</text:span> <text:span text:style-name="T4">else</text:span> <text:span text:style-name="T6">{</text:span></text:p>
      <text:p text:style-name="P21"><text:s text:c="7"/><text:span text:style-name="T4">if</text:span> <text:span text:style-name="T8">(</text:span> i <text:span text:style-name="T8">&gt;=</text:span> <text:span text:style-name="T14">0</text:span> <text:span text:style-name="T8">)</text:span></text:p>
      <text:p text:style-name="P21"><text:s text:c="10"/><text:span text:style-name="T8">(*</text:span>window<text:span text:style-name="T8">).</text:span>draw<text:span text:style-name="T8">(</text:span>nodesqrs<text:span text:style-name="T8">[</text:span>i<text:span text:style-name="T8">])</text:span><text:span text:style-name="T6">;</text:span></text:p>
      <text:p text:style-name="P21"><text:s text:c="4"/><text:span text:style-name="T6">}</text:span></text:p>
      <text:p text:style-name="P21"><text:s text:c="2"/><text:span text:style-name="T6">}</text:span></text:p>
      <text:p text:style-name="P21"><text:s text:c="2"/>sf<text:span text:style-name="T6">::</text:span>RectangleShape line <text:span text:style-name="T8">=</text:span> Line<text:span text:style-name="T8">(</text:span>gridwidth <text:span text:style-name="T8">+</text:span> <text:span text:style-name="T21">3.5</text:span><text:span text:style-name="T8">,</text:span><text:span text:style-name="T14">0</text:span><text:span text:style-name="T8">,</text:span>gridwidth <text:span text:style-name="T8">+</text:span> <text:span text:style-name="T21">3.5</text:span><text:span text:style-name="T8">,</text:span>gridheight<text:span text:style-name="T8">,</text:span><text:span text:style-name="T14">7</text:span><text:span text:style-name="T8">)</text:span><text:span text:style-name="T6">;</text:span></text:p>
      <text:p text:style-name="P21"><text:s text:c="2"/>line<text:span text:style-name="T8">.</text:span>setFillColor<text:span text:style-name="T8">(</text:span>sf<text:span text:style-name="T6">::</text:span>Color<text:span text:style-name="T8">(</text:span><text:span text:style-name="T14">0</text:span><text:span text:style-name="T8">,</text:span><text:span text:style-name="T14">0</text:span><text:span text:style-name="T8">,</text:span><text:span text:style-name="T14">0</text:span><text:span text:style-name="T8">))</text:span><text:span text:style-name="T6">;</text:span></text:p>
      <text:p text:style-name="P21"><text:soft-page-break/><text:s text:c="2"/><text:span text:style-name="T8">(*</text:span>window<text:span text:style-name="T8">).</text:span>draw<text:span text:style-name="T8">(</text:span>line<text:span text:style-name="T8">)</text:span><text:span text:style-name="T6">;</text:span></text:p>
      <text:p text:style-name="P21"><text:s text:c="2"/>sf<text:span text:style-name="T6">::</text:span>CircleShape greenCircle_legend<text:span text:style-name="T6">;</text:span></text:p>
      <text:p text:style-name="P21"><text:s text:c="2"/>greenCircle_legend<text:span text:style-name="T8">.</text:span>setPosition<text:span text:style-name="T8">(</text:span>gridwidth <text:span text:style-name="T8">+</text:span> grid_node_size<text:span text:style-name="T8">,</text:span> <text:span text:style-name="T8">(</text:span>gridsize<text:span text:style-name="T8">*</text:span>grid_node_size <text:span text:style-name="T8">/</text:span> <text:span text:style-name="T14">5</text:span><text:span text:style-name="T8">))</text:span><text:span text:style-name="T6">;</text:span> <text:s/></text:p>
      <text:p text:style-name="P21"><text:s text:c="2"/>greenCircle_legend<text:span text:style-name="T8">.</text:span>setRadius<text:span text:style-name="T8">(</text:span>radius<text:span text:style-name="T8">)</text:span><text:span text:style-name="T6">;</text:span></text:p>
      <text:p text:style-name="P21"><text:s text:c="2"/>greenCircle_legend<text:span text:style-name="T8">.</text:span>setFillColor<text:span text:style-name="T8">(</text:span>sf<text:span text:style-name="T6">::</text:span>Color<text:span text:style-name="T6">::</text:span>Green<text:span text:style-name="T8">)</text:span><text:span text:style-name="T6">;</text:span></text:p>
      <text:p text:style-name="P21"><text:s text:c="2"/><text:span text:style-name="T8">(*</text:span>window<text:span text:style-name="T8">).</text:span>draw<text:span text:style-name="T8">(</text:span>greenCircle_legend<text:span text:style-name="T8">)</text:span><text:span text:style-name="T6">;</text:span></text:p>
      <text:p text:style-name="P21"><text:s text:c="2"/>drawtext<text:span text:style-name="T8">(</text:span>gridwidth <text:span text:style-name="T8">+</text:span> <text:span text:style-name="T14">2</text:span><text:span text:style-name="T8">*</text:span>grid_node_size<text:span text:style-name="T8">,</text:span> <text:span text:style-name="T8">(</text:span>gridsize<text:span text:style-name="T8">*</text:span>grid_node_size <text:span text:style-name="T8">/</text:span> <text:span text:style-name="T14">5</text:span><text:span text:style-name="T8">),</text:span> <text:span text:style-name="T14">20</text:span><text:span text:style-name="T8">,</text:span> sf<text:span text:style-name="T6">::</text:span>Color<text:span text:style-name="T6">::</text:span>Black<text:span text:style-name="T8">,</text:span> font<text:span text:style-name="T8">,</text:span> <text:span text:style-name="T3">"</text:span><text:span text:style-name="T17">Current source &amp; target nodes being routed</text:span><text:span text:style-name="T3">"</text:span><text:span text:style-name="T8">,</text:span> window<text:span text:style-name="T8">)</text:span><text:span text:style-name="T6">;</text:span> </text:p>
      <text:p text:style-name="P21"><text:s text:c="2"/>sf<text:span text:style-name="T6">::</text:span>CircleShape redCircle_legend<text:span text:style-name="T6">;</text:span></text:p>
      <text:p text:style-name="P21"><text:s text:c="2"/>redCircle_legend<text:span text:style-name="T8">.</text:span>setPosition<text:span text:style-name="T8">(</text:span>gridwidth <text:span text:style-name="T8">+</text:span> grid_node_size<text:span text:style-name="T8">,</text:span> <text:span text:style-name="T8">(</text:span><text:span text:style-name="T14">2</text:span> <text:span text:style-name="T8">*</text:span> gridsize<text:span text:style-name="T8">*</text:span>grid_node_size <text:span text:style-name="T8">/</text:span> <text:span text:style-name="T14">5</text:span><text:span text:style-name="T8">))</text:span><text:span text:style-name="T6">;</text:span> <text:s/></text:p>
      <text:p text:style-name="P21"><text:s text:c="2"/>redCircle_legend<text:span text:style-name="T8">.</text:span>setRadius<text:span text:style-name="T8">(</text:span>radius<text:span text:style-name="T8">)</text:span><text:span text:style-name="T6">;</text:span></text:p>
      <text:p text:style-name="P21"><text:s text:c="2"/>redCircle_legend<text:span text:style-name="T8">.</text:span>setFillColor<text:span text:style-name="T8">(</text:span>sf<text:span text:style-name="T6">::</text:span>Color<text:span text:style-name="T6">::</text:span>Red<text:span text:style-name="T8">)</text:span><text:span text:style-name="T6">;</text:span></text:p>
      <text:p text:style-name="P21"><text:s text:c="2"/><text:span text:style-name="T8">(*</text:span>window<text:span text:style-name="T8">).</text:span>draw<text:span text:style-name="T8">(</text:span>redCircle_legend<text:span text:style-name="T8">)</text:span><text:span text:style-name="T6">;</text:span></text:p>
      <text:p text:style-name="P21"><text:s text:c="2"/>drawtext<text:span text:style-name="T8">(</text:span>gridwidth <text:span text:style-name="T8">+</text:span> <text:span text:style-name="T14">2</text:span><text:span text:style-name="T8">*</text:span>grid_node_size<text:span text:style-name="T8">,</text:span> <text:span text:style-name="T8">(</text:span><text:span text:style-name="T14">2</text:span> <text:span text:style-name="T8">*</text:span> gridsize<text:span text:style-name="T8">*</text:span>grid_node_size <text:span text:style-name="T8">/</text:span> <text:span text:style-name="T14">5</text:span><text:span text:style-name="T8">),</text:span> <text:span text:style-name="T14">20</text:span><text:span text:style-name="T8">,</text:span> sf<text:span text:style-name="T6">::</text:span>Color<text:span text:style-name="T6">::</text:span>Black<text:span text:style-name="T8">,</text:span> font<text:span text:style-name="T8">,</text:span> <text:span text:style-name="T3">"</text:span><text:span text:style-name="T17">Target node</text:span><text:span text:style-name="T3">"</text:span><text:span text:style-name="T8">,</text:span> window<text:span text:style-name="T8">)</text:span><text:span text:style-name="T6">;</text:span> </text:p>
      <text:p text:style-name="P21"><text:s text:c="2"/>sf<text:span text:style-name="T6">::</text:span>CircleShape blueCircle_legend<text:span text:style-name="T6">;</text:span></text:p>
      <text:p text:style-name="P21"><text:s text:c="2"/>blueCircle_legend<text:span text:style-name="T8">.</text:span>setPosition<text:span text:style-name="T8">(</text:span>gridwidth <text:span text:style-name="T8">+</text:span> grid_node_size<text:span text:style-name="T8">,</text:span> <text:span text:style-name="T8">(</text:span><text:span text:style-name="T14">3</text:span> <text:span text:style-name="T8">*</text:span> gridsize<text:span text:style-name="T8">*</text:span>grid_node_size <text:span text:style-name="T8">/</text:span> <text:span text:style-name="T14">5</text:span><text:span text:style-name="T8">))</text:span><text:span text:style-name="T6">;</text:span> <text:s/></text:p>
      <text:p text:style-name="P21"><text:s text:c="2"/>blueCircle_legend<text:span text:style-name="T8">.</text:span>setRadius<text:span text:style-name="T8">(</text:span>radius<text:span text:style-name="T8">)</text:span><text:span text:style-name="T6">;</text:span></text:p>
      <text:p text:style-name="P21"><text:s text:c="2"/>blueCircle_legend<text:span text:style-name="T8">.</text:span>setFillColor<text:span text:style-name="T8">(</text:span>sf<text:span text:style-name="T6">::</text:span>Color<text:span text:style-name="T6">::</text:span>Blue<text:span text:style-name="T8">)</text:span><text:span text:style-name="T6">;</text:span></text:p>
      <text:p text:style-name="P21"><text:s text:c="2"/><text:span text:style-name="T8">(*</text:span>window<text:span text:style-name="T8">).</text:span>draw<text:span text:style-name="T8">(</text:span>blueCircle_legend<text:span text:style-name="T8">)</text:span><text:span text:style-name="T6">;</text:span></text:p>
      <text:p text:style-name="P21"><text:s text:c="2"/>drawtext<text:span text:style-name="T8">(</text:span>gridwidth <text:span text:style-name="T8">+</text:span> <text:span text:style-name="T14">2</text:span><text:span text:style-name="T8">*</text:span>grid_node_size<text:span text:style-name="T8">,</text:span> <text:span text:style-name="T8">(</text:span><text:span text:style-name="T14">3</text:span> <text:span text:style-name="T8">*</text:span> gridsize<text:span text:style-name="T8">*</text:span>grid_node_size <text:span text:style-name="T8">/</text:span> <text:span text:style-name="T14">5</text:span><text:span text:style-name="T8">),</text:span> <text:span text:style-name="T14">20</text:span><text:span text:style-name="T8">,</text:span> sf<text:span text:style-name="T6">::</text:span>Color<text:span text:style-name="T6">::</text:span>Black<text:span text:style-name="T8">,</text:span> font<text:span text:style-name="T8">,</text:span> <text:span text:style-name="T3">"</text:span><text:span text:style-name="T17">Source node</text:span><text:span text:style-name="T3">"</text:span><text:span text:style-name="T8">,</text:span> window<text:span text:style-name="T8">)</text:span><text:span text:style-name="T6">;</text:span> </text:p>
      <text:p text:style-name="P21"><text:s text:c="2"/>sf<text:span text:style-name="T6">::</text:span>RectangleShape obstruction_legend<text:span text:style-name="T6">;</text:span></text:p>
      <text:p text:style-name="P21"><text:s text:c="2"/>obstruction_legend<text:span text:style-name="T8">.</text:span>setPosition<text:span text:style-name="T8">(</text:span>gridwidth <text:span text:style-name="T8">+</text:span> grid_node_size <text:span text:style-name="T8">,</text:span> <text:span text:style-name="T8">(</text:span><text:span text:style-name="T14">4</text:span> <text:span text:style-name="T8">*</text:span> gridsize<text:span text:style-name="T8">*</text:span>grid_node_size <text:span text:style-name="T8">/</text:span> <text:span text:style-name="T14">5</text:span><text:span text:style-name="T8">))</text:span><text:span text:style-name="T6">;</text:span></text:p>
      <text:p text:style-name="P21"><text:s text:c="2"/>obstruction_legend<text:span text:style-name="T8">.</text:span>setOutlineColor<text:span text:style-name="T8">(</text:span>sf<text:span text:style-name="T6">::</text:span>Color<text:span text:style-name="T8">(</text:span><text:span text:style-name="T14">0</text:span><text:span text:style-name="T8">,</text:span><text:span text:style-name="T14">0</text:span><text:span text:style-name="T8">,</text:span><text:span text:style-name="T14">0</text:span><text:span text:style-name="T8">))</text:span><text:span text:style-name="T6">;</text:span></text:p>
      <text:p text:style-name="P21"><text:s text:c="2"/>obstruction_legend<text:span text:style-name="T8">.</text:span>setOutlineThickness<text:span text:style-name="T8">(</text:span><text:span text:style-name="T14">1</text:span><text:span text:style-name="T8">)</text:span><text:span text:style-name="T6">;</text:span></text:p>
      <text:p text:style-name="P21"><text:s text:c="2"/>obstruction_legend<text:span text:style-name="T8">.</text:span>setSize<text:span text:style-name="T8">(</text:span>sf<text:span text:style-name="T6">::</text:span>Vector2f<text:span text:style-name="T8">(</text:span>grid_node_size<text:span text:style-name="T8">,</text:span> grid_node_size<text:span text:style-name="T8">))</text:span><text:span text:style-name="T6">;</text:span></text:p>
      <text:p text:style-name="P21"><text:s text:c="2"/>obstruction_legend<text:span text:style-name="T8">.</text:span>setFillColor<text:span text:style-name="T8">(</text:span>sf<text:span text:style-name="T6">::</text:span>Color<text:span text:style-name="T8">(</text:span><text:span text:style-name="T14">0</text:span><text:span text:style-name="T8">,</text:span> <text:span text:style-name="T14">0</text:span><text:span text:style-name="T8">,</text:span> <text:span text:style-name="T14">0</text:span><text:span text:style-name="T8">))</text:span><text:span text:style-name="T6">;</text:span></text:p>
      <text:p text:style-name="P21"><text:s text:c="2"/><text:span text:style-name="T8">(*</text:span>window<text:span text:style-name="T8">).</text:span>draw<text:span text:style-name="T8">(</text:span>obstruction_legend<text:span text:style-name="T8">)</text:span><text:span text:style-name="T6">;</text:span></text:p>
      <text:p text:style-name="P21"><text:s text:c="2"/>drawtext<text:span text:style-name="T8">(</text:span>gridwidth <text:span text:style-name="T8">+</text:span> <text:span text:style-name="T14">3</text:span><text:span text:style-name="T8">*</text:span>grid_node_size<text:span text:style-name="T8">,</text:span> <text:span text:style-name="T8">(</text:span><text:span text:style-name="T14">4</text:span> <text:span text:style-name="T8">*</text:span> gridsize<text:span text:style-name="T8">*</text:span>grid_node_size <text:span text:style-name="T8">/</text:span> <text:span text:style-name="T14">5</text:span><text:span text:style-name="T8">),</text:span> <text:span text:style-name="T14">20</text:span><text:span text:style-name="T8">,</text:span> sf<text:span text:style-name="T6">::</text:span>Color<text:span text:style-name="T6">::</text:span>Black<text:span text:style-name="T8">,</text:span> font<text:span text:style-name="T8">,</text:span> <text:span text:style-name="T3">"</text:span><text:span text:style-name="T17">Obstruction node</text:span><text:span text:style-name="T3">"</text:span><text:span text:style-name="T8">,</text:span> window<text:span text:style-name="T8">)</text:span><text:span text:style-name="T6">;</text:span> </text:p>
      <text:p text:style-name="P24">}</text:p>
      <text:p text:style-name="P20"/>
      <text:p text:style-name="P21"><text:span text:style-name="T4">void</text:span> draw_previous_nets_sources_and_sinks <text:span text:style-name="T8">(</text:span>sf<text:span text:style-name="T6">::</text:span>RenderWindow <text:span text:style-name="T8">*</text:span>window<text:span text:style-name="T8">,</text:span> NodeLM <text:span text:style-name="T8">*</text:span>nodeList<text:span text:style-name="T8">,</text:span> <text:span text:style-name="T4">int</text:span> radius<text:span text:style-name="T8">,</text:span> <text:span text:style-name="T4">int</text:span> n_nodes<text:span text:style-name="T8">)</text:span> <text:span text:style-name="T6">{</text:span></text:p>
      <text:p text:style-name="P21"><text:s text:c="2"/><text:span text:style-name="T4">for</text:span> <text:span text:style-name="T8">(</text:span><text:span text:style-name="T4">int</text:span> i <text:span text:style-name="T8">=</text:span> <text:span text:style-name="T14">0</text:span><text:span text:style-name="T6">;</text:span> i <text:span text:style-name="T8">&lt;</text:span> n_nodes<text:span text:style-name="T6">;</text:span> <text:span text:style-name="T8">++</text:span>i<text:span text:style-name="T8">)</text:span> <text:span text:style-name="T6">{</text:span></text:p>
      <text:p text:style-name="P21"><text:s text:c="4"/><text:span text:style-name="T4">if</text:span> <text:span text:style-name="T8">(</text:span>nodeList<text:span text:style-name="T8">[</text:span>i<text:span text:style-name="T8">].</text:span>is_source_node<text:span text:style-name="T8">())</text:span> <text:span text:style-name="T6">{</text:span></text:p>
      <text:p text:style-name="P21"><text:s text:c="7"/>sf<text:span text:style-name="T6">::</text:span>CircleShape startNode<text:span text:style-name="T6">;</text:span></text:p>
      <text:p text:style-name="P21"><text:s text:c="7"/>startNode<text:span text:style-name="T8">.</text:span>setPosition<text:span text:style-name="T8">(</text:span>nodeList<text:span text:style-name="T8">[</text:span>i<text:span text:style-name="T8">].</text:span>x<text:span text:style-name="T8">()</text:span> <text:span text:style-name="T8">-</text:span> radius<text:span text:style-name="T8">,</text:span> nodeList<text:span text:style-name="T8">[</text:span>i<text:span text:style-name="T8">].</text:span>y<text:span text:style-name="T8">()</text:span> <text:span text:style-name="T8">-</text:span> radius<text:span text:style-name="T8">)</text:span><text:span text:style-name="T6">;</text:span> <text:s/></text:p>
      <text:p text:style-name="P21"><text:s text:c="7"/>startNode<text:span text:style-name="T8">.</text:span>setRadius<text:span text:style-name="T8">(</text:span>radius<text:span text:style-name="T8">)</text:span><text:span text:style-name="T6">;</text:span></text:p>
      <text:p text:style-name="P21"><text:s text:c="7"/>startNode<text:span text:style-name="T8">.</text:span>setFillColor<text:span text:style-name="T8">(</text:span>sf<text:span text:style-name="T6">::</text:span>Color<text:span text:style-name="T6">::</text:span>Blue<text:span text:style-name="T8">)</text:span><text:span text:style-name="T6">;</text:span></text:p>
      <text:p text:style-name="P21"><text:s text:c="7"/><text:span text:style-name="T8">(*</text:span>window<text:span text:style-name="T8">).</text:span>draw<text:span text:style-name="T8">(</text:span>startNode<text:span text:style-name="T8">)</text:span><text:span text:style-name="T6">;</text:span></text:p>
      <text:p text:style-name="P21"><text:s text:c="4"/><text:span text:style-name="T6">}</text:span></text:p>
      <text:p text:style-name="P21"><text:s text:c="4"/><text:span text:style-name="T4">if</text:span> <text:span text:style-name="T8">(</text:span>nodeList<text:span text:style-name="T8">[</text:span>i<text:span text:style-name="T8">].</text:span>is_target_node<text:span text:style-name="T8">())</text:span> <text:span text:style-name="T6">{</text:span></text:p>
      <text:p text:style-name="P21"><text:s text:c="7"/>sf<text:span text:style-name="T6">::</text:span>CircleShape endNode<text:span text:style-name="T6">;</text:span></text:p>
      <text:p text:style-name="P21"><text:s text:c="7"/>endNode<text:span text:style-name="T8">.</text:span>setPosition<text:span text:style-name="T8">(</text:span>nodeList<text:span text:style-name="T8">[</text:span>i<text:span text:style-name="T8">].</text:span>x<text:span text:style-name="T8">()</text:span> <text:span text:style-name="T8">-</text:span> radius<text:span text:style-name="T8">,</text:span> nodeList<text:span text:style-name="T8">[</text:span>i<text:span text:style-name="T8">].</text:span>y<text:span text:style-name="T8">()</text:span> <text:span text:style-name="T8">-</text:span> radius<text:span text:style-name="T8">)</text:span><text:span text:style-name="T6">;</text:span> <text:s/></text:p>
      <text:p text:style-name="P21"><text:s text:c="7"/>endNode<text:span text:style-name="T8">.</text:span>setRadius<text:span text:style-name="T8">(</text:span>radius<text:span text:style-name="T8">)</text:span><text:span text:style-name="T6">;</text:span></text:p>
      <text:p text:style-name="P21"><text:s text:c="7"/>endNode<text:span text:style-name="T8">.</text:span>setFillColor<text:span text:style-name="T8">(</text:span>sf<text:span text:style-name="T6">::</text:span>Color<text:span text:style-name="T6">::</text:span>Red<text:span text:style-name="T8">)</text:span><text:span text:style-name="T6">;</text:span></text:p>
      <text:p text:style-name="P21"><text:s text:c="7"/><text:span text:style-name="T8">(*</text:span>window<text:span text:style-name="T8">).</text:span>draw<text:span text:style-name="T8">(</text:span>endNode<text:span text:style-name="T8">)</text:span><text:span text:style-name="T6">;</text:span></text:p>
      <text:p text:style-name="P21"><text:s text:c="4"/><text:span text:style-name="T6">}</text:span></text:p>
      <text:p text:style-name="P21"><text:s text:c="4"/><text:span text:style-name="T4">for</text:span> <text:span text:style-name="T8">(</text:span>NodeLM<text:span text:style-name="T8">*</text:span> neighbor <text:span text:style-name="T6">:</text:span> nodeList<text:span text:style-name="T8">[</text:span>i<text:span text:style-name="T8">].</text:span>neighbors<text:span text:style-name="T8">())</text:span> <text:span text:style-name="T6">{</text:span></text:p>
      <text:p text:style-name="P21"><text:s text:c="8"/><text:span text:style-name="T4">if</text:span> <text:span text:style-name="T8">(</text:span>nodeList<text:span text:style-name="T8">[</text:span>i<text:span text:style-name="T8">].</text:span>is_to_be_shown_connected_to<text:span text:style-name="T8">(</text:span>neighbor<text:span text:style-name="T8">))</text:span> <text:span text:style-name="T6">{</text:span></text:p>
      <text:p text:style-name="P21"><text:s text:c="11"/><text:span text:style-name="T12">//std::cout &lt;&lt; nodeList[i].x() &lt;&lt; ":" &lt;&lt; nodeList[i].y() &lt;&lt; "::" &lt;&lt; neighbor-&gt;x() &lt;&lt; ":" &lt;&lt; neighbor-&gt;y() &lt;&lt; "\n";</text:span></text:p>
      <text:p text:style-name="P21"><text:s text:c="11"/>sf<text:span text:style-name="T6">::</text:span>RectangleShape line <text:span text:style-name="T8">=</text:span> Line<text:span text:style-name="T8">(</text:span>nodeList<text:span text:style-name="T8">[</text:span>i<text:span text:style-name="T8">].</text:span>x<text:span text:style-name="T8">(),</text:span> nodeList<text:span text:style-name="T8">[</text:span>i<text:span text:style-name="T8">].</text:span>y<text:span text:style-name="T8">(),</text:span> neighbor<text:span text:style-name="T8">-&gt;</text:span>x<text:span text:style-name="T8">(),</text:span> neighbor<text:span text:style-name="T8">-&gt;</text:span>y<text:span text:style-name="T8">(),</text:span> <text:span text:style-name="T14">5</text:span><text:span text:style-name="T8">)</text:span><text:span text:style-name="T6">;</text:span></text:p>
      <text:p text:style-name="P21"><text:s text:c="11"/>line<text:span text:style-name="T8">.</text:span>setFillColor<text:span text:style-name="T8">(</text:span>sf<text:span text:style-name="T6">::</text:span>Color<text:span text:style-name="T8">(</text:span><text:span text:style-name="T14">255</text:span><text:span text:style-name="T8">,</text:span><text:span text:style-name="T14">255</text:span><text:span text:style-name="T8">,</text:span><text:span text:style-name="T14">0</text:span><text:span text:style-name="T8">))</text:span><text:span text:style-name="T6">;</text:span></text:p>
      <text:p text:style-name="P21"><text:s text:c="11"/>sf<text:span text:style-name="T6">::</text:span>CircleShape triangle <text:span text:style-name="T8">=</text:span> Triangle<text:span text:style-name="T8">(</text:span>nodeList<text:span text:style-name="T8">[</text:span>i<text:span text:style-name="T8">].</text:span>x<text:span text:style-name="T8">(),</text:span> nodeList<text:span text:style-name="T8">[</text:span>i<text:span text:style-name="T8">].</text:span>y<text:span text:style-name="T8">(),</text:span> neighbor<text:span text:style-name="T8">-&gt;</text:span>x<text:span text:style-name="T8">()</text:span> <text:span text:style-name="T8">,</text:span> neighbor<text:span text:style-name="T8">-&gt;</text:span>y<text:span text:style-name="T8">(),</text:span> <text:span text:style-name="T14">7</text:span><text:span text:style-name="T8">)</text:span><text:span text:style-name="T6">;</text:span> </text:p>
      <text:p text:style-name="P21"><text:soft-page-break/><text:s text:c="11"/>triangle<text:span text:style-name="T8">.</text:span>setFillColor<text:span text:style-name="T8">(</text:span>sf<text:span text:style-name="T6">::</text:span>Color<text:span text:style-name="T8">(</text:span><text:span text:style-name="T14">0</text:span><text:span text:style-name="T8">,</text:span><text:span text:style-name="T14">0</text:span><text:span text:style-name="T8">,</text:span><text:span text:style-name="T14">0</text:span><text:span text:style-name="T8">))</text:span><text:span text:style-name="T6">;</text:span></text:p>
      <text:p text:style-name="P21"><text:s text:c="11"/><text:span text:style-name="T8">(*</text:span>window<text:span text:style-name="T8">).</text:span>draw<text:span text:style-name="T8">(</text:span>line<text:span text:style-name="T8">)</text:span><text:span text:style-name="T6">;</text:span></text:p>
      <text:p text:style-name="P21"><text:s text:c="11"/><text:span text:style-name="T8">(*</text:span>window<text:span text:style-name="T8">).</text:span>draw<text:span text:style-name="T8">(</text:span>triangle<text:span text:style-name="T8">)</text:span><text:span text:style-name="T6">;</text:span></text:p>
      <text:p text:style-name="P21"><text:s text:c="8"/><text:span text:style-name="T6">}</text:span></text:p>
      <text:p text:style-name="P21"><text:s text:c="4"/><text:span text:style-name="T6">}</text:span> </text:p>
      <text:p text:style-name="P21"><text:s text:c="2"/><text:span text:style-name="T6">}</text:span></text:p>
      <text:p text:style-name="P24">}</text:p>
      <text:p text:style-name="P20"/>
      <text:p text:style-name="P21"><text:span text:style-name="T4">void</text:span> draw_current_source_and_sink <text:span text:style-name="T8">(</text:span>NodeLM <text:span text:style-name="T8">*</text:span>s<text:span text:style-name="T8">,</text:span> NodeLM <text:span text:style-name="T8">*</text:span>t<text:span text:style-name="T8">,</text:span> <text:span text:style-name="T4">int</text:span> radius<text:span text:style-name="T8">,</text:span> sf<text:span text:style-name="T6">::</text:span>RenderWindow <text:span text:style-name="T8">*</text:span>window<text:span text:style-name="T8">,</text:span> sf<text:span text:style-name="T6">::</text:span>Color source_color<text:span text:style-name="T8">,</text:span> sf<text:span text:style-name="T6">::</text:span>Color target_color<text:span text:style-name="T8">)</text:span> <text:span text:style-name="T6">{</text:span></text:p>
      <text:p text:style-name="P21"><text:s text:c="2"/>sf<text:span text:style-name="T6">::</text:span>CircleShape startNode<text:span text:style-name="T6">;</text:span></text:p>
      <text:p text:style-name="P21"><text:s text:c="2"/>startNode<text:span text:style-name="T8">.</text:span>setPosition<text:span text:style-name="T8">(</text:span>s<text:span text:style-name="T8">-&gt;</text:span>x<text:span text:style-name="T8">()</text:span> <text:span text:style-name="T8">-</text:span> radius<text:span text:style-name="T8">,</text:span> s<text:span text:style-name="T8">-&gt;</text:span>y<text:span text:style-name="T8">()</text:span> <text:span text:style-name="T8">-</text:span> radius<text:span text:style-name="T8">)</text:span><text:span text:style-name="T6">;</text:span> <text:s/></text:p>
      <text:p text:style-name="P21"><text:s text:c="2"/>startNode<text:span text:style-name="T8">.</text:span>setRadius<text:span text:style-name="T8">(</text:span>radius<text:span text:style-name="T8">)</text:span><text:span text:style-name="T6">;</text:span></text:p>
      <text:p text:style-name="P21"><text:s text:c="2"/>startNode<text:span text:style-name="T8">.</text:span>setFillColor<text:span text:style-name="T8">(</text:span>source_color<text:span text:style-name="T8">)</text:span><text:span text:style-name="T6">;</text:span></text:p>
      <text:p text:style-name="P20"/>
      <text:p text:style-name="P21"><text:s text:c="2"/>sf<text:span text:style-name="T6">::</text:span>CircleShape endNode<text:span text:style-name="T6">;</text:span></text:p>
      <text:p text:style-name="P21"><text:s text:c="2"/>endNode<text:span text:style-name="T8">.</text:span>setPosition<text:span text:style-name="T8">(</text:span>t<text:span text:style-name="T8">-&gt;</text:span>x<text:span text:style-name="T8">()</text:span> <text:span text:style-name="T8">-</text:span> radius<text:span text:style-name="T8">,</text:span> t<text:span text:style-name="T8">-&gt;</text:span>y<text:span text:style-name="T8">()</text:span> <text:span text:style-name="T8">-</text:span> radius<text:span text:style-name="T8">)</text:span><text:span text:style-name="T6">;</text:span> <text:s/></text:p>
      <text:p text:style-name="P21"><text:s text:c="2"/>endNode<text:span text:style-name="T8">.</text:span>setRadius<text:span text:style-name="T8">(</text:span>radius<text:span text:style-name="T8">)</text:span><text:span text:style-name="T6">;</text:span></text:p>
      <text:p text:style-name="P21"><text:s text:c="2"/>endNode<text:span text:style-name="T8">.</text:span>setFillColor<text:span text:style-name="T8">(</text:span>target_color<text:span text:style-name="T8">)</text:span><text:span text:style-name="T6">;</text:span></text:p>
      <text:p text:style-name="P21"><text:s text:c="2"/><text:span text:style-name="T8">(*</text:span>window<text:span text:style-name="T8">).</text:span>draw<text:span text:style-name="T8">(</text:span>startNode<text:span text:style-name="T8">)</text:span><text:span text:style-name="T6">;</text:span></text:p>
      <text:p text:style-name="P21"><text:s text:c="2"/><text:span text:style-name="T8">(*</text:span>window<text:span text:style-name="T8">).</text:span>draw<text:span text:style-name="T8">(</text:span>endNode<text:span text:style-name="T8">)</text:span><text:span text:style-name="T6">;</text:span></text:p>
      <text:p text:style-name="P21"><text:s text:c="2"/><text:span text:style-name="T8">(*</text:span>window<text:span text:style-name="T8">).</text:span>display<text:span text:style-name="T8">()</text:span><text:span text:style-name="T6">;</text:span></text:p>
      <text:p text:style-name="P21"><text:span text:style-name="T6">}</text:span> </text:p>
      <text:p text:style-name="P20"/>
      <text:p text:style-name="P21"><text:span text:style-name="T4">void</text:span> blink_current_source_and_sink <text:span text:style-name="T8">(</text:span>NodeLM<text:span text:style-name="T8">*</text:span> s<text:span text:style-name="T8">,</text:span> NodeLM<text:span text:style-name="T8">*</text:span> t<text:span text:style-name="T8">,</text:span> <text:span text:style-name="T4">int</text:span> radius<text:span text:style-name="T8">,</text:span> sf<text:span text:style-name="T6">::</text:span>RenderWindow <text:span text:style-name="T8">*</text:span>window<text:span text:style-name="T8">)</text:span> <text:span text:style-name="T6">{</text:span></text:p>
      <text:p text:style-name="P21"><text:s text:c="2"/><text:span text:style-name="T4">int</text:span> ctr <text:span text:style-name="T8">=</text:span> <text:span text:style-name="T14">5</text:span><text:span text:style-name="T6">;</text:span></text:p>
      <text:p text:style-name="P21"><text:s text:c="2"/><text:span text:style-name="T4">while</text:span> <text:span text:style-name="T8">(</text:span> ctr <text:span text:style-name="T8">&gt;</text:span> <text:span text:style-name="T14">0</text:span> <text:span text:style-name="T8">)</text:span> <text:span text:style-name="T6">{</text:span></text:p>
      <text:p text:style-name="P21"><text:s text:c="4"/>draw_current_source_and_sink <text:span text:style-name="T8">(</text:span>s<text:span text:style-name="T8">,</text:span> t<text:span text:style-name="T8">,</text:span> radius<text:span text:style-name="T8">,</text:span> window<text:span text:style-name="T8">,</text:span> sf<text:span text:style-name="T6">::</text:span>Color<text:span text:style-name="T6">::</text:span>Black<text:span text:style-name="T8">,</text:span> sf<text:span text:style-name="T6">::</text:span>Color<text:span text:style-name="T6">::</text:span>Black<text:span text:style-name="T8">)</text:span><text:span text:style-name="T6">;</text:span></text:p>
      <text:p text:style-name="P21"><text:s text:c="4"/>sf<text:span text:style-name="T6">::</text:span>sleep<text:span text:style-name="T8">(</text:span>sf<text:span text:style-name="T6">::</text:span>milliseconds<text:span text:style-name="T8">(</text:span><text:span text:style-name="T14">500</text:span><text:span text:style-name="T8">))</text:span><text:span text:style-name="T6">;</text:span></text:p>
      <text:p text:style-name="P21"><text:s text:c="4"/>draw_current_source_and_sink <text:span text:style-name="T8">(</text:span>s<text:span text:style-name="T8">,</text:span> t<text:span text:style-name="T8">,</text:span> radius<text:span text:style-name="T8">,</text:span> window<text:span text:style-name="T8">,</text:span> sf<text:span text:style-name="T6">::</text:span>Color<text:span text:style-name="T6">::</text:span>Blue<text:span text:style-name="T8">,</text:span> sf<text:span text:style-name="T6">::</text:span>Color<text:span text:style-name="T6">::</text:span>Red<text:span text:style-name="T8">)</text:span><text:span text:style-name="T6">;</text:span></text:p>
      <text:p text:style-name="P21"><text:s text:c="4"/>sf<text:span text:style-name="T6">::</text:span>sleep<text:span text:style-name="T8">(</text:span>sf<text:span text:style-name="T6">::</text:span>milliseconds<text:span text:style-name="T8">(</text:span><text:span text:style-name="T14">500</text:span><text:span text:style-name="T8">))</text:span><text:span text:style-name="T6">;</text:span></text:p>
      <text:p text:style-name="P21"><text:s text:c="4"/>ctr<text:span text:style-name="T8">--</text:span><text:span text:style-name="T6">;</text:span></text:p>
      <text:p text:style-name="P21"><text:s text:c="2"/><text:span text:style-name="T6">}</text:span></text:p>
      <text:p text:style-name="P24">}</text:p>
      <text:p text:style-name="P20"/>
      <text:p text:style-name="P21"><text:span text:style-name="T4">void</text:span> draw_traced_path<text:span text:style-name="T8">(</text:span>NodeLM <text:span text:style-name="T8">*</text:span>s<text:span text:style-name="T8">,</text:span> NodeLM <text:span text:style-name="T8">*</text:span>t<text:span text:style-name="T8">,</text:span> <text:span text:style-name="T4">int</text:span> ctr<text:span text:style-name="T8">,</text:span> sf<text:span text:style-name="T6">::</text:span>RenderWindow <text:span text:style-name="T8">*</text:span>window<text:span text:style-name="T8">)</text:span> <text:span text:style-name="T6">{</text:span></text:p>
      <text:p text:style-name="P21"><text:s text:c="2"/>NodeLM<text:span text:style-name="T8">*</text:span> curr_node<text:span text:style-name="T8">,</text:span> <text:span text:style-name="T8">*</text:span>prev_node<text:span text:style-name="T6">;</text:span></text:p>
      <text:p text:style-name="P21"><text:s text:c="2"/><text:span text:style-name="T10">std</text:span><text:span text:style-name="T6">::</text:span><text:span text:style-name="T11">pair</text:span><text:span text:style-name="T6">&lt;</text:span><text:span text:style-name="T10">std</text:span><text:span text:style-name="T6">::</text:span><text:span text:style-name="T11">string</text:span><text:span text:style-name="T8">,</text:span>NodeLM<text:span text:style-name="T8">*</text:span><text:span text:style-name="T6">&gt;</text:span> min_bends_path<text:span text:style-name="T6">;</text:span></text:p>
      <text:p text:style-name="P21"><text:s text:c="2"/><text:span text:style-name="T10">std</text:span><text:span text:style-name="T6">::</text:span><text:span text:style-name="T11">string</text:span> dir <text:span text:style-name="T8">=</text:span> <text:span text:style-name="T3">"</text:span><text:span text:style-name="T17">none</text:span><text:span text:style-name="T3">"</text:span><text:span text:style-name="T6">;</text:span> </text:p>
      <text:p text:style-name="P21"><text:s text:c="2"/></text:p>
      <text:p text:style-name="P21"><text:s text:c="2"/>curr_node <text:span text:style-name="T8">=</text:span> s<text:span text:style-name="T6">;</text:span></text:p>
      <text:p text:style-name="P21"><text:s text:c="2"/><text:span text:style-name="T4">do</text:span> <text:span text:style-name="T6">{</text:span></text:p>
      <text:p text:style-name="P21"><text:s text:c="4"/>min_bends_path <text:span text:style-name="T8">=</text:span> curr_node<text:span text:style-name="T8">-&gt;</text:span>get_path_with_min_bends<text:span text:style-name="T8">(</text:span>ctr<text:span text:style-name="T8">,</text:span>dir<text:span text:style-name="T8">)</text:span><text:span text:style-name="T6">;</text:span></text:p>
      <text:p text:style-name="P21"><text:s text:c="4"/>dir <text:span text:style-name="T8">=</text:span> min_bends_path<text:span text:style-name="T8">.</text:span>first<text:span text:style-name="T6">;</text:span></text:p>
      <text:p text:style-name="P21"><text:s text:c="4"/>prev_node <text:span text:style-name="T8">=</text:span> min_bends_path<text:span text:style-name="T8">.</text:span>second<text:span text:style-name="T6">;</text:span></text:p>
      <text:p text:style-name="P21"><text:s text:c="4"/>sf<text:span text:style-name="T6">::</text:span>RectangleShape line <text:span text:style-name="T8">=</text:span> Line<text:span text:style-name="T8">(</text:span>curr_node<text:span text:style-name="T8">-&gt;</text:span>x<text:span text:style-name="T8">(),</text:span> curr_node<text:span text:style-name="T8">-&gt;</text:span>y<text:span text:style-name="T8">(),</text:span> prev_node<text:span text:style-name="T8">-&gt;</text:span>x<text:span text:style-name="T8">(),</text:span> prev_node<text:span text:style-name="T8">-&gt;</text:span>y<text:span text:style-name="T8">(),</text:span> <text:span text:style-name="T14">5</text:span><text:span text:style-name="T8">)</text:span><text:span text:style-name="T6">;</text:span></text:p>
      <text:p text:style-name="P21"><text:s text:c="4"/>line<text:span text:style-name="T8">.</text:span>setFillColor<text:span text:style-name="T8">(</text:span>sf<text:span text:style-name="T6">::</text:span>Color<text:span text:style-name="T8">(</text:span><text:span text:style-name="T14">255</text:span><text:span text:style-name="T8">,</text:span><text:span text:style-name="T14">255</text:span><text:span text:style-name="T8">,</text:span><text:span text:style-name="T14">0</text:span><text:span text:style-name="T8">))</text:span><text:span text:style-name="T6">;</text:span></text:p>
      <text:p text:style-name="P21"><text:s text:c="4"/><text:span text:style-name="T8">(*</text:span>window<text:span text:style-name="T8">).</text:span>draw<text:span text:style-name="T8">(</text:span>line<text:span text:style-name="T8">)</text:span><text:span text:style-name="T6">;</text:span></text:p>
      <text:p text:style-name="P21"><text:s text:c="4"/>curr_node<text:span text:style-name="T8">-&gt;</text:span>update_line_exists_with_neighbor_node<text:span text:style-name="T8">(</text:span>prev_node<text:span text:style-name="T8">,</text:span><text:span text:style-name="T14">1</text:span><text:span text:style-name="T8">)</text:span><text:span text:style-name="T6">;</text:span></text:p>
      <text:p text:style-name="P21"><text:s text:c="4"/>curr_node<text:span text:style-name="T8">-&gt;</text:span>add_on_selected_path<text:span text:style-name="T8">()</text:span><text:span text:style-name="T6">;</text:span></text:p>
      <text:p text:style-name="P21"><text:s text:c="4"/>curr_node <text:span text:style-name="T8">=</text:span> prev_node<text:span text:style-name="T6">;</text:span></text:p>
      <text:p text:style-name="P21"><text:s text:c="4"/><text:span text:style-name="T8">(*</text:span>window<text:span text:style-name="T8">).</text:span>display<text:span text:style-name="T8">()</text:span><text:span text:style-name="T6">;</text:span></text:p>
      <text:p text:style-name="P21"><text:s text:c="2"/><text:span text:style-name="T6">}</text:span> <text:span text:style-name="T4">while</text:span> <text:span text:style-name="T8">(</text:span>curr_node <text:span text:style-name="T8">!=</text:span> t<text:span text:style-name="T8">)</text:span><text:span text:style-name="T6">;</text:span> </text:p>
      <text:p text:style-name="P21"><text:s text:c="2"/><text:span text:style-name="T8">(*</text:span>window<text:span text:style-name="T8">).</text:span>display<text:span text:style-name="T8">()</text:span><text:span text:style-name="T6">;</text:span></text:p>
      <text:p text:style-name="P17"><text:span text:style-name="T6">}</text:span></text:p>
      <text:p text:style-name="P6"/>
      <text:p text:style-name="P2"/>
      <text:h text:style-name="Heading_20_3" text:outline-level="3"><text:soft-page-break/>LM_router.h</text:h>
      <text:p text:style-name="P12"/>
      <text:p text:style-name="P12"><text:span text:style-name="T2">#include </text:span><text:span text:style-name="T3">&lt;</text:span><text:span text:style-name="T16">limits</text:span><text:span text:style-name="T3">&gt;</text:span></text:p>
      <text:p text:style-name="P21"><text:span text:style-name="T2">#include </text:span><text:span text:style-name="T3">&lt;</text:span><text:span text:style-name="T16">iostream</text:span><text:span text:style-name="T3">&gt;</text:span></text:p>
      <text:p text:style-name="P21"><text:span text:style-name="T2">#include </text:span><text:span text:style-name="T3">&lt;</text:span><text:span text:style-name="T16">vector</text:span><text:span text:style-name="T3">&gt;</text:span></text:p>
      <text:p text:style-name="P21"><text:span text:style-name="T2">#include </text:span><text:span text:style-name="T3">&lt;</text:span><text:span text:style-name="T16">set</text:span><text:span text:style-name="T3">&gt;</text:span></text:p>
      <text:p text:style-name="P21"><text:span text:style-name="T2">#include </text:span><text:span text:style-name="T3">&lt;</text:span><text:span text:style-name="T16">random</text:span><text:span text:style-name="T3">&gt;</text:span></text:p>
      <text:p text:style-name="P21"><text:span text:style-name="T2">#include </text:span><text:span text:style-name="T3">&lt;</text:span><text:span text:style-name="T16">string</text:span><text:span text:style-name="T3">&gt;</text:span></text:p>
      <text:p text:style-name="P21"><text:span text:style-name="T2">#include </text:span><text:span text:style-name="T3">&lt;</text:span><text:span text:style-name="T16">cstddef</text:span><text:span text:style-name="T3">&gt;</text:span></text:p>
      <text:p text:style-name="P21"><text:span text:style-name="T2">#include </text:span><text:span text:style-name="T3">&lt;</text:span><text:span text:style-name="T16">math.h</text:span><text:span text:style-name="T3">&gt;</text:span></text:p>
      <text:p text:style-name="P20"/>
      <text:p text:style-name="P21"><text:span text:style-name="T2">#define PI 3</text:span><text:span text:style-name="T8">.</text:span><text:span text:style-name="T2">14159265</text:span></text:p>
      <text:p text:style-name="P20"/>
      <text:p text:style-name="P21"><text:span text:style-name="T10">std</text:span><text:span text:style-name="T6">::</text:span><text:span text:style-name="T11">string</text:span> get_dir<text:span text:style-name="T8">(</text:span><text:span text:style-name="T4">int</text:span> node1_x<text:span text:style-name="T8">,</text:span> <text:span text:style-name="T4">int</text:span> node1_y<text:span text:style-name="T8">,</text:span> <text:span text:style-name="T4">int</text:span> node2_x<text:span text:style-name="T8">,</text:span> <text:span text:style-name="T4">int</text:span> node2_y<text:span text:style-name="T8">)</text:span> <text:span text:style-name="T6">{</text:span></text:p>
      <text:p text:style-name="P21"><text:s text:c="2"/><text:span text:style-name="T10">std</text:span><text:span text:style-name="T6">::</text:span><text:span text:style-name="T11">string</text:span> dir<text:span text:style-name="T6">;</text:span></text:p>
      <text:p text:style-name="P21"><text:s text:c="2"/><text:span text:style-name="T4">if</text:span> <text:span text:style-name="T8">(</text:span> node1_x <text:s/><text:span text:style-name="T8">==</text:span> node2_x <text:span text:style-name="T8">)</text:span></text:p>
      <text:p text:style-name="P21"><text:s text:c="5"/><text:span text:style-name="T4">if</text:span> <text:span text:style-name="T8">(</text:span> node1_y <text:span text:style-name="T8">&lt;</text:span> node2_y <text:span text:style-name="T8">)</text:span> </text:p>
      <text:p text:style-name="P21"><text:s text:c="8"/>dir <text:span text:style-name="T8">=</text:span> <text:span text:style-name="T3">"</text:span><text:span text:style-name="T17">down</text:span><text:span text:style-name="T3">"</text:span><text:span text:style-name="T6">;</text:span></text:p>
      <text:p text:style-name="P21"><text:s text:c="5"/><text:span text:style-name="T4">else</text:span></text:p>
      <text:p text:style-name="P21"><text:s text:c="8"/>dir <text:span text:style-name="T8">=</text:span> <text:span text:style-name="T3">"</text:span><text:span text:style-name="T17">up</text:span><text:span text:style-name="T3">"</text:span><text:span text:style-name="T6">;</text:span></text:p>
      <text:p text:style-name="P21"><text:s text:c="2"/><text:span text:style-name="T4">else</text:span></text:p>
      <text:p text:style-name="P21"><text:s text:c="5"/><text:span text:style-name="T4">if</text:span> <text:span text:style-name="T8">(</text:span> node1_x <text:span text:style-name="T8">&lt;</text:span> node2_x <text:span text:style-name="T8">)</text:span></text:p>
      <text:p text:style-name="P21"><text:s text:c="8"/>dir <text:span text:style-name="T8">=</text:span> <text:span text:style-name="T3">"</text:span><text:span text:style-name="T17">right</text:span><text:span text:style-name="T3">"</text:span><text:span text:style-name="T6">;</text:span></text:p>
      <text:p text:style-name="P21"><text:s text:c="5"/><text:span text:style-name="T4">else</text:span></text:p>
      <text:p text:style-name="P21"><text:s text:c="8"/>dir <text:span text:style-name="T8">=</text:span> <text:span text:style-name="T3">"</text:span><text:span text:style-name="T17">left</text:span><text:span text:style-name="T3">"</text:span><text:span text:style-name="T6">;</text:span></text:p>
      <text:p text:style-name="P21"><text:s text:c="2"/><text:span text:style-name="T4">return</text:span> dir<text:span text:style-name="T6">;</text:span></text:p>
      <text:p text:style-name="P24">}</text:p>
      <text:p text:style-name="P20"/>
      <text:p text:style-name="P21"><text:span text:style-name="T4">void</text:span> retrace<text:span text:style-name="T8">(</text:span>NodeLM<text:span text:style-name="T8">*</text:span> s<text:span text:style-name="T8">,</text:span> NodeLM<text:span text:style-name="T8">*</text:span> t<text:span text:style-name="T8">,</text:span> <text:span text:style-name="T4">int</text:span> gridsize<text:span text:style-name="T8">,</text:span> <text:span text:style-name="T4">int</text:span> grid_node_size<text:span text:style-name="T8">,</text:span> <text:span text:style-name="T4">int</text:span> ctr<text:span text:style-name="T8">,</text:span> sf<text:span text:style-name="T6">::</text:span>RenderWindow <text:span text:style-name="T8">*</text:span>window<text:span text:style-name="T8">)</text:span> <text:span text:style-name="T6">{</text:span></text:p>
      <text:p text:style-name="P21"><text:s text:c="2"/><text:span text:style-name="T10">std</text:span><text:span text:style-name="T6">::</text:span><text:span text:style-name="T11">set</text:span><text:span text:style-name="T6">&lt;</text:span>NodeLM<text:span text:style-name="T8">*</text:span><text:span text:style-name="T6">&gt;</text:span> previous_node<text:span text:style-name="T6">;</text:span></text:p>
      <text:p text:style-name="P21"><text:s text:c="2"/><text:span text:style-name="T10">std</text:span><text:span text:style-name="T6">::</text:span><text:span text:style-name="T11">set</text:span><text:span text:style-name="T6">&lt;</text:span>NodeLM<text:span text:style-name="T8">*</text:span><text:span text:style-name="T6">&gt;</text:span> new_previous_nodes<text:span text:style-name="T6">;</text:span></text:p>
      <text:p text:style-name="P21"><text:s text:c="2"/><text:span text:style-name="T12">//int node_num, count; *color;</text:span></text:p>
      <text:p text:style-name="P21"><text:s text:c="2"/><text:span text:style-name="T4">int</text:span> num_bends<text:span text:style-name="T6">;</text:span> </text:p>
      <text:p text:style-name="P21"><text:s text:c="2"/><text:span text:style-name="T10">std</text:span><text:span text:style-name="T6">::</text:span><text:span text:style-name="T11">string</text:span> path_sum_x<text:span text:style-name="T8">,</text:span> path_sum_y<text:span text:style-name="T6">;</text:span></text:p>
      <text:p text:style-name="P21"><text:s text:c="2"/><text:span text:style-name="T10">std</text:span><text:span text:style-name="T6">::</text:span><text:span text:style-name="T11">string</text:span> dir<text:span text:style-name="T6">;</text:span></text:p>
      <text:p text:style-name="P21"><text:s text:c="2"/>previous_node<text:span text:style-name="T8">.</text:span>insert<text:span text:style-name="T8">(</text:span>t<text:span text:style-name="T8">)</text:span><text:span text:style-name="T6">;</text:span></text:p>
      <text:p text:style-name="P21"><text:s text:c="2"/><text:span text:style-name="T4">do</text:span> <text:span text:style-name="T6">{</text:span></text:p>
      <text:p text:style-name="P21"><text:s text:c="4"/><text:span text:style-name="T4">for</text:span> <text:span text:style-name="T8">(</text:span>NodeLM<text:span text:style-name="T8">*</text:span> e <text:span text:style-name="T6">:</text:span> previous_node<text:span text:style-name="T8">)</text:span> <text:span text:style-name="T6">{</text:span></text:p>
      <text:p text:style-name="P21"><text:s text:c="6"/><text:span text:style-name="T4">for</text:span> <text:span text:style-name="T8">(</text:span>NodeLM<text:span text:style-name="T8">*</text:span> neighbor <text:span text:style-name="T6">:</text:span> e<text:span text:style-name="T8">-&gt;</text:span>neighbors<text:span text:style-name="T8">())</text:span> <text:span text:style-name="T6">{</text:span></text:p>
      <text:p text:style-name="P21"><text:s text:c="8"/><text:span text:style-name="T4">if</text:span> <text:span text:style-name="T8">(</text:span> neighbor<text:span text:style-name="T8">-&gt;</text:span>getLabel<text:span text:style-name="T8">()</text:span> <text:span text:style-name="T8">==</text:span> <text:span text:style-name="T8">(</text:span>e<text:span text:style-name="T8">-&gt;</text:span>getLabel<text:span text:style-name="T8">()</text:span> <text:span text:style-name="T8">-</text:span> <text:span text:style-name="T14">1</text:span><text:span text:style-name="T8">)</text:span> <text:span text:style-name="T8">)</text:span> <text:span text:style-name="T6">{</text:span></text:p>
      <text:p text:style-name="P21"><text:s text:c="11"/><text:span text:style-name="T4">if</text:span> <text:span text:style-name="T8">(</text:span> e<text:span text:style-name="T8">-&gt;</text:span>x<text:span text:style-name="T8">()</text:span> <text:span text:style-name="T8">==</text:span> t<text:span text:style-name="T8">-&gt;</text:span>x<text:span text:style-name="T8">()</text:span> <text:span text:style-name="T8">&amp;&amp;</text:span> e<text:span text:style-name="T8">-&gt;</text:span>y<text:span text:style-name="T8">()</text:span> <text:span text:style-name="T8">==</text:span> t<text:span text:style-name="T8">-&gt;</text:span>y<text:span text:style-name="T8">()</text:span> <text:span text:style-name="T8">)</text:span> <text:span text:style-name="T6">{</text:span></text:p>
      <text:p text:style-name="P21"><text:s text:c="14"/>e<text:span text:style-name="T8">-&gt;</text:span>add_prev_node_data<text:span text:style-name="T8">(</text:span>ctr<text:span text:style-name="T8">,</text:span><text:span text:style-name="T10">std</text:span><text:span text:style-name="T6">::</text:span>to_string<text:span text:style-name="T8">((</text:span>e<text:span text:style-name="T8">-&gt;</text:span>get_coordinates<text:span text:style-name="T8">(</text:span>grid_node_size<text:span text:style-name="T8">)).</text:span>first<text:span text:style-name="T8">),</text:span> <text:span text:style-name="T10">std</text:span><text:span text:style-name="T6">::</text:span>to_string<text:span text:style-name="T8">((</text:span>e<text:span text:style-name="T8">-&gt;</text:span>get_coordinates<text:span text:style-name="T8">(</text:span>grid_node_size<text:span text:style-name="T8">)).</text:span>second<text:span text:style-name="T8">),</text:span>e<text:span text:style-name="T8">,</text:span><text:span text:style-name="T3">"</text:span><text:span text:style-name="T17">none</text:span><text:span text:style-name="T3">"</text:span><text:span text:style-name="T8">,</text:span><text:span text:style-name="T14">0</text:span><text:span text:style-name="T8">,</text:span><text:span text:style-name="T14">0</text:span><text:span text:style-name="T8">,</text:span><text:span text:style-name="T14">0</text:span><text:span text:style-name="T8">)</text:span><text:span text:style-name="T6">;</text:span></text:p>
      <text:p text:style-name="P21"><text:s text:c="11"/><text:span text:style-name="T6">}</text:span> </text:p>
      <text:p text:style-name="P21"><text:s text:c="11"/>dir <text:span text:style-name="T8">=</text:span> get_dir<text:span text:style-name="T8">(</text:span>e<text:span text:style-name="T8">-&gt;</text:span>x<text:span text:style-name="T8">(),</text:span> e<text:span text:style-name="T8">-&gt;</text:span>y<text:span text:style-name="T8">(),</text:span> neighbor<text:span text:style-name="T8">-&gt;</text:span>x<text:span text:style-name="T8">(),</text:span> neighbor<text:span text:style-name="T8">-&gt;</text:span>y<text:span text:style-name="T8">())</text:span><text:span text:style-name="T6">;</text:span></text:p>
      <text:p text:style-name="P21"><text:s text:c="11"/><text:span text:style-name="T4">for</text:span> <text:span text:style-name="T8">(</text:span><text:span text:style-name="T10">std</text:span><text:span text:style-name="T6">::</text:span><text:span text:style-name="T11">pair</text:span><text:span text:style-name="T6">&lt;</text:span><text:span text:style-name="T10">std</text:span><text:span text:style-name="T6">::</text:span><text:span text:style-name="T11">pair</text:span><text:span text:style-name="T6">&lt;</text:span><text:span text:style-name="T10">std</text:span><text:span text:style-name="T6">::</text:span><text:span text:style-name="T11">string</text:span><text:span text:style-name="T8">,</text:span><text:span text:style-name="T10">std</text:span><text:span text:style-name="T6">::</text:span><text:span text:style-name="T11">string</text:span><text:span text:style-name="T6">&gt;</text:span><text:span text:style-name="T8">,</text:span>NodeLM<text:span text:style-name="T8">*</text:span><text:span text:style-name="T6">&gt;</text:span> path<text:span text:style-name="T6">:</text:span> e<text:span text:style-name="T8">-&gt;</text:span>get_path<text:span text:style-name="T8">(</text:span>ctr<text:span text:style-name="T8">))</text:span> <text:span text:style-name="T6">{</text:span></text:p>
      <text:p text:style-name="P21"><text:s text:c="13"/><text:span text:style-name="T4">if</text:span> <text:span text:style-name="T8">(</text:span> dir <text:span text:style-name="T8">==</text:span> e<text:span text:style-name="T8">-&gt;</text:span>get_direction<text:span text:style-name="T8">(</text:span>ctr<text:span text:style-name="T8">,</text:span>path<text:span text:style-name="T8">.</text:span>second<text:span text:style-name="T8">,</text:span>path<text:span text:style-name="T8">.</text:span>first<text:span text:style-name="T8">.</text:span>first<text:span text:style-name="T8">,</text:span>path<text:span text:style-name="T8">.</text:span>first<text:span text:style-name="T8">.</text:span>second<text:span text:style-name="T8">)</text:span> <text:span text:style-name="T8">||</text:span> e<text:span text:style-name="T8">-&gt;</text:span>get_direction<text:span text:style-name="T8">(</text:span>ctr<text:span text:style-name="T8">,</text:span>path<text:span text:style-name="T8">.</text:span>second<text:span text:style-name="T8">,</text:span>path<text:span text:style-name="T8">.</text:span>first<text:span text:style-name="T8">.</text:span>first<text:span text:style-name="T8">,</text:span>path<text:span text:style-name="T8">.</text:span>first<text:span text:style-name="T8">.</text:span>second<text:span text:style-name="T8">)</text:span> <text:span text:style-name="T8">==</text:span> <text:span text:style-name="T3">"</text:span><text:span text:style-name="T17">none</text:span><text:span text:style-name="T3">"</text:span> <text:span text:style-name="T8">)</text:span> <text:span text:style-name="T6">{</text:span></text:p>
      <text:p text:style-name="P21"><text:s text:c="16"/>num_bends <text:span text:style-name="T8">=</text:span> e<text:span text:style-name="T8">-&gt;</text:span>get_num_bends<text:span text:style-name="T8">(</text:span>ctr<text:span text:style-name="T8">,</text:span>path<text:span text:style-name="T8">.</text:span>second<text:span text:style-name="T8">,</text:span>path<text:span text:style-name="T8">.</text:span>first<text:span text:style-name="T8">.</text:span>first<text:span text:style-name="T8">,</text:span>path<text:span text:style-name="T8">.</text:span>first<text:span text:style-name="T8">.</text:span>second<text:span text:style-name="T8">)</text:span><text:span text:style-name="T6">;</text:span></text:p>
      <text:p text:style-name="P21"><text:s text:c="13"/><text:span text:style-name="T6">}</text:span> <text:span text:style-name="T4">else</text:span> <text:span text:style-name="T6">{</text:span></text:p>
      <text:p text:style-name="P21"><text:s text:c="16"/>num_bends <text:span text:style-name="T8">=</text:span> e<text:span text:style-name="T8">-&gt;</text:span>get_num_bends<text:span text:style-name="T8">(</text:span>ctr<text:span text:style-name="T8">,</text:span>path<text:span text:style-name="T8">.</text:span>second<text:span text:style-name="T8">,</text:span>path<text:span text:style-name="T8">.</text:span>first<text:span text:style-name="T8">.</text:span>first<text:span text:style-name="T8">,</text:span>path<text:span text:style-name="T8">.</text:span>first<text:span text:style-name="T8">.</text:span>second<text:span text:style-name="T8">)</text:span> <text:span text:style-name="T8">+</text:span> <text:span text:style-name="T14">1</text:span><text:span text:style-name="T6">;</text:span></text:p>
      <text:p text:style-name="P21"><text:s text:c="13"/><text:span text:style-name="T6">}</text:span></text:p>
      <text:p text:style-name="P21"><text:s text:c="13"/>path_sum_x <text:span text:style-name="T8">=</text:span> path<text:span text:style-name="T8">.</text:span>first<text:span text:style-name="T8">.</text:span>first <text:span text:style-name="T8">+</text:span> <text:span text:style-name="T10">std</text:span><text:span text:style-name="T6">::</text:span>to_string<text:span text:style-name="T8">((</text:span>neighbor<text:span text:style-name="T8">-&gt;</text:span>get_coordinates<text:span text:style-name="T8">(</text:span>grid_node_size<text:span text:style-name="T8">)).</text:span>first<text:span text:style-name="T8">)</text:span><text:span text:style-name="T6">;</text:span></text:p>
      <text:p text:style-name="P21"><text:s text:c="13"/>path_sum_y <text:span text:style-name="T8">=</text:span> path<text:span text:style-name="T8">.</text:span>first<text:span text:style-name="T8">.</text:span>second <text:span text:style-name="T8">+</text:span> <text:span text:style-name="T10">std</text:span><text:span text:style-name="T6">::</text:span>to_string<text:span text:style-name="T8">((</text:span>neighbor<text:span text:style-name="T8">-&gt;</text:span>get_coordinates<text:span text:style-name="T8">(</text:span>grid_node_size<text:span text:style-name="T8">)).</text:span>second<text:span text:style-name="T8">)</text:span><text:span text:style-name="T6">;</text:span></text:p>
      <text:p text:style-name="P21"><text:s text:c="13"/>neighbor<text:span text:style-name="T8">-</text:span><text:soft-page-break/><text:span text:style-name="T8">&gt;</text:span>add_prev_node_data<text:span text:style-name="T8">(</text:span>ctr<text:span text:style-name="T8">,</text:span>path_sum_x<text:span text:style-name="T8">,</text:span>path_sum_y<text:span text:style-name="T8">,</text:span>e<text:span text:style-name="T8">,</text:span>dir<text:span text:style-name="T8">,</text:span>num_bends<text:span text:style-name="T8">,</text:span>neighbor<text:span text:style-name="T8">-&gt;</text:span>is_already_on_a_nets_path<text:span text:style-name="T8">(</text:span>ctr<text:span text:style-name="T8">),</text:span><text:span text:style-name="T14">0</text:span><text:span text:style-name="T8">)</text:span><text:span text:style-name="T6">;</text:span></text:p>
      <text:p text:style-name="P21"><text:s text:c="11"/><text:span text:style-name="T6">}</text:span></text:p>
      <text:p text:style-name="P21"><text:s text:c="11"/>new_previous_nodes<text:span text:style-name="T8">.</text:span>insert<text:span text:style-name="T8">(</text:span>neighbor<text:span text:style-name="T8">)</text:span><text:span text:style-name="T6">;</text:span></text:p>
      <text:p text:style-name="P21"><text:s text:c="11"/>sf<text:span text:style-name="T6">::</text:span>RectangleShape line <text:span text:style-name="T8">=</text:span> Line<text:span text:style-name="T8">(</text:span>e<text:span text:style-name="T8">-&gt;</text:span>x<text:span text:style-name="T8">(),</text:span> e<text:span text:style-name="T8">-&gt;</text:span>y<text:span text:style-name="T8">(),</text:span> neighbor<text:span text:style-name="T8">-&gt;</text:span>x<text:span text:style-name="T8">(),</text:span> neighbor<text:span text:style-name="T8">-&gt;</text:span>y<text:span text:style-name="T8">(),</text:span> <text:span text:style-name="T14">3</text:span><text:span text:style-name="T8">)</text:span><text:span text:style-name="T6">;</text:span></text:p>
      <text:p text:style-name="P21"><text:s text:c="11"/><text:span text:style-name="T12">//std::cout &lt;&lt; neighbor-&gt;x() &lt;&lt; ":" &lt;&lt; neighbor-&gt;y() &lt;&lt; "\n";</text:span></text:p>
      <text:p text:style-name="P21"><text:s text:c="11"/>line<text:span text:style-name="T8">.</text:span>setFillColor<text:span text:style-name="T8">(</text:span>sf<text:span text:style-name="T6">::</text:span>Color<text:span text:style-name="T6">::</text:span>Green<text:span text:style-name="T8">)</text:span><text:span text:style-name="T6">;</text:span></text:p>
      <text:p text:style-name="P21"><text:s text:c="11"/>sf<text:span text:style-name="T6">::</text:span>CircleShape triangle <text:span text:style-name="T8">=</text:span> Triangle<text:span text:style-name="T8">(</text:span>e<text:span text:style-name="T8">-&gt;</text:span>x<text:span text:style-name="T8">(),</text:span> e<text:span text:style-name="T8">-&gt;</text:span>y<text:span text:style-name="T8">(),</text:span> neighbor<text:span text:style-name="T8">-&gt;</text:span>x<text:span text:style-name="T8">()</text:span> <text:span text:style-name="T8">,</text:span> neighbor<text:span text:style-name="T8">-&gt;</text:span>y<text:span text:style-name="T8">(),</text:span> <text:span text:style-name="T14">5</text:span><text:span text:style-name="T8">)</text:span><text:span text:style-name="T6">;</text:span> </text:p>
      <text:p text:style-name="P21"><text:s text:c="11"/>triangle<text:span text:style-name="T8">.</text:span>setFillColor<text:span text:style-name="T8">(</text:span>sf<text:span text:style-name="T6">::</text:span>Color<text:span text:style-name="T6">::</text:span>Green<text:span text:style-name="T8">)</text:span><text:span text:style-name="T6">;</text:span></text:p>
      <text:p text:style-name="P21"><text:s text:c="11"/><text:span text:style-name="T8">(*</text:span>window<text:span text:style-name="T8">).</text:span>draw<text:span text:style-name="T8">(</text:span>line<text:span text:style-name="T8">)</text:span><text:span text:style-name="T6">;</text:span></text:p>
      <text:p text:style-name="P21"><text:s text:c="11"/><text:span text:style-name="T8">(*</text:span>window<text:span text:style-name="T8">).</text:span>draw<text:span text:style-name="T8">(</text:span>triangle<text:span text:style-name="T8">)</text:span><text:span text:style-name="T6">;</text:span></text:p>
      <text:p text:style-name="P21"><text:s text:c="11"/><text:span text:style-name="T8">(*</text:span>window<text:span text:style-name="T8">).</text:span>display<text:span text:style-name="T8">()</text:span><text:span text:style-name="T6">;</text:span></text:p>
      <text:p text:style-name="P21"><text:s text:c="11"/>sf<text:span text:style-name="T6">::</text:span>sleep<text:span text:style-name="T8">(</text:span>sf<text:span text:style-name="T6">::</text:span>milliseconds<text:span text:style-name="T8">(</text:span><text:span text:style-name="T14">25</text:span><text:span text:style-name="T8">))</text:span><text:span text:style-name="T6">;</text:span></text:p>
      <text:p text:style-name="P21"><text:s text:c="8"/><text:span text:style-name="T6">}</text:span></text:p>
      <text:p text:style-name="P21"><text:s text:c="6"/><text:span text:style-name="T6">}</text:span></text:p>
      <text:p text:style-name="P21"><text:s text:c="4"/><text:span text:style-name="T6">}</text:span> </text:p>
      <text:p text:style-name="P21"><text:s text:c="4"/>previous_node <text:span text:style-name="T8">=</text:span> new_previous_nodes<text:span text:style-name="T6">;</text:span></text:p>
      <text:p text:style-name="P21"><text:s text:c="4"/>new_previous_nodes<text:span text:style-name="T8">.</text:span>clear<text:span text:style-name="T8">()</text:span><text:span text:style-name="T6">;</text:span></text:p>
      <text:p text:style-name="P21"><text:s text:c="2"/><text:span text:style-name="T6">}</text:span> <text:span text:style-name="T4">while</text:span> <text:span text:style-name="T8">(!</text:span>previous_node<text:span text:style-name="T8">.</text:span>empty<text:span text:style-name="T8">())</text:span><text:span text:style-name="T6">;</text:span></text:p>
      <text:p text:style-name="P24">}</text:p>
      <text:p text:style-name="P20"/>
      <text:p text:style-name="P21"><text:s/></text:p>
      <text:p text:style-name="P21"><text:span text:style-name="T4">void</text:span> lm_router<text:span text:style-name="T8">(</text:span><text:span text:style-name="T10">std</text:span><text:span text:style-name="T6">::</text:span><text:span text:style-name="T11">vector</text:span><text:span text:style-name="T8">&lt;</text:span>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<text:span text:style-name="T8">,</text:span><text:span text:style-name="T10">std</text:span><text:span text:style-name="T6">::</text:span><text:span text:style-name="T11">pair</text:span><text:span text:style-name="T8">&lt;</text:span><text:span text:style-name="T4">int</text:span><text:span text:style-name="T8">,</text:span><text:span text:style-name="T4">int</text:span><text:span text:style-name="T8">&gt;&gt;&gt;</text:span> <text:span text:style-name="T8">*</text:span>nets<text:span text:style-name="T8">,</text:span> NodeLM <text:span text:style-name="T8">*</text:span>nodeList<text:span text:style-name="T8">,</text:span> <text:span text:style-name="T4">int</text:span> n_nodes<text:span text:style-name="T8">,</text:span> <text:span text:style-name="T4">int</text:span> gridsize<text:span text:style-name="T8">,</text:span> <text:span text:style-name="T4">int</text:span> grid_node_size<text:span text:style-name="T8">)</text:span> <text:span text:style-name="T6">{</text:span></text:p>
      <text:p text:style-name="P21"><text:s text:c="2"/><text:span text:style-name="T10">std</text:span><text:span text:style-name="T6">::</text:span><text:span text:style-name="T11">set</text:span><text:span text:style-name="T6">&lt;</text:span>NodeLM<text:span text:style-name="T8">*</text:span><text:span text:style-name="T6">&gt;</text:span> plist<text:span text:style-name="T6">;</text:span></text:p>
      <text:p text:style-name="P21"><text:s text:c="2"/><text:span text:style-name="T10">std</text:span><text:span text:style-name="T6">::</text:span><text:span text:style-name="T11">set</text:span><text:span text:style-name="T6">&lt;</text:span>NodeLM<text:span text:style-name="T8">*</text:span><text:span text:style-name="T6">&gt;</text:span> nlist<text:span text:style-name="T6">;</text:span></text:p>
      <text:p text:style-name="P21"><text:s text:c="2"/>NodeLM <text:span text:style-name="T8">*</text:span>s<text:span text:style-name="T8">,*</text:span>t<text:span text:style-name="T6">;</text:span></text:p>
      <text:p text:style-name="P21"><text:s text:c="2"/><text:span text:style-name="T4">int</text:span> temp <text:span text:style-name="T8">=</text:span> <text:span text:style-name="T14">1</text:span><text:span text:style-name="T8">,</text:span> path_exists <text:span text:style-name="T8">=</text:span> <text:span text:style-name="T14">0</text:span><text:span text:style-name="T8">,</text:span> <text:s/>already_drawn <text:span text:style-name="T8">=</text:span> <text:span text:style-name="T14">0</text:span><text:span text:style-name="T8">,</text:span> ctr <text:span text:style-name="T8">=</text:span> <text:span text:style-name="T14">0</text:span><text:span text:style-name="T6">;</text:span> </text:p>
      <text:p text:style-name="P21"><text:s text:c="2"/>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<text:span text:style-name="T8">,</text:span><text:span text:style-name="T10">std</text:span><text:span text:style-name="T6">::</text:span><text:span text:style-name="T11">pair</text:span><text:span text:style-name="T8">&lt;</text:span><text:span text:style-name="T4">int</text:span><text:span text:style-name="T8">,</text:span><text:span text:style-name="T4">int</text:span><text:span text:style-name="T8">&gt;&gt;</text:span> tmp_value<text:span text:style-name="T6">;</text:span></text:p>
      <text:p text:style-name="P21"><text:s text:c="2"/><text:span text:style-name="T4">int</text:span> num_nets <text:span text:style-name="T8">=</text:span> nets<text:span text:style-name="T8">-&gt;</text:span>size<text:span text:style-name="T8">()</text:span><text:span text:style-name="T6">;</text:span></text:p>
      <text:p text:style-name="P21"><text:s text:c="2"/><text:span text:style-name="T4">int</text:span> num_tries <text:span text:style-name="T8">=</text:span> num_nets<text:span text:style-name="T6">;</text:span></text:p>
      <text:p text:style-name="P21"><text:s text:c="2"/><text:span text:style-name="T4">int</text:span> num_nets_successfully_routed <text:span text:style-name="T8">=</text:span> <text:span text:style-name="T14">0</text:span><text:span text:style-name="T6">;</text:span></text:p>
      <text:p text:style-name="P21"><text:s text:c="2"/></text:p>
      <text:p text:style-name="P21"><text:s text:c="2"/><text:span text:style-name="T11">srand</text:span><text:span text:style-name="T8">(</text:span> <text:span text:style-name="T8">(</text:span><text:span text:style-name="T4">unsigned</text:span><text:span text:style-name="T8">)</text:span><text:span text:style-name="T11">time</text:span><text:span text:style-name="T8">(</text:span><text:span text:style-name="T18">NULL</text:span><text:span text:style-name="T8">))</text:span><text:span text:style-name="T6">;</text:span></text:p>
      <text:p text:style-name="P21"><text:s text:c="2"/></text:p>
      <text:p text:style-name="P21"><text:s text:c="2"/>sf<text:span text:style-name="T6">::</text:span>RectangleShape nodesqrs<text:span text:style-name="T8">[</text:span>n_nodes<text:span text:style-name="T8">]</text:span><text:span text:style-name="T6">;</text:span></text:p>
      <text:p text:style-name="P21"><text:s text:c="2"/>sf<text:span text:style-name="T6">::</text:span>Text text<text:span text:style-name="T8">[</text:span>n_nodes<text:span text:style-name="T8">]</text:span><text:span text:style-name="T6">;</text:span></text:p>
      <text:p text:style-name="P21"><text:s text:c="2"/>sf<text:span text:style-name="T6">::</text:span>Font font<text:span text:style-name="T6">;</text:span></text:p>
      <text:p text:style-name="P21"><text:s text:c="2"/>font<text:span text:style-name="T8">.</text:span>loadFromFile<text:span text:style-name="T8">(</text:span><text:span text:style-name="T3">".</text:span><text:span text:style-name="T17">/src/Roboto/Roboto-Regular.ttf</text:span><text:span text:style-name="T3">"</text:span><text:span text:style-name="T8">)</text:span><text:span text:style-name="T6">;</text:span></text:p>
      <text:p text:style-name="P21"><text:s text:c="4"/></text:p>
      <text:p text:style-name="P21"><text:s text:c="2"/><text:span text:style-name="T4">int</text:span> width <text:span text:style-name="T8">=</text:span> grid_node_size <text:span text:style-name="T8">*</text:span> <text:span text:style-name="T8">(</text:span>gridsize<text:span text:style-name="T8">+</text:span><text:span text:style-name="T14">1</text:span><text:span text:style-name="T8">)</text:span> <text:span text:style-name="T8">+</text:span> <text:span text:style-name="T14">500</text:span><text:span text:style-name="T6">;</text:span></text:p>
      <text:p text:style-name="P21"><text:s text:c="2"/><text:span text:style-name="T4">int</text:span> grid_width <text:span text:style-name="T8">=</text:span> grid_node_size <text:span text:style-name="T8">*</text:span> <text:span text:style-name="T8">(</text:span>gridsize<text:span text:style-name="T8">+</text:span><text:span text:style-name="T14">1</text:span><text:span text:style-name="T8">)</text:span><text:span text:style-name="T6">;</text:span></text:p>
      <text:p text:style-name="P21"><text:s text:c="2"/><text:span text:style-name="T4">int</text:span> height <text:span text:style-name="T8">=</text:span> grid_node_size <text:span text:style-name="T8">*</text:span> <text:span text:style-name="T8">(</text:span>gridsize<text:span text:style-name="T8">+</text:span><text:span text:style-name="T14">1</text:span><text:span text:style-name="T8">)</text:span><text:span text:style-name="T6">;</text:span></text:p>
      <text:p text:style-name="P21"><text:s text:c="2"/><text:span text:style-name="T4">int</text:span> radius <text:span text:style-name="T8">=</text:span> <text:span text:style-name="T14">10</text:span><text:span text:style-name="T6">;</text:span></text:p>
      <text:p text:style-name="P21"><text:s text:c="2"/></text:p>
      <text:p text:style-name="P21"><text:s text:c="2"/>initialize_nodes_to_draw<text:span text:style-name="T8">(</text:span>nodesqrs<text:span text:style-name="T8">,</text:span> nodeList<text:span text:style-name="T8">,</text:span> text<text:span text:style-name="T8">,</text:span> <text:span text:style-name="T8">&amp;</text:span>font<text:span text:style-name="T8">,</text:span> n_nodes<text:span text:style-name="T8">,</text:span> grid_node_size<text:span text:style-name="T8">)</text:span><text:span text:style-name="T6">;</text:span></text:p>
      <text:p text:style-name="P21"><text:s text:c="2"/></text:p>
      <text:p text:style-name="P21"><text:s text:c="2"/>sf<text:span text:style-name="T6">::</text:span>ContextSettings settings<text:span text:style-name="T6">;</text:span></text:p>
      <text:p text:style-name="P21"><text:s text:c="2"/>settings<text:span text:style-name="T8">.</text:span>antialiasingLevel <text:span text:style-name="T8">=</text:span> <text:span text:style-name="T14">8</text:span><text:span text:style-name="T6">;</text:span></text:p>
      <text:p text:style-name="P21"><text:s text:c="2"/>sf<text:span text:style-name="T6">::</text:span>RenderWindow window<text:span text:style-name="T6">;</text:span></text:p>
      <text:p text:style-name="P21"><text:s text:c="2"/>window<text:span text:style-name="T8">.</text:span>create<text:span text:style-name="T8">(</text:span>sf<text:span text:style-name="T6">::</text:span>VideoMode<text:span text:style-name="T8">(</text:span>width<text:span text:style-name="T8">,</text:span> height<text:span text:style-name="T8">),</text:span> <text:span text:style-name="T3">"</text:span><text:span text:style-name="T17">Net Routing</text:span><text:span text:style-name="T3">"</text:span><text:span text:style-name="T8">,</text:span> sf<text:span text:style-name="T6">::</text:span>Style<text:span text:style-name="T6">::</text:span>Default<text:span text:style-name="T8">,</text:span> settings<text:span text:style-name="T8">)</text:span><text:span text:style-name="T6">;</text:span></text:p>
      <text:p text:style-name="P21"><text:s text:c="2"/></text:p>
      <text:p text:style-name="P21"><text:s text:c="2"/><text:span text:style-name="T4">while</text:span> <text:span text:style-name="T8">(</text:span>window<text:span text:style-name="T8">.</text:span>isOpen<text:span text:style-name="T8">())</text:span> <text:span text:style-name="T6">{</text:span></text:p>
      <text:p text:style-name="P21"><text:s text:c="4"/>sf<text:span text:style-name="T6">::</text:span>Event event<text:span text:style-name="T6">;</text:span></text:p>
      <text:p text:style-name="P21"><text:s text:c="4"/><text:span text:style-name="T4">while</text:span> <text:span text:style-name="T8">(</text:span>window<text:span text:style-name="T8">.</text:span>pollEvent<text:span text:style-name="T8">(</text:span>event<text:span text:style-name="T8">))</text:span> <text:span text:style-name="T6">{</text:span></text:p>
      <text:p text:style-name="P21"><text:s text:c="6"/><text:span text:style-name="T4">if</text:span> <text:span text:style-name="T8">(</text:span> event<text:span text:style-name="T8">.</text:span>type <text:span text:style-name="T8">==</text:span> sf<text:span text:style-name="T6">::</text:span>Event<text:span text:style-name="T6">::</text:span>Closed<text:span text:style-name="T8">)</text:span> <text:span text:style-name="T6">{</text:span></text:p>
      <text:p text:style-name="P21"><text:s text:c="9"/>window<text:span text:style-name="T8">.</text:span>close<text:span text:style-name="T8">()</text:span><text:span text:style-name="T6">;</text:span></text:p>
      <text:p text:style-name="P21"><text:s text:c="6"/><text:span text:style-name="T6">}</text:span></text:p>
      <text:p text:style-name="P21"><text:s text:c="4"/><text:span text:style-name="T6">}</text:span></text:p>
      <text:p text:style-name="P21"><text:s text:c="4"/><text:span text:style-name="T4">if</text:span> <text:span text:style-name="T8">(</text:span> ctr <text:span text:style-name="T8">&lt;</text:span> num_nets <text:span text:style-name="T8">)</text:span> <text:span text:style-name="T6">{</text:span> </text:p>
      <text:p text:style-name="P21"><text:soft-page-break/><text:s text:c="6"/><text:span text:style-name="T10">std</text:span><text:span text:style-name="T6">::</text:span><text:span text:style-name="T11">vector</text:span><text:span text:style-name="T8">&lt;</text:span>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<text:span text:style-name="T8">,</text:span><text:span text:style-name="T10">std</text:span><text:span text:style-name="T6">::</text:span><text:span text:style-name="T11">pair</text:span><text:span text:style-name="T8">&lt;</text:span><text:span text:style-name="T4">int</text:span><text:span text:style-name="T8">,</text:span><text:span text:style-name="T4">int</text:span><text:span text:style-name="T8">&gt;&gt;&gt;</text:span><text:span text:style-name="T6">::</text:span><text:span text:style-name="T11">iterator</text:span> path <text:span text:style-name="T8">=</text:span> <text:span text:style-name="T8">(*</text:span>nets<text:span text:style-name="T8">).</text:span>begin<text:span text:style-name="T8">()</text:span><text:span text:style-name="T6">;</text:span></text:p>
      <text:p text:style-name="P21"><text:s text:c="6"/>window<text:span text:style-name="T8">.</text:span>clear<text:span text:style-name="T8">(</text:span>sf<text:span text:style-name="T6">::</text:span>Color<text:span text:style-name="T6">::</text:span>White<text:span text:style-name="T8">)</text:span><text:span text:style-name="T6">;</text:span> <text:s/></text:p>
      <text:p text:style-name="P21"><text:s text:c="6"/>draw_boundary_nodes_and_starting_grid <text:span text:style-name="T8">(&amp;</text:span>window<text:span text:style-name="T8">,</text:span> nodesqrs<text:span text:style-name="T8">,</text:span> <text:span text:style-name="T8">&amp;</text:span>font<text:span text:style-name="T8">,</text:span> radius<text:span text:style-name="T8">,</text:span> gridsize<text:span text:style-name="T8">,</text:span> grid_node_size<text:span text:style-name="T8">,</text:span> grid_width<text:span text:style-name="T8">,</text:span> height<text:span text:style-name="T8">,</text:span> n_nodes<text:span text:style-name="T8">)</text:span><text:span text:style-name="T6">;</text:span></text:p>
      <text:p text:style-name="P21"><text:s text:c="6"/>draw_previous_nets_sources_and_sinks <text:span text:style-name="T8">(&amp;</text:span>window<text:span text:style-name="T8">,</text:span> nodeList<text:span text:style-name="T8">,</text:span> radius<text:span text:style-name="T8">,</text:span> n_nodes<text:span text:style-name="T8">)</text:span><text:span text:style-name="T6">;</text:span></text:p>
      <text:p text:style-name="P21"><text:s text:c="6"/><text:span text:style-name="T10">std</text:span><text:span text:style-name="T6">::</text:span><text:span text:style-name="T11">cout</text:span> <text:span text:style-name="T8">&lt;&lt;</text:span> <text:span text:style-name="T3">"</text:span><text:span text:style-name="T19">\n</text:span><text:span text:style-name="T17">*******************************************************************</text:span><text:span text:style-name="T19">\n</text:span><text:span text:style-name="T3">"</text:span><text:span text:style-name="T6">;</text:span></text:p>
      <text:p text:style-name="P21"><text:s text:c="6"/><text:span text:style-name="T10">std</text:span><text:span text:style-name="T6">::</text:span><text:span text:style-name="T11">cout</text:span> <text:span text:style-name="T8">&lt;&lt;</text:span> <text:span text:style-name="T3">"</text:span><text:span text:style-name="T17">*Try number : </text:span><text:span text:style-name="T3">"</text:span> <text:span text:style-name="T8">&lt;&lt;</text:span> num_nets <text:span text:style-name="T8">-</text:span> num_tries <text:span text:style-name="T8">+</text:span> <text:span text:style-name="T14">1</text:span><text:span text:style-name="T8">&lt;&lt;</text:span> <text:span text:style-name="T3">"</text:span><text:span text:style-name="T19">\n\n</text:span><text:span text:style-name="T3">"</text:span><text:span text:style-name="T6">;</text:span></text:p>
      <text:p text:style-name="P21"><text:s text:c="6"/><text:span text:style-name="T4">while</text:span> <text:span text:style-name="T8">(</text:span> path <text:span text:style-name="T8">!=</text:span> <text:span text:style-name="T8">(*</text:span>nets<text:span text:style-name="T8">).</text:span>end<text:span text:style-name="T8">()</text:span> <text:span text:style-name="T8">)</text:span> <text:span text:style-name="T6">{</text:span></text:p>
      <text:p text:style-name="P21"><text:s text:c="8"/><text:span text:style-name="T10">std</text:span><text:span text:style-name="T6">::</text:span><text:span text:style-name="T11">cout</text:span> <text:span text:style-name="T8">&lt;&lt;</text:span> <text:span text:style-name="T3">"</text:span><text:span text:style-name="T17">**Routing net number: </text:span><text:span text:style-name="T3">"</text:span> <text:span text:style-name="T8">&lt;&lt;</text:span> ctr <text:span text:style-name="T8">+</text:span> <text:span text:style-name="T14">1</text:span>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8"/><text:span text:style-name="T4">for</text:span> <text:span text:style-name="T8">(</text:span>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<text:span text:style-name="T8">,</text:span><text:span text:style-name="T10">std</text:span><text:span text:style-name="T6">::</text:span><text:span text:style-name="T11">pair</text:span><text:span text:style-name="T8">&lt;</text:span><text:span text:style-name="T4">int</text:span><text:span text:style-name="T8">,</text:span><text:span text:style-name="T4">int</text:span><text:span text:style-name="T8">&gt;&gt;</text:span> s_and_t_pairs<text:span text:style-name="T6">:</text:span> <text:span text:style-name="T8">(*</text:span>nets<text:span text:style-name="T8">))</text:span> <text:span text:style-name="T6">{</text:span></text:p>
      <text:p text:style-name="P21"><text:s text:c="10"/>s <text:span text:style-name="T8">=</text:span> <text:span text:style-name="T8">&amp;</text:span>nodeList<text:span text:style-name="T8">[(</text:span>s_and_t_pairs<text:span text:style-name="T8">).</text:span>first<text:span text:style-name="T8">.</text:span>first <text:span text:style-name="T8">*</text:span> gridsize <text:span text:style-name="T8">+</text:span> <text:span text:style-name="T8">(</text:span>s_and_t_pairs<text:span text:style-name="T8">).</text:span>first<text:span text:style-name="T8">.</text:span>second<text:span text:style-name="T8">]</text:span><text:span text:style-name="T6">;</text:span></text:p>
      <text:p text:style-name="P21"><text:s text:c="10"/>s<text:span text:style-name="T8">-&gt;</text:span>update_has_source_node<text:span text:style-name="T8">(</text:span><text:span text:style-name="T14">1</text:span><text:span text:style-name="T8">)</text:span><text:span text:style-name="T6">;</text:span></text:p>
      <text:p text:style-name="P21"><text:s text:c="10"/>t <text:span text:style-name="T8">=</text:span> <text:span text:style-name="T8">&amp;</text:span>nodeList<text:span text:style-name="T8">[(</text:span>s_and_t_pairs<text:span text:style-name="T8">).</text:span>second<text:span text:style-name="T8">.</text:span>first <text:span text:style-name="T8">*</text:span> gridsize <text:span text:style-name="T8">+</text:span> <text:span text:style-name="T8">(</text:span>s_and_t_pairs<text:span text:style-name="T8">).</text:span>second<text:span text:style-name="T8">.</text:span>second<text:span text:style-name="T8">]</text:span><text:span text:style-name="T6">;</text:span></text:p>
      <text:p text:style-name="P21"><text:s text:c="10"/>t<text:span text:style-name="T8">-&gt;</text:span>update_has_target_node<text:span text:style-name="T8">(</text:span><text:span text:style-name="T14">1</text:span><text:span text:style-name="T8">)</text:span><text:span text:style-name="T6">;</text:span></text:p>
      <text:p text:style-name="P21"><text:s text:c="8"/><text:span text:style-name="T6">}</text:span></text:p>
      <text:p text:style-name="P21"><text:s text:c="9"/></text:p>
      <text:p text:style-name="P21"><text:s text:c="8"/>s <text:span text:style-name="T8">=</text:span> <text:span text:style-name="T8">&amp;</text:span>nodeList<text:span text:style-name="T8">[(*</text:span>path<text:span text:style-name="T8">).</text:span>first<text:span text:style-name="T8">.</text:span>first <text:span text:style-name="T8">*</text:span> gridsize <text:span text:style-name="T8">+</text:span> <text:span text:style-name="T8">(*</text:span>path<text:span text:style-name="T8">).</text:span>first<text:span text:style-name="T8">.</text:span>second<text:span text:style-name="T8">]</text:span><text:span text:style-name="T6">;</text:span></text:p>
      <text:p text:style-name="P21"><text:s text:c="8"/>t <text:span text:style-name="T8">=</text:span> <text:span text:style-name="T8">&amp;</text:span>nodeList<text:span text:style-name="T8">[(*</text:span>path<text:span text:style-name="T8">).</text:span>second<text:span text:style-name="T8">.</text:span>first <text:span text:style-name="T8">*</text:span> gridsize <text:span text:style-name="T8">+</text:span> <text:span text:style-name="T8">(*</text:span>path<text:span text:style-name="T8">).</text:span>second<text:span text:style-name="T8">.</text:span>second<text:span text:style-name="T8">]</text:span><text:span text:style-name="T6">;</text:span></text:p>
      <text:p text:style-name="P20"/>
      <text:p text:style-name="P21"><text:s text:c="8"/>plist<text:span text:style-name="T8">.</text:span>insert<text:span text:style-name="T8">(</text:span>s<text:span text:style-name="T8">)</text:span><text:span text:style-name="T6">;</text:span></text:p>
      <text:p text:style-name="P21"><text:s text:c="8"/><text:span text:style-name="T10">std</text:span><text:span text:style-name="T6">::</text:span><text:span text:style-name="T11">cout</text:span> <text:span text:style-name="T8">&lt;&lt;</text:span> <text:span text:style-name="T3">"</text:span><text:span text:style-name="T19">\n</text:span><text:span text:style-name="T17">----------------------------</text:span><text:span text:style-name="T19">\n</text:span><text:span text:style-name="T3">"</text:span><text:span text:style-name="T6">;</text:span></text:p>
      <text:p text:style-name="P21"><text:s text:c="8"/><text:span text:style-name="T10">std</text:span><text:span text:style-name="T6">::</text:span><text:span text:style-name="T11">cout</text:span> <text:span text:style-name="T8">&lt;&lt;</text:span> <text:span text:style-name="T3">"</text:span><text:span text:style-name="T17">***Source coordinates: </text:span><text:span text:style-name="T3">"</text:span> <text:span text:style-name="T8">&lt;&lt;</text:span> <text:span text:style-name="T8">(</text:span>s<text:span text:style-name="T8">-&gt;</text:span>get_coordinates<text:span text:style-name="T8">(</text:span>grid_node_size<text:span text:style-name="T8">)).</text:span>first <text:span text:style-name="T8">&lt;&lt;</text:span> <text:span text:style-name="T3">"</text:span><text:span text:style-name="T17">:</text:span><text:span text:style-name="T3">"</text:span> <text:span text:style-name="T8">&lt;&lt;</text:span> <text:span text:style-name="T8">(</text:span>s<text:span text:style-name="T8">-&gt;</text:span>get_coordinates<text:span text:style-name="T8">(</text:span>grid_node_size<text:span text:style-name="T8">)).</text:span>second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8"/><text:span text:style-name="T10">std</text:span><text:span text:style-name="T6">::</text:span><text:span text:style-name="T11">cout</text:span> <text:span text:style-name="T8">&lt;&lt;</text:span> <text:span text:style-name="T3">"</text:span><text:span text:style-name="T17">***Target coordinates: </text:span><text:span text:style-name="T3">"</text:span> <text:span text:style-name="T8">&lt;&lt;</text:span> <text:span text:style-name="T8">(</text:span>t<text:span text:style-name="T8">-&gt;</text:span>get_coordinates<text:span text:style-name="T8">(</text:span>grid_node_size<text:span text:style-name="T8">)).</text:span>first <text:span text:style-name="T8">&lt;&lt;</text:span> <text:span text:style-name="T3">"</text:span><text:span text:style-name="T17">:</text:span><text:span text:style-name="T3">"</text:span> <text:span text:style-name="T8">&lt;&lt;</text:span> <text:span text:style-name="T8">(</text:span>t<text:span text:style-name="T8">-&gt;</text:span>get_coordinates<text:span text:style-name="T8">(</text:span>grid_node_size<text:span text:style-name="T8">)).</text:span>second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8"/><text:span text:style-name="T10">std</text:span><text:span text:style-name="T6">::</text:span><text:span text:style-name="T11">cout</text:span> <text:span text:style-name="T8">&lt;&lt;</text:span> <text:span text:style-name="T3">"</text:span><text:span text:style-name="T17">----------------------------</text:span><text:span text:style-name="T19">\n</text:span><text:span text:style-name="T3">"</text:span><text:span text:style-name="T6">;</text:span></text:p>
      <text:p text:style-name="P21"><text:s text:c="8"/></text:p>
      <text:p text:style-name="P21"><text:s text:c="8"/>draw_previous_nets_sources_and_sinks <text:span text:style-name="T8">(&amp;</text:span>window<text:span text:style-name="T8">,</text:span> nodeList<text:span text:style-name="T8">,</text:span> radius<text:span text:style-name="T8">,</text:span> n_nodes<text:span text:style-name="T8">)</text:span><text:span text:style-name="T6">;</text:span></text:p>
      <text:p text:style-name="P21"><text:s text:c="8"/>draw_current_source_and_sink <text:span text:style-name="T8">(</text:span>s<text:span text:style-name="T8">,</text:span> t<text:span text:style-name="T8">,</text:span> radius<text:span text:style-name="T8">,</text:span> <text:span text:style-name="T8">&amp;</text:span>window<text:span text:style-name="T8">,</text:span> sf<text:span text:style-name="T6">::</text:span>Color<text:span text:style-name="T6">::</text:span>Green<text:span text:style-name="T8">,</text:span> sf<text:span text:style-name="T6">::</text:span>Color<text:span text:style-name="T6">::</text:span>Green<text:span text:style-name="T8">)</text:span><text:span text:style-name="T6">;</text:span></text:p>
      <text:p text:style-name="P21"><text:s text:c="8"/></text:p>
      <text:p text:style-name="P21"><text:s text:c="8"/><text:span text:style-name="T4">if</text:span> <text:span text:style-name="T8">(</text:span> <text:span text:style-name="T8">!</text:span>already_drawn <text:span text:style-name="T8">)</text:span> <text:span text:style-name="T6">{</text:span></text:p>
      <text:p text:style-name="P21"><text:s text:c="10"/><text:span text:style-name="T4">while</text:span> <text:span text:style-name="T8">(!</text:span>plist<text:span text:style-name="T8">.</text:span>empty<text:span text:style-name="T8">())</text:span> <text:span text:style-name="T6">{</text:span></text:p>
      <text:p text:style-name="P21"><text:s text:c="12"/><text:span text:style-name="T4">for</text:span> <text:span text:style-name="T8">(</text:span>NodeLM<text:span text:style-name="T8">*</text:span> e <text:span text:style-name="T6">:</text:span> plist<text:span text:style-name="T8">)</text:span> <text:span text:style-name="T6">{</text:span></text:p>
      <text:p text:style-name="P21"><text:s text:c="14"/><text:span text:style-name="T4">for</text:span> <text:span text:style-name="T8">(</text:span>NodeLM<text:span text:style-name="T8">*</text:span> neighbor <text:span text:style-name="T6">:</text:span> e<text:span text:style-name="T8">-&gt;</text:span>neighbors<text:span text:style-name="T8">())</text:span> <text:span text:style-name="T6">{</text:span></text:p>
      <text:p text:style-name="P21"><text:s text:c="16"/><text:span text:style-name="T4">if</text:span> <text:span text:style-name="T8">(</text:span> <text:span text:style-name="T8">!</text:span>neighbor<text:span text:style-name="T8">-&gt;</text:span>is_already_on_a_selected_path<text:span text:style-name="T8">()</text:span> <text:span text:style-name="T8">&amp;&amp;</text:span> <text:span text:style-name="T8">!</text:span>neighbor<text:span text:style-name="T8">-&gt;</text:span>is_obstruction<text:span text:style-name="T8">()</text:span> <text:span text:style-name="T8">&amp;&amp;</text:span> neighbor<text:span text:style-name="T8">-&gt;</text:span>getLabel<text:span text:style-name="T8">()</text:span> <text:span text:style-name="T8">==</text:span> <text:span text:style-name="T14">0</text:span> <text:span text:style-name="T8">&amp;&amp;</text:span> <text:span text:style-name="T8">!</text:span>neighbor<text:span text:style-name="T8">-&gt;</text:span>is_source_node<text:span text:style-name="T8">()</text:span> <text:span text:style-name="T8">&amp;&amp;</text:span> <text:span text:style-name="T8">(!</text:span>neighbor<text:span text:style-name="T8">-&gt;</text:span>is_target_node<text:span text:style-name="T8">()</text:span> <text:span text:style-name="T8">||</text:span> neighbor <text:span text:style-name="T8">==</text:span> t<text:span text:style-name="T8">))</text:span><text:span text:style-name="T6">{</text:span></text:p>
      <text:p text:style-name="P21"><text:s text:c="19"/>neighbor<text:span text:style-name="T8">-&gt;</text:span>setLabel<text:span text:style-name="T8">(</text:span>temp<text:span text:style-name="T8">)</text:span><text:span text:style-name="T6">;</text:span></text:p>
      <text:p text:style-name="P21"><text:s text:c="19"/>text<text:span text:style-name="T8">[</text:span>neighbor<text:span text:style-name="T8">-&gt;</text:span>get_node_num<text:span text:style-name="T8">(</text:span>grid_node_size<text:span text:style-name="T8">,</text:span>gridsize<text:span text:style-name="T8">)].</text:span>setString<text:span text:style-name="T8">(</text:span><text:span text:style-name="T10">std</text:span><text:span text:style-name="T6">::</text:span>to_string<text:span text:style-name="T8">(</text:span>temp<text:span text:style-name="T8">))</text:span><text:span text:style-name="T6">;</text:span></text:p>
      <text:p text:style-name="P21"><text:s text:c="19"/>window<text:span text:style-name="T8">.</text:span>draw<text:span text:style-name="T8">(</text:span>text<text:span text:style-name="T8">[</text:span>neighbor<text:span text:style-name="T8">-&gt;</text:span>get_node_num<text:span text:style-name="T8">(</text:span>grid_node_size<text:span text:style-name="T8">,</text:span>gridsize<text:span text:style-name="T8">)])</text:span><text:span text:style-name="T6">;</text:span></text:p>
      <text:p text:style-name="P21"><text:s text:c="19"/>window<text:span text:style-name="T8">.</text:span>display<text:span text:style-name="T8">()</text:span><text:span text:style-name="T6">;</text:span></text:p>
      <text:p text:style-name="P21"><text:s text:c="19"/>sf<text:span text:style-name="T6">::</text:span>sleep<text:span text:style-name="T8">(</text:span>sf<text:span text:style-name="T6">::</text:span>milliseconds<text:span text:style-name="T8">(</text:span><text:span text:style-name="T14">25</text:span><text:span text:style-name="T8">))</text:span><text:span text:style-name="T6">;</text:span></text:p>
      <text:p text:style-name="P21"><text:s text:c="19"/>nlist<text:span text:style-name="T8">.</text:span>insert<text:span text:style-name="T8">(</text:span>neighbor<text:span text:style-name="T8">)</text:span><text:span text:style-name="T6">;</text:span></text:p>
      <text:p text:style-name="P21"><text:s text:c="19"/><text:span text:style-name="T12">//std::cout &lt;&lt; neighbor-&gt;x() &lt;&lt; ":" &lt;&lt; neighbor-&gt;y() &lt;&lt; " ";</text:span></text:p>
      <text:p text:style-name="P21"><text:s text:c="19"/><text:span text:style-name="T4">if</text:span> <text:span text:style-name="T8">((</text:span>neighbor<text:span text:style-name="T8">-&gt;</text:span>x<text:span text:style-name="T8">()</text:span> <text:span text:style-name="T8">==</text:span> t<text:span text:style-name="T8">-&gt;</text:span>x<text:span text:style-name="T8">()</text:span> <text:span text:style-name="T8">)</text:span> <text:span text:style-name="T8">&amp;&amp;</text:span> <text:span text:style-name="T8">(</text:span>neighbor<text:span text:style-name="T8">-&gt;</text:span>y<text:span text:style-name="T8">()</text:span> <text:span text:style-name="T8">==</text:span> t<text:span text:style-name="T8">-&gt;</text:span>y<text:span text:style-name="T8">()))</text:span> <text:span text:style-name="T6">{</text:span></text:p>
      <text:p text:style-name="P21"><text:s text:c="22"/>path_exists <text:span text:style-name="T8">=</text:span> <text:span text:style-name="T14">1</text:span><text:span text:style-name="T6">;</text:span></text:p>
      <text:p text:style-name="P21"><text:s text:c="22"/><text:span text:style-name="T4">break</text:span><text:span text:style-name="T6">;</text:span></text:p>
      <text:p text:style-name="P21"><text:s text:c="19"/><text:span text:style-name="T6">}</text:span></text:p>
      <text:p text:style-name="P21"><text:s text:c="16"/><text:span text:style-name="T6">}</text:span></text:p>
      <text:p text:style-name="P21"><text:s text:c="16"/><text:span text:style-name="T4">if</text:span> <text:span text:style-name="T8">(</text:span> neighbor<text:span text:style-name="T8">-&gt;</text:span>is_obstruction<text:span text:style-name="T8">()</text:span> <text:span text:style-name="T8">&amp;&amp;</text:span> neighbor<text:span text:style-name="T8">-&gt;</text:span>getLabel<text:span text:style-name="T8">()</text:span> <text:span text:style-name="T8">==</text:span> <text:span text:style-name="T14">0</text:span> <text:span text:style-name="T8">&amp;&amp;</text:span> neighbor<text:span text:style-name="T8">-&gt;</text:span>x<text:span text:style-name="T8">()</text:span> <text:span text:style-name="T8">==</text:span> t<text:span text:style-name="T8">-&gt;</text:span>x<text:span text:style-name="T8">()</text:span> <text:span text:style-name="T8">&amp;&amp;</text:span> neighbor<text:span text:style-name="T8">-&gt;</text:span>y<text:span text:style-name="T8">()</text:span> <text:span text:style-name="T8">==</text:span> t<text:span text:style-name="T8">-&gt;</text:span>y<text:span text:style-name="T8">()</text:span> <text:span text:style-name="T8">)</text:span> <text:span text:style-name="T6">{</text:span></text:p>
      <text:p text:style-name="P21"><text:s text:c="19"/>neighbor<text:span text:style-name="T8">-&gt;</text:span>setLabel<text:span text:style-name="T8">(</text:span>temp<text:span text:style-name="T8">)</text:span><text:span text:style-name="T6">;</text:span></text:p>
      <text:p text:style-name="P21"><text:soft-page-break/><text:s text:c="19"/>path_exists <text:span text:style-name="T8">=</text:span> <text:span text:style-name="T14">1</text:span><text:span text:style-name="T6">;</text:span></text:p>
      <text:p text:style-name="P21"><text:s text:c="19"/><text:span text:style-name="T4">break</text:span><text:span text:style-name="T6">;</text:span></text:p>
      <text:p text:style-name="P21"><text:s text:c="16"/><text:span text:style-name="T6">}</text:span></text:p>
      <text:p text:style-name="P21"><text:s text:c="14"/><text:span text:style-name="T6">}</text:span> </text:p>
      <text:p text:style-name="P21"><text:s text:c="14"/><text:span text:style-name="T12">//std::cout &lt;&lt; "\n";</text:span></text:p>
      <text:p text:style-name="P21"><text:s text:c="12"/><text:span text:style-name="T6">}</text:span></text:p>
      <text:p text:style-name="P21"><text:s text:c="12"/><text:span text:style-name="T4">if</text:span> <text:span text:style-name="T8">(</text:span> path_exists <text:span text:style-name="T8">)</text:span> <text:span text:style-name="T6">{</text:span> <text:span text:style-name="T4">break</text:span><text:span text:style-name="T6">;</text:span> <text:span text:style-name="T6">}</text:span></text:p>
      <text:p text:style-name="P21"><text:s text:c="12"/>temp<text:span text:style-name="T8">++</text:span><text:span text:style-name="T6">;</text:span></text:p>
      <text:p text:style-name="P21"><text:s text:c="12"/>plist <text:span text:style-name="T8">=</text:span> nlist<text:span text:style-name="T6">;</text:span></text:p>
      <text:p text:style-name="P21"><text:s text:c="12"/>nlist<text:span text:style-name="T8">.</text:span>clear<text:span text:style-name="T8">()</text:span><text:span text:style-name="T6">;</text:span></text:p>
      <text:p text:style-name="P21"><text:s text:c="10"/><text:span text:style-name="T6">}</text:span></text:p>
      <text:p text:style-name="P21"><text:s text:c="10"/><text:span text:style-name="T4">if</text:span> <text:span text:style-name="T8">(</text:span> path_exists <text:span text:style-name="T8">&amp;&amp;</text:span> <text:span text:style-name="T8">!</text:span>already_drawn <text:span text:style-name="T8">)</text:span> <text:span text:style-name="T6">{</text:span></text:p>
      <text:p text:style-name="P21"><text:s text:c="13"/>already_drawn <text:span text:style-name="T8">=</text:span> <text:span text:style-name="T14">1</text:span><text:span text:style-name="T6">;</text:span></text:p>
      <text:p text:style-name="P21"><text:s text:c="13"/><text:span text:style-name="T10">std</text:span><text:span text:style-name="T6">::</text:span><text:span text:style-name="T11">cout</text:span> <text:span text:style-name="T8">&lt;&lt;</text:span> <text:span text:style-name="T3">"</text:span><text:span text:style-name="T17">Path exists between source and target nodes</text:span><text:span text:style-name="T19">\n</text:span><text:span text:style-name="T17">_________________________________________________</text:span><text:span text:style-name="T19">\n\n</text:span><text:span text:style-name="T3">"</text:span><text:span text:style-name="T6">;</text:span></text:p>
      <text:p text:style-name="P21"><text:s text:c="13"/>num_nets_successfully_routed<text:span text:style-name="T8">++</text:span><text:span text:style-name="T6">;</text:span></text:p>
      <text:p text:style-name="P21"><text:s text:c="13"/>retrace<text:span text:style-name="T8">(</text:span>s<text:span text:style-name="T8">,</text:span> t<text:span text:style-name="T8">,</text:span> gridsize<text:span text:style-name="T8">,</text:span> grid_node_size<text:span text:style-name="T8">,</text:span> ctr<text:span text:style-name="T8">,</text:span> <text:span text:style-name="T8">&amp;</text:span>window<text:span text:style-name="T8">)</text:span><text:span text:style-name="T6">;</text:span> </text:p>
      <text:p text:style-name="P21"><text:s text:c="13"/>draw_traced_path<text:span text:style-name="T8">(</text:span>s<text:span text:style-name="T8">,</text:span> t<text:span text:style-name="T8">,</text:span> ctr<text:span text:style-name="T8">,</text:span> <text:span text:style-name="T8">&amp;</text:span>window<text:span text:style-name="T8">)</text:span><text:span text:style-name="T6">;</text:span></text:p>
      <text:p text:style-name="P21"><text:s text:c="10"/><text:span text:style-name="T6">}</text:span> <text:span text:style-name="T4">else</text:span> <text:span text:style-name="T6">{</text:span></text:p>
      <text:p text:style-name="P21"><text:s text:c="13"/><text:span text:style-name="T4">if</text:span> <text:span text:style-name="T8">(</text:span> <text:span text:style-name="T8">!</text:span>path_exists <text:span text:style-name="T8">)</text:span> <text:span text:style-name="T6">{</text:span></text:p>
      <text:p text:style-name="P21"><text:s text:c="16"/><text:span text:style-name="T10">std</text:span><text:span text:style-name="T6">::</text:span><text:span text:style-name="T11">cout</text:span> <text:span text:style-name="T8">&lt;&lt;</text:span> <text:span text:style-name="T3">"</text:span><text:span text:style-name="T17">Path does not exist between source and target nodes</text:span><text:span text:style-name="T19">\n\n</text:span><text:span text:style-name="T3">"</text:span><text:span text:style-name="T6">;</text:span></text:p>
      <text:p text:style-name="P21"><text:s text:c="16"/><text:span text:style-name="T10">std</text:span><text:span text:style-name="T6">::</text:span><text:span text:style-name="T11">cout</text:span> <text:span text:style-name="T8">&lt;&lt;</text:span> <text:span text:style-name="T3">"</text:span><text:span text:style-name="T19">\n</text:span><text:span text:style-name="T17">*******************************************************************</text:span><text:span text:style-name="T19">\n</text:span><text:span text:style-name="T3">"</text:span><text:span text:style-name="T6">;</text:span></text:p>
      <text:p text:style-name="P21"><text:s text:c="16"/><text:span text:style-name="T4">if</text:span> <text:span text:style-name="T8">(</text:span> num_tries <text:span text:style-name="T8">&gt;</text:span> <text:span text:style-name="T14">0</text:span> <text:span text:style-name="T8">)</text:span> <text:span text:style-name="T6">{</text:span></text:p>
      <text:p text:style-name="P21"><text:s text:c="19"/>blink_current_source_and_sink <text:span text:style-name="T8">(</text:span>s<text:span text:style-name="T8">,</text:span> t<text:span text:style-name="T8">,</text:span> radius<text:span text:style-name="T8">,</text:span> <text:span text:style-name="T8">&amp;</text:span>window<text:span text:style-name="T8">)</text:span><text:span text:style-name="T6">;</text:span></text:p>
      <text:p text:style-name="P21"><text:s text:c="19"/>num_tries<text:span text:style-name="T8">--</text:span><text:span text:style-name="T6">;</text:span> </text:p>
      <text:p text:style-name="P21"><text:s text:c="19"/>tmp_value <text:span text:style-name="T8">=</text:span> <text:span text:style-name="T8">(*</text:span>path<text:span text:style-name="T8">)</text:span><text:span text:style-name="T6">;</text:span> <text:s/></text:p>
      <text:p text:style-name="P21"><text:s text:c="19"/><text:span text:style-name="T8">(*</text:span>nets<text:span text:style-name="T8">).</text:span>erase<text:span text:style-name="T8">(</text:span>path<text:span text:style-name="T8">)</text:span><text:span text:style-name="T6">;</text:span></text:p>
      <text:p text:style-name="P21"><text:s text:c="19"/>path <text:span text:style-name="T8">=</text:span> <text:span text:style-name="T8">(*</text:span>nets<text:span text:style-name="T8">).</text:span>begin<text:span text:style-name="T8">()</text:span><text:span text:style-name="T6">;</text:span></text:p>
      <text:p text:style-name="P21"><text:s text:c="19"/><text:span text:style-name="T8">(*</text:span>nets<text:span text:style-name="T8">).</text:span>insert<text:span text:style-name="T8">(</text:span>path<text:span text:style-name="T8">,</text:span> tmp_value<text:span text:style-name="T8">)</text:span><text:span text:style-name="T6">;</text:span></text:p>
      <text:p text:style-name="P21"><text:s text:c="19"/>path <text:span text:style-name="T8">=</text:span> <text:span text:style-name="T8">(*</text:span>nets<text:span text:style-name="T8">).</text:span>begin<text:span text:style-name="T8">()</text:span><text:span text:style-name="T6">;</text:span></text:p>
      <text:p text:style-name="P21"><text:s text:c="19"/>ctr <text:span text:style-name="T8">=</text:span> <text:span text:style-name="T14">0</text:span><text:span text:style-name="T6">;</text:span></text:p>
      <text:p text:style-name="P21"><text:s text:c="19"/>already_drawn <text:span text:style-name="T8">=</text:span> <text:span text:style-name="T14">0</text:span><text:span text:style-name="T6">;</text:span></text:p>
      <text:p text:style-name="P21"><text:s text:c="19"/>path_exists <text:span text:style-name="T8">=</text:span> <text:span text:style-name="T14">0</text:span><text:span text:style-name="T6">;</text:span></text:p>
      <text:p text:style-name="P21"><text:s text:c="19"/>temp <text:span text:style-name="T8">=</text:span> <text:span text:style-name="T14">1</text:span><text:span text:style-name="T6">;</text:span></text:p>
      <text:p text:style-name="P21"><text:s text:c="19"/>plist<text:span text:style-name="T8">.</text:span>clear<text:span text:style-name="T8">()</text:span><text:span text:style-name="T6">;</text:span></text:p>
      <text:p text:style-name="P21"><text:s text:c="19"/>nlist<text:span text:style-name="T8">.</text:span>clear<text:span text:style-name="T8">()</text:span><text:span text:style-name="T6">;</text:span></text:p>
      <text:p text:style-name="P21"><text:s text:c="19"/>num_nets_successfully_routed <text:span text:style-name="T8">=</text:span> <text:span text:style-name="T14">0</text:span><text:span text:style-name="T6">;</text:span> </text:p>
      <text:p text:style-name="P21"><text:s text:c="19"/><text:span text:style-name="T4">for</text:span> <text:span text:style-name="T8">(</text:span> <text:span text:style-name="T4">int</text:span> i <text:span text:style-name="T8">=</text:span> <text:span text:style-name="T14">0</text:span><text:span text:style-name="T6">;</text:span> i <text:span text:style-name="T8">&lt;</text:span> n_nodes <text:span text:style-name="T6">;</text:span> i <text:span text:style-name="T8">++</text:span> <text:span text:style-name="T8">)</text:span> <text:span text:style-name="T6">{</text:span></text:p>
      <text:p text:style-name="P21"><text:s text:c="21"/>nodeList<text:span text:style-name="T8">[</text:span>i<text:span text:style-name="T8">].</text:span>setLabel<text:span text:style-name="T8">(</text:span><text:span text:style-name="T14">0</text:span><text:span text:style-name="T8">)</text:span><text:span text:style-name="T6">;</text:span></text:p>
      <text:p text:style-name="P21"><text:s text:c="21"/>nodeList<text:span text:style-name="T8">[</text:span>i<text:span text:style-name="T8">].</text:span>delete_from_selected_path<text:span text:style-name="T8">()</text:span><text:span text:style-name="T6">;</text:span></text:p>
      <text:p text:style-name="P21"><text:s text:c="21"/>nodeList<text:span text:style-name="T8">[</text:span>i<text:span text:style-name="T8">].</text:span>delete_prev_node_data<text:span text:style-name="T8">()</text:span><text:span text:style-name="T6">;</text:span></text:p>
      <text:p text:style-name="P21"><text:s text:c="21"/>nodeList<text:span text:style-name="T8">[</text:span>i<text:span text:style-name="T8">].</text:span>update_has_target_node<text:span text:style-name="T8">(</text:span><text:span text:style-name="T14">0</text:span><text:span text:style-name="T8">)</text:span><text:span text:style-name="T6">;</text:span></text:p>
      <text:p text:style-name="P21"><text:s text:c="21"/>nodeList<text:span text:style-name="T8">[</text:span>i<text:span text:style-name="T8">].</text:span>update_has_source_node<text:span text:style-name="T8">(</text:span><text:span text:style-name="T14">0</text:span><text:span text:style-name="T8">)</text:span><text:span text:style-name="T6">;</text:span></text:p>
      <text:p text:style-name="P21"><text:s text:c="21"/><text:span text:style-name="T4">for</text:span> <text:span text:style-name="T8">(</text:span>NodeLM<text:span text:style-name="T8">*</text:span> neighbor <text:span text:style-name="T6">:</text:span> nodeList<text:span text:style-name="T8">[</text:span>i<text:span text:style-name="T8">].</text:span>neighbors<text:span text:style-name="T8">())</text:span> <text:span text:style-name="T6">{</text:span></text:p>
      <text:p text:style-name="P21"><text:s text:c="24"/>nodeList<text:span text:style-name="T8">[</text:span>i<text:span text:style-name="T8">].</text:span>update_line_exists_with_neighbor_node<text:span text:style-name="T8">(</text:span>neighbor<text:span text:style-name="T8">,</text:span><text:span text:style-name="T14">0</text:span><text:span text:style-name="T8">)</text:span><text:span text:style-name="T6">;</text:span></text:p>
      <text:p text:style-name="P21"><text:s text:c="21"/><text:span text:style-name="T6">}</text:span></text:p>
      <text:p text:style-name="P21"><text:s text:c="19"/><text:span text:style-name="T6">}</text:span></text:p>
      <text:p text:style-name="P21"><text:s text:c="19"/><text:span text:style-name="T12">//std::cout &lt;&lt; "\nChecking" &lt;&lt; (*nets).size() &lt;&lt; "\n";</text:span></text:p>
      <text:p text:style-name="P21"><text:s text:c="19"/>sf<text:span text:style-name="T6">::</text:span>sleep<text:span text:style-name="T8">(</text:span>sf<text:span text:style-name="T6">::</text:span>milliseconds<text:span text:style-name="T8">(</text:span><text:span text:style-name="T14">10000</text:span><text:span text:style-name="T8">))</text:span><text:span text:style-name="T6">;</text:span></text:p>
      <text:p text:style-name="P21"><text:s text:c="19"/>window<text:span text:style-name="T8">.</text:span>clear<text:span text:style-name="T8">(</text:span>sf<text:span text:style-name="T6">::</text:span>Color<text:span text:style-name="T6">::</text:span>White<text:span text:style-name="T8">)</text:span><text:span text:style-name="T6">;</text:span></text:p>
      <text:p text:style-name="P21"><text:s text:c="19"/>draw_boundary_nodes_and_starting_grid <text:span text:style-name="T8">(&amp;</text:span>window<text:span text:style-name="T8">,</text:span> nodesqrs<text:span text:style-name="T8">,</text:span> <text:span text:style-name="T8">&amp;</text:span>font<text:span text:style-name="T8">,</text:span> radius<text:span text:style-name="T8">,</text:span> gridsize<text:span text:style-name="T8">,</text:span> grid_node_size<text:span text:style-name="T8">,</text:span> grid_width<text:span text:style-name="T8">,</text:span> height<text:span text:style-name="T8">,</text:span> n_nodes<text:span text:style-name="T8">)</text:span><text:span text:style-name="T6">;</text:span></text:p>
      <text:p text:style-name="P21"><text:s text:c="19"/>draw_previous_nets_sources_and_sinks <text:span text:style-name="T8">(&amp;</text:span>window<text:span text:style-name="T8">,</text:span> nodeList<text:span text:style-name="T8">,</text:span> radius<text:span text:style-name="T8">,</text:span> n_nodes<text:span text:style-name="T8">)</text:span><text:span text:style-name="T6">;</text:span></text:p>
      <text:p text:style-name="P21"><text:s text:c="19"/>window<text:span text:style-name="T8">.</text:span>display<text:span text:style-name="T8">()</text:span><text:span text:style-name="T6">;</text:span></text:p>
      <text:p text:style-name="P21"><text:s text:c="19"/><text:span text:style-name="T10">std</text:span><text:span text:style-name="T6">::</text:span><text:span text:style-name="T11">cout</text:span> <text:span text:style-name="T8">&lt;&lt;</text:span> <text:span text:style-name="T3">"</text:span><text:span text:style-name="T17">*Try number : </text:span><text:span text:style-name="T3">"</text:span> <text:span text:style-name="T8">&lt;&lt;</text:span> num_nets <text:span text:style-name="T8">-</text:span> num_tries <text:span text:style-name="T8">+</text:span> <text:span text:style-name="T14">1</text:span> <text:span text:style-name="T8">&lt;&lt;</text:span> <text:span text:style-name="T3">"</text:span><text:span text:style-name="T19">\n\n</text:span><text:span text:style-name="T3">"</text:span><text:span text:style-name="T6">;</text:span></text:p>
      <text:p text:style-name="P21"><text:s text:c="19"/><text:span text:style-name="T4">continue</text:span><text:span text:style-name="T6">;</text:span></text:p>
      <text:p text:style-name="P21"><text:s text:c="16"/><text:span text:style-name="T6">}</text:span></text:p>
      <text:p text:style-name="P21"><text:s text:c="13"/><text:span text:style-name="T6">}</text:span></text:p>
      <text:p text:style-name="P21"><text:s text:c="10"/><text:span text:style-name="T6">}</text:span></text:p>
      <text:p text:style-name="P21"><text:soft-page-break/><text:s text:c="8"/><text:span text:style-name="T6">}</text:span></text:p>
      <text:p text:style-name="P21"><text:s text:c="8"/>sf<text:span text:style-name="T6">::</text:span>sleep<text:span text:style-name="T8">(</text:span>sf<text:span text:style-name="T6">::</text:span>milliseconds<text:span text:style-name="T8">(</text:span><text:span text:style-name="T14">25</text:span><text:span text:style-name="T8">))</text:span><text:span text:style-name="T6">;</text:span></text:p>
      <text:p text:style-name="P21"><text:s text:c="8"/>ctr<text:span text:style-name="T8">++</text:span><text:span text:style-name="T6">;</text:span></text:p>
      <text:p text:style-name="P21"><text:s text:c="8"/>already_drawn <text:span text:style-name="T8">=</text:span> <text:span text:style-name="T14">0</text:span><text:span text:style-name="T6">;</text:span></text:p>
      <text:p text:style-name="P21"><text:s text:c="8"/>path_exists <text:span text:style-name="T8">=</text:span> <text:span text:style-name="T14">0</text:span><text:span text:style-name="T6">;</text:span></text:p>
      <text:p text:style-name="P21"><text:s text:c="8"/>temp <text:span text:style-name="T8">=</text:span> <text:span text:style-name="T14">1</text:span><text:span text:style-name="T6">;</text:span></text:p>
      <text:p text:style-name="P21"><text:s text:c="8"/>plist<text:span text:style-name="T8">.</text:span>clear<text:span text:style-name="T8">()</text:span><text:span text:style-name="T6">;</text:span></text:p>
      <text:p text:style-name="P21"><text:s text:c="8"/>nlist<text:span text:style-name="T8">.</text:span>clear<text:span text:style-name="T8">()</text:span><text:span text:style-name="T6">;</text:span></text:p>
      <text:p text:style-name="P21"><text:s text:c="8"/><text:span text:style-name="T4">for</text:span> <text:span text:style-name="T8">(</text:span> <text:span text:style-name="T4">int</text:span> i <text:span text:style-name="T8">=</text:span> <text:span text:style-name="T14">0</text:span><text:span text:style-name="T6">;</text:span> i <text:span text:style-name="T8">&lt;</text:span> n_nodes <text:span text:style-name="T6">;</text:span> i <text:span text:style-name="T8">++</text:span> <text:span text:style-name="T8">)</text:span> <text:span text:style-name="T6">{</text:span></text:p>
      <text:p text:style-name="P21"><text:s text:c="10"/>nodeList<text:span text:style-name="T8">[</text:span>i<text:span text:style-name="T8">].</text:span>setLabel<text:span text:style-name="T8">(</text:span><text:span text:style-name="T14">0</text:span><text:span text:style-name="T8">)</text:span><text:span text:style-name="T6">;</text:span></text:p>
      <text:p text:style-name="P21"><text:s text:c="8"/><text:span text:style-name="T6">}</text:span></text:p>
      <text:p text:style-name="P21"><text:s text:c="8"/>path<text:span text:style-name="T8">++</text:span><text:span text:style-name="T6">;</text:span></text:p>
      <text:p text:style-name="P21"><text:s text:c="8"/>window<text:span text:style-name="T8">.</text:span>clear<text:span text:style-name="T8">(</text:span>sf<text:span text:style-name="T6">::</text:span>Color<text:span text:style-name="T6">::</text:span>White<text:span text:style-name="T8">)</text:span><text:span text:style-name="T6">;</text:span> <text:s/></text:p>
      <text:p text:style-name="P21"><text:s text:c="8"/>draw_boundary_nodes_and_starting_grid <text:span text:style-name="T8">(&amp;</text:span>window<text:span text:style-name="T8">,</text:span> nodesqrs<text:span text:style-name="T8">,</text:span> <text:span text:style-name="T8">&amp;</text:span>font<text:span text:style-name="T8">,</text:span> radius<text:span text:style-name="T8">,</text:span> gridsize<text:span text:style-name="T8">,</text:span> grid_node_size<text:span text:style-name="T8">,</text:span> grid_width<text:span text:style-name="T8">,</text:span> height<text:span text:style-name="T8">,</text:span> n_nodes<text:span text:style-name="T8">)</text:span><text:span text:style-name="T6">;</text:span></text:p>
      <text:p text:style-name="P21"><text:s text:c="8"/>draw_previous_nets_sources_and_sinks <text:span text:style-name="T8">(&amp;</text:span>window<text:span text:style-name="T8">,</text:span> nodeList<text:span text:style-name="T8">,</text:span> radius<text:span text:style-name="T8">,</text:span> n_nodes<text:span text:style-name="T8">)</text:span><text:span text:style-name="T6">;</text:span></text:p>
      <text:p text:style-name="P21"><text:s text:c="8"/>window<text:span text:style-name="T8">.</text:span>display<text:span text:style-name="T8">()</text:span><text:span text:style-name="T6">;</text:span></text:p>
      <text:p text:style-name="P21"><text:s text:c="6"/><text:span text:style-name="T6">}</text:span></text:p>
      <text:p text:style-name="P21"><text:s text:c="6"/><text:span text:style-name="T10">std</text:span><text:span text:style-name="T6">::</text:span><text:span text:style-name="T11">cout</text:span> <text:span text:style-name="T8">&lt;&lt;</text:span> <text:span text:style-name="T3">"</text:span><text:span text:style-name="T17">*******************************************************************</text:span><text:span text:style-name="T19">\n\n</text:span><text:span text:style-name="T3">"</text:span><text:span text:style-name="T6">;</text:span></text:p>
      <text:p text:style-name="P21"><text:s text:c="6"/><text:span text:style-name="T10">std</text:span><text:span text:style-name="T6">::</text:span><text:span text:style-name="T11">cout</text:span> <text:span text:style-name="T8">&lt;&lt;</text:span> <text:span text:style-name="T3">"</text:span><text:span text:style-name="T17">*******************************************************************</text:span><text:span text:style-name="T19">\n</text:span><text:span text:style-name="T3">"</text:span><text:span text:style-name="T6">;</text:span></text:p>
      <text:p text:style-name="P21"><text:s text:c="6"/><text:span text:style-name="T10">std</text:span><text:span text:style-name="T6">::</text:span><text:span text:style-name="T11">cout</text:span> <text:span text:style-name="T8">&lt;&lt;</text:span> <text:span text:style-name="T3">"</text:span><text:span text:style-name="T17">Number of nets successfully routed = </text:span><text:span text:style-name="T3">"</text:span> <text:span text:style-name="T8">&lt;&lt;</text:span> num_nets_successfully_routed <text:span text:style-name="T8">&lt;&lt;</text:span> <text:span text:style-name="T3">"</text:span><text:span text:style-name="T17">/</text:span><text:span text:style-name="T3">"</text:span> <text:span text:style-name="T8">&lt;&lt;</text:span> num_nets <text:span text:style-name="T8">&lt;&lt;</text:span> <text:span text:style-name="T3">"</text:span><text:span text:style-name="T17"> in try number </text:span><text:span text:style-name="T3">"</text:span> <text:span text:style-name="T8">&lt;&lt;</text:span> num_nets <text:span text:style-name="T8">-</text:span> num_tries <text:span text:style-name="T8">+</text:span> <text:span text:style-name="T14">1</text:span><text:span text:style-name="T6">;</text:span></text:p>
      <text:p text:style-name="P21"><text:s text:c="6"/><text:span text:style-name="T10">std</text:span><text:span text:style-name="T6">::</text:span><text:span text:style-name="T11">cout</text:span> <text:span text:style-name="T8">&lt;&lt;</text:span> <text:span text:style-name="T3">"</text:span><text:span text:style-name="T19">\n</text:span><text:span text:style-name="T17">*******************************************************************</text:span><text:span text:style-name="T19">\n</text:span><text:span text:style-name="T3">"</text:span><text:span text:style-name="T6">;</text:span></text:p>
      <text:p text:style-name="P21"><text:s text:c="4"/><text:span text:style-name="T6">}</text:span></text:p>
      <text:p text:style-name="P21"><text:s text:c="2"/><text:span text:style-name="T6">}</text:span></text:p>
      <text:p text:style-name="P17"><text:span text:style-name="T6">}</text:span></text:p>
      <text:p text:style-name="P7"/>
      <text:h text:style-name="Heading_20_1" text:outline-level="1">SRC <text:span text:style-name="T20">files:</text:span></text:h>
      <text:p text:style-name="Text_20_body"/>
      <text:h text:style-name="P10" text:outline-level="3">Node.cpp</text:h>
      <text:p text:style-name="P3"/>
      <text:p text:style-name="P12"><text:span text:style-name="T12">// Taken from </text:span><text:span text:style-name="T13">https://github.com/abangfarhan/graph-sfml/blob/master/src/Node.cpp</text:span></text:p>
      <text:p text:style-name="P20"/>
      <text:p text:style-name="P21"><text:span text:style-name="T2">#include </text:span><text:span text:style-name="T3">&lt;</text:span><text:span text:style-name="T16">vector</text:span><text:span text:style-name="T3">&gt;</text:span></text:p>
      <text:p text:style-name="P21"><text:span text:style-name="T2">#include </text:span><text:span text:style-name="T3">&lt;</text:span><text:span text:style-name="T16">string</text:span><text:span text:style-name="T3">&gt;</text:span></text:p>
      <text:p text:style-name="P21"><text:span text:style-name="T2">#include </text:span><text:span text:style-name="T3">&lt;</text:span><text:span text:style-name="T16">math.h</text:span><text:span text:style-name="T3">&gt;</text:span></text:p>
      <text:p text:style-name="P20"/>
      <text:p text:style-name="P25"><text:span text:style-name="T2">#include </text:span><text:span text:style-name="T3">"</text:span><text:span text:style-name="T16">Node.h</text:span><text:span text:style-name="T3">"</text:span></text:p>
      <text:p text:style-name="P20"/>
      <text:p text:style-name="P21">Node<text:span text:style-name="T6">::</text:span>Node<text:span text:style-name="T8">()</text:span> <text:span text:style-name="T6">{</text:span></text:p>
      <text:p text:style-name="P21"><text:s text:c="4"/>setX<text:span text:style-name="T8">(</text:span><text:span text:style-name="T14">0</text:span><text:span text:style-name="T8">)</text:span><text:span text:style-name="T6">;</text:span></text:p>
      <text:p text:style-name="P21"><text:s text:c="4"/>setY<text:span text:style-name="T8">(</text:span><text:span text:style-name="T14">0</text:span><text:span text:style-name="T8">)</text:span><text:span text:style-name="T6">;</text:span></text:p>
      <text:p text:style-name="P21"><text:s text:c="4"/>setName<text:span text:style-name="T8">(</text:span><text:span text:style-name="T3">""</text:span><text:span text:style-name="T8">)</text:span><text:span text:style-name="T6">;</text:span></text:p>
      <text:p text:style-name="P24">}</text:p>
      <text:p text:style-name="P20"/>
      <text:p text:style-name="P21">Node<text:span text:style-name="T6">::</text:span>Node<text:span text:style-name="T8">(</text:span><text:span text:style-name="T4">float</text:span> x<text:span text:style-name="T8">,</text:span> <text:span text:style-name="T4">float</text:span> y<text:span text:style-name="T8">,</text:span> <text:span text:style-name="T10">std</text:span><text:span text:style-name="T6">::</text:span><text:span text:style-name="T11">string</text:span> name<text:span text:style-name="T8">)</text:span> <text:span text:style-name="T6">{</text:span></text:p>
      <text:p text:style-name="P21"><text:s text:c="4"/>setX<text:span text:style-name="T8">(</text:span>x<text:span text:style-name="T8">)</text:span><text:span text:style-name="T6">;</text:span></text:p>
      <text:p text:style-name="P21"><text:s text:c="4"/>setY<text:span text:style-name="T8">(</text:span>y<text:span text:style-name="T8">)</text:span><text:span text:style-name="T6">;</text:span></text:p>
      <text:p text:style-name="P21"><text:s text:c="4"/>setName<text:span text:style-name="T8">(</text:span>name<text:span text:style-name="T8">)</text:span><text:span text:style-name="T6">;</text:span></text:p>
      <text:p text:style-name="P24">}</text:p>
      <text:p text:style-name="P20"><text:soft-page-break/></text:p>
      <text:p text:style-name="P21">Node<text:span text:style-name="T6">::</text:span>Node<text:span text:style-name="T8">(</text:span>Node<text:span text:style-name="T8">*</text:span> node<text:span text:style-name="T8">)</text:span> <text:span text:style-name="T6">{</text:span></text:p>
      <text:p text:style-name="P21"><text:s text:c="4"/><text:span text:style-name="T12">/* copy properties, except the neighbors */</text:span></text:p>
      <text:p text:style-name="P21"><text:s text:c="4"/>setX<text:span text:style-name="T8">(</text:span>node<text:span text:style-name="T8">-&gt;</text:span>x<text:span text:style-name="T8">())</text:span><text:span text:style-name="T6">;</text:span></text:p>
      <text:p text:style-name="P21"><text:s text:c="4"/>setY<text:span text:style-name="T8">(</text:span>node<text:span text:style-name="T8">-&gt;</text:span>y<text:span text:style-name="T8">())</text:span><text:span text:style-name="T6">;</text:span></text:p>
      <text:p text:style-name="P21"><text:s text:c="4"/>setName<text:span text:style-name="T8">(</text:span>node<text:span text:style-name="T8">-&gt;</text:span>name<text:span text:style-name="T8">())</text:span><text:span text:style-name="T6">;</text:span></text:p>
      <text:p text:style-name="P24">}</text:p>
      <text:p text:style-name="P20"/>
      <text:p text:style-name="P21"><text:span text:style-name="T4">float</text:span> Node<text:span text:style-name="T6">::</text:span>x<text:span text:style-name="T8">()</text:span> <text:span text:style-name="T6">{</text:span> </text:p>
      <text:p text:style-name="P21"><text:s text:c="6"/><text:span text:style-name="T4">return</text:span> _x<text:span text:style-name="T6">;</text:span> </text:p>
      <text:p text:style-name="P24">}</text:p>
      <text:p text:style-name="P20"/>
      <text:p text:style-name="P21"><text:span text:style-name="T4">float</text:span> Node<text:span text:style-name="T6">::</text:span>y<text:span text:style-name="T8">()</text:span> <text:span text:style-name="T6">{</text:span> </text:p>
      <text:p text:style-name="P21"><text:s text:c="6"/><text:span text:style-name="T4">return</text:span> _y<text:span text:style-name="T6">;</text:span> </text:p>
      <text:p text:style-name="P24">}</text:p>
      <text:p text:style-name="P20"/>
      <text:p text:style-name="P21"><text:span text:style-name="T10">std</text:span><text:span text:style-name="T6">::</text:span><text:span text:style-name="T11">string</text:span> Node<text:span text:style-name="T6">::</text:span>name<text:span text:style-name="T8">()</text:span> <text:span text:style-name="T6">{</text:span></text:p>
      <text:p text:style-name="P21"><text:s text:c="6"/><text:span text:style-name="T4">return</text:span> _name<text:span text:style-name="T6">;</text:span></text:p>
      <text:p text:style-name="P24">}</text:p>
      <text:p text:style-name="P20"/>
      <text:p text:style-name="P21"><text:span text:style-name="T4">void</text:span> Node<text:span text:style-name="T6">::</text:span>setX<text:span text:style-name="T8">(</text:span><text:span text:style-name="T4">float</text:span> x<text:span text:style-name="T8">)</text:span> <text:span text:style-name="T6">{</text:span></text:p>
      <text:p text:style-name="P21"><text:s text:c="6"/>_x <text:span text:style-name="T8">=</text:span> x<text:span text:style-name="T6">;</text:span></text:p>
      <text:p text:style-name="P24">}</text:p>
      <text:p text:style-name="P20"/>
      <text:p text:style-name="P21"><text:span text:style-name="T4">void</text:span> Node<text:span text:style-name="T6">::</text:span>setY<text:span text:style-name="T8">(</text:span><text:span text:style-name="T4">float</text:span> y<text:span text:style-name="T8">)</text:span> <text:span text:style-name="T6">{</text:span></text:p>
      <text:p text:style-name="P21"><text:s text:c="6"/>_y <text:span text:style-name="T8">=</text:span> y<text:span text:style-name="T6">;</text:span></text:p>
      <text:p text:style-name="P24">}</text:p>
      <text:p text:style-name="P20"/>
      <text:p text:style-name="P21"><text:span text:style-name="T4">void</text:span> Node<text:span text:style-name="T6">::</text:span>setName<text:span text:style-name="T8">(</text:span><text:span text:style-name="T10">std</text:span><text:span text:style-name="T6">::</text:span><text:span text:style-name="T11">string</text:span> name<text:span text:style-name="T8">)</text:span> <text:span text:style-name="T6">{</text:span></text:p>
      <text:p text:style-name="P21"><text:s text:c="6"/>_name <text:span text:style-name="T8">=</text:span> name<text:span text:style-name="T6">;</text:span></text:p>
      <text:p text:style-name="P24">}</text:p>
      <text:p text:style-name="P20"/>
      <text:p text:style-name="P21"><text:span text:style-name="T4">void</text:span> Node<text:span text:style-name="T6">::</text:span>addNeighbor<text:span text:style-name="T8">(</text:span>Node<text:span text:style-name="T8">*</text:span> node<text:span text:style-name="T8">)</text:span> <text:span text:style-name="T6">{</text:span></text:p>
      <text:p text:style-name="P21"><text:s text:c="5"/><text:span text:style-name="T12">// Add neighbor node to this-&gt;_neighbors if not exist,</text:span></text:p>
      <text:p text:style-name="P21"><text:s text:c="5"/><text:span text:style-name="T12">// and add this to the neighbor node-&gt;_neighbors</text:span></text:p>
      <text:p text:style-name="P21"><text:s text:c="5"/><text:span text:style-name="T4">for</text:span> <text:span text:style-name="T8">(</text:span>Node<text:span text:style-name="T8">*</text:span> neighbor<text:span text:style-name="T6">:</text:span> _neighbors<text:span text:style-name="T8">)</text:span></text:p>
      <text:p text:style-name="P21"><text:s text:c="9"/><text:span text:style-name="T4">if</text:span> <text:span text:style-name="T8">(</text:span>neighbor <text:span text:style-name="T8">==</text:span> node<text:span text:style-name="T8">)</text:span></text:p>
      <text:p text:style-name="P21"><text:s text:c="12"/><text:span text:style-name="T4">return</text:span><text:span text:style-name="T6">;</text:span></text:p>
      <text:p text:style-name="P21"><text:s text:c="5"/>_neighbors<text:span text:style-name="T8">.</text:span>push_back<text:span text:style-name="T8">(</text:span>node<text:span text:style-name="T8">)</text:span><text:span text:style-name="T6">;</text:span></text:p>
      <text:p text:style-name="P21"><text:s text:c="5"/>node<text:span text:style-name="T8">-&gt;</text:span>addNeighbor<text:span text:style-name="T8">(</text:span><text:span text:style-name="T4">this</text:span><text:span text:style-name="T8">)</text:span><text:span text:style-name="T6">;</text:span></text:p>
      <text:p text:style-name="P24">}</text:p>
      <text:p text:style-name="P20"/>
      <text:p text:style-name="P21"><text:span text:style-name="T10">std</text:span><text:span text:style-name="T6">::</text:span><text:span text:style-name="T11">vector</text:span><text:span text:style-name="T6">&lt;</text:span>Node<text:span text:style-name="T8">*</text:span><text:span text:style-name="T6">&gt;</text:span> Node<text:span text:style-name="T6">::</text:span>neighbors<text:span text:style-name="T8">()</text:span> <text:span text:style-name="T6">{</text:span></text:p>
      <text:p text:style-name="P21"><text:s text:c="5"/><text:span text:style-name="T4">return</text:span> _neighbors<text:span text:style-name="T6">;</text:span></text:p>
      <text:p text:style-name="P24">}</text:p>
      <text:p text:style-name="P21"><text:s text:c="9"/></text:p>
      <text:p text:style-name="P21"><text:span text:style-name="T4">float</text:span> Node<text:span text:style-name="T6">::</text:span>distance<text:span text:style-name="T8">(</text:span>Node<text:span text:style-name="T8">*</text:span> neighbor<text:span text:style-name="T8">)</text:span> <text:span text:style-name="T6">{</text:span></text:p>
      <text:p text:style-name="P21"><text:s text:c="6"/><text:span text:style-name="T4">return</text:span> <text:span text:style-name="T11">sqrt</text:span><text:span text:style-name="T8">(</text:span><text:span text:style-name="T11">pow</text:span><text:span text:style-name="T8">(</text:span>_x <text:span text:style-name="T8">-</text:span> neighbor<text:span text:style-name="T8">-&gt;</text:span>x<text:span text:style-name="T8">(),</text:span> <text:span text:style-name="T14">2</text:span><text:span text:style-name="T8">)</text:span> <text:span text:style-name="T8">+</text:span> <text:span text:style-name="T11">pow</text:span><text:span text:style-name="T8">(</text:span>_y <text:span text:style-name="T8">-</text:span> neighbor<text:span text:style-name="T8">-&gt;</text:span>y<text:span text:style-name="T8">(),</text:span> <text:span text:style-name="T14">2</text:span><text:span text:style-name="T8">))</text:span><text:span text:style-name="T6">;</text:span></text:p>
      <text:p text:style-name="P17"><text:span text:style-name="T6">}</text:span></text:p>
      <text:p text:style-name="P5"/>
      <text:p text:style-name="Text_20_body"/>
      <text:h text:style-name="P11" text:outline-level="3">NodeLM.cpp</text:h>
      <text:p text:style-name="P4"/>
      <text:p text:style-name="P16"><text:span text:style-name="T2">#include </text:span><text:span text:style-name="T3">&lt;</text:span><text:span text:style-name="T16">vector</text:span><text:span text:style-name="T3">&gt;</text:span></text:p>
      <text:p text:style-name="P21"><text:span text:style-name="T2">#include </text:span><text:span text:style-name="T3">&lt;</text:span><text:span text:style-name="T16">string</text:span><text:span text:style-name="T3">&gt;</text:span></text:p>
      <text:p text:style-name="P21"><text:span text:style-name="T2">#include </text:span><text:span text:style-name="T3">&lt;</text:span><text:span text:style-name="T16">utility</text:span><text:span text:style-name="T3">&gt;</text:span></text:p>
      <text:p text:style-name="P21"><text:span text:style-name="T2">#include </text:span><text:span text:style-name="T3">&lt;</text:span><text:span text:style-name="T16">iostream</text:span><text:span text:style-name="T3">&gt;</text:span></text:p>
      <text:p text:style-name="P21"><text:soft-page-break/><text:span text:style-name="T2">#include </text:span><text:span text:style-name="T3">&lt;</text:span><text:span text:style-name="T16">iterator</text:span><text:span text:style-name="T3">&gt;</text:span></text:p>
      <text:p text:style-name="P21"><text:span text:style-name="T2">#include </text:span><text:span text:style-name="T3">&lt;</text:span><text:span text:style-name="T16">map</text:span><text:span text:style-name="T3">&gt;</text:span></text:p>
      <text:p text:style-name="P21"><text:span text:style-name="T2">#include </text:span><text:span text:style-name="T3">&lt;</text:span><text:span text:style-name="T16">climits</text:span><text:span text:style-name="T3">&gt;</text:span></text:p>
      <text:p text:style-name="P20"/>
      <text:p text:style-name="P21"><text:span text:style-name="T2">#include </text:span><text:span text:style-name="T3">"</text:span><text:span text:style-name="T16">Node.h</text:span><text:span text:style-name="T3">"</text:span></text:p>
      <text:p text:style-name="P21"><text:span text:style-name="T2">#include </text:span><text:span text:style-name="T3">"</text:span><text:span text:style-name="T16">NodeLM.h</text:span><text:span text:style-name="T3">"</text:span></text:p>
      <text:p text:style-name="P20"/>
      <text:p text:style-name="P21"><text:span text:style-name="T4">int</text:span> NodeLM<text:span text:style-name="T6">::</text:span>getLabel<text:span text:style-name="T8">()</text:span> <text:span text:style-name="T6">{</text:span></text:p>
      <text:p text:style-name="P21"><text:s text:c="6"/><text:span text:style-name="T4">return</text:span> _label<text:span text:style-name="T6">;</text:span></text:p>
      <text:p text:style-name="P24">}</text:p>
      <text:p text:style-name="P20"/>
      <text:p text:style-name="P21"><text:span text:style-name="T4">void</text:span> NodeLM<text:span text:style-name="T6">::</text:span>setLabel<text:span text:style-name="T8">(</text:span><text:span text:style-name="T4">int</text:span> label<text:span text:style-name="T8">)</text:span> <text:span text:style-name="T6">{</text:span></text:p>
      <text:p text:style-name="P21"><text:s text:c="5"/>_label <text:span text:style-name="T8">=</text:span> label<text:span text:style-name="T6">;</text:span></text:p>
      <text:p text:style-name="P24">}</text:p>
      <text:p text:style-name="P20"/>
      <text:p text:style-name="P21"><text:span text:style-name="T4">bool</text:span> NodeLM<text:span text:style-name="T6">::</text:span>is_obstruction<text:span text:style-name="T8">()</text:span> <text:span text:style-name="T6">{</text:span></text:p>
      <text:p text:style-name="P21"><text:s text:c="5"/><text:span text:style-name="T4">return</text:span> _is_obstruction<text:span text:style-name="T6">;</text:span></text:p>
      <text:p text:style-name="P24">}</text:p>
      <text:p text:style-name="P20"/>
      <text:p text:style-name="P21"><text:span text:style-name="T4">void</text:span> NodeLM<text:span text:style-name="T6">::</text:span>setnodeasobstruction<text:span text:style-name="T8">()</text:span> <text:span text:style-name="T6">{</text:span></text:p>
      <text:p text:style-name="P21"><text:s text:c="4"/>_is_obstruction <text:span text:style-name="T8">=</text:span> <text:span text:style-name="T4">true</text:span><text:span text:style-name="T6">;</text:span> </text:p>
      <text:p text:style-name="P24">}</text:p>
      <text:p text:style-name="P20"/>
      <text:p text:style-name="P21"><text:span text:style-name="T10">std</text:span><text:span text:style-name="T6">::</text:span><text:span text:style-name="T11">vector</text:span><text:span text:style-name="T6">&lt;</text:span>NodeLM<text:span text:style-name="T8">*</text:span><text:span text:style-name="T6">&gt;</text:span> NodeLM<text:span text:style-name="T6">::</text:span>neighbors<text:span text:style-name="T8">()</text:span> <text:span text:style-name="T6">{</text:span></text:p>
      <text:p text:style-name="P21"><text:s text:c="5"/><text:span text:style-name="T10">std</text:span><text:span text:style-name="T6">::</text:span><text:span text:style-name="T11">vector</text:span><text:span text:style-name="T6">&lt;</text:span>NodeLM<text:span text:style-name="T8">*</text:span><text:span text:style-name="T6">&gt;</text:span> neighbors<text:span text:style-name="T6">;</text:span></text:p>
      <text:p text:style-name="P21"><text:s text:c="5"/><text:span text:style-name="T10">std</text:span><text:span text:style-name="T6">::</text:span><text:span text:style-name="T11">vector</text:span><text:span text:style-name="T8">&lt;</text:span><text:span text:style-name="T10">std</text:span><text:span text:style-name="T6">::</text:span><text:span text:style-name="T11">pair</text:span><text:span text:style-name="T8">&lt;</text:span>NodeLM<text:span text:style-name="T8">*,</text:span><text:span text:style-name="T4">int</text:span><text:span text:style-name="T8">&gt;&gt;</text:span><text:span text:style-name="T6">::</text:span><text:span text:style-name="T11">iterator</text:span> neighbor<text:span text:style-name="T6">;</text:span></text:p>
      <text:p text:style-name="P21"><text:s text:c="5"/><text:span text:style-name="T4">for</text:span> <text:span text:style-name="T8">(</text:span>neighbor <text:span text:style-name="T8">=</text:span> _neighbors<text:span text:style-name="T8">.</text:span>begin<text:span text:style-name="T8">()</text:span><text:span text:style-name="T6">;</text:span> neighbor<text:span text:style-name="T8">!=</text:span>_neighbors<text:span text:style-name="T8">.</text:span>end<text:span text:style-name="T8">()</text:span><text:span text:style-name="T6">;</text:span> neighbor<text:span text:style-name="T8">++)</text:span></text:p>
      <text:p text:style-name="P21"><text:s text:c="8"/>neighbors<text:span text:style-name="T8">.</text:span>push_back<text:span text:style-name="T8">((*</text:span>neighbor<text:span text:style-name="T8">).</text:span>first<text:span text:style-name="T8">)</text:span><text:span text:style-name="T6">;</text:span></text:p>
      <text:p text:style-name="P21"><text:s text:c="5"/><text:span text:style-name="T4">return</text:span> neighbors<text:span text:style-name="T6">;</text:span></text:p>
      <text:p text:style-name="P24">}</text:p>
      <text:p text:style-name="P20"/>
      <text:p text:style-name="P21"><text:span text:style-name="T4">void</text:span> NodeLM<text:span text:style-name="T6">::</text:span>addNeighbor<text:span text:style-name="T8">(</text:span>NodeLM<text:span text:style-name="T8">*</text:span> node<text:span text:style-name="T8">)</text:span> <text:span text:style-name="T6">{</text:span></text:p>
      <text:p text:style-name="P21"><text:s text:c="5"/><text:span text:style-name="T4">for</text:span> <text:span text:style-name="T8">(</text:span><text:span text:style-name="T10">std</text:span><text:span text:style-name="T6">::</text:span><text:span text:style-name="T11">pair</text:span><text:span text:style-name="T6">&lt;</text:span>NodeLM<text:span text:style-name="T8">*,</text:span><text:span text:style-name="T4">int</text:span><text:span text:style-name="T6">&gt;</text:span> neighbor<text:span text:style-name="T6">:</text:span> _neighbors<text:span text:style-name="T8">)</text:span></text:p>
      <text:p text:style-name="P21"><text:s text:c="9"/><text:span text:style-name="T4">if</text:span> <text:span text:style-name="T8">(</text:span>neighbor<text:span text:style-name="T8">.</text:span>first <text:span text:style-name="T8">==</text:span> node<text:span text:style-name="T8">)</text:span> <text:span text:style-name="T6">{</text:span></text:p>
      <text:p text:style-name="P21"><text:s text:c="12"/>neighbor<text:span text:style-name="T8">.</text:span>second <text:span text:style-name="T8">=</text:span> <text:span text:style-name="T14">0</text:span><text:span text:style-name="T6">;</text:span></text:p>
      <text:p text:style-name="P21"><text:s text:c="12"/><text:span text:style-name="T4">return</text:span><text:span text:style-name="T6">;</text:span></text:p>
      <text:p text:style-name="P21"><text:s text:c="9"/><text:span text:style-name="T6">}</text:span></text:p>
      <text:p text:style-name="P21"><text:s text:c="5"/>_neighbors<text:span text:style-name="T8">.</text:span>push_back<text:span text:style-name="T8">(</text:span><text:span text:style-name="T10">std</text:span><text:span text:style-name="T6">::</text:span>make_pair<text:span text:style-name="T8">(</text:span>node<text:span text:style-name="T8">,</text:span><text:span text:style-name="T14">0</text:span><text:span text:style-name="T8">))</text:span><text:span text:style-name="T6">;</text:span></text:p>
      <text:p text:style-name="P21"><text:s text:c="5"/>node<text:span text:style-name="T8">-&gt;</text:span>addNeighbor<text:span text:style-name="T8">(</text:span><text:span text:style-name="T4">this</text:span><text:span text:style-name="T8">)</text:span><text:span text:style-name="T6">;</text:span></text:p>
      <text:p text:style-name="P24">}</text:p>
      <text:p text:style-name="P20"/>
      <text:p text:style-name="P21"><text:span text:style-name="T4">void</text:span> NodeLM<text:span text:style-name="T6">::</text:span>update_line_exists_with_neighbor_node<text:span text:style-name="T8">(</text:span>NodeLM<text:span text:style-name="T8">*</text:span> node<text:span text:style-name="T8">,</text:span> <text:span text:style-name="T4">int</text:span> value<text:span text:style-name="T8">)</text:span> <text:span text:style-name="T6">{</text:span></text:p>
      <text:p text:style-name="P21"><text:s text:c="5"/><text:span text:style-name="T10">std</text:span><text:span text:style-name="T6">::</text:span><text:span text:style-name="T11">vector</text:span><text:span text:style-name="T8">&lt;</text:span><text:span text:style-name="T10">std</text:span><text:span text:style-name="T6">::</text:span><text:span text:style-name="T11">pair</text:span><text:span text:style-name="T8">&lt;</text:span>NodeLM<text:span text:style-name="T8">*,</text:span><text:span text:style-name="T4">int</text:span><text:span text:style-name="T8">&gt;&gt;</text:span><text:span text:style-name="T6">::</text:span><text:span text:style-name="T11">iterator</text:span> neighbor<text:span text:style-name="T6">;</text:span></text:p>
      <text:p text:style-name="P21"><text:s text:c="5"/><text:span text:style-name="T4">for</text:span> <text:span text:style-name="T8">(</text:span>neighbor <text:span text:style-name="T8">=</text:span> _neighbors<text:span text:style-name="T8">.</text:span>begin<text:span text:style-name="T8">()</text:span><text:span text:style-name="T6">;</text:span> neighbor<text:span text:style-name="T8">!=</text:span>_neighbors<text:span text:style-name="T8">.</text:span>end<text:span text:style-name="T8">()</text:span><text:span text:style-name="T6">;</text:span> neighbor<text:span text:style-name="T8">++)</text:span></text:p>
      <text:p text:style-name="P21"><text:s text:c="9"/><text:span text:style-name="T4">if</text:span> <text:span text:style-name="T8">((*</text:span>neighbor<text:span text:style-name="T8">).</text:span>first <text:span text:style-name="T8">==</text:span> node<text:span text:style-name="T8">)</text:span></text:p>
      <text:p text:style-name="P21"><text:s text:c="12"/><text:span text:style-name="T8">(*</text:span>neighbor<text:span text:style-name="T8">).</text:span>second <text:span text:style-name="T8">=</text:span> value<text:span text:style-name="T6">;</text:span></text:p>
      <text:p text:style-name="P21"><text:span text:style-name="T6">}</text:span> <text:s text:c="9"/></text:p>
      <text:p text:style-name="P20"/>
      <text:p text:style-name="P21"><text:span text:style-name="T4">int</text:span> NodeLM<text:span text:style-name="T6">::</text:span>is_to_be_shown_connected_to<text:span text:style-name="T8">(</text:span>NodeLM<text:span text:style-name="T8">*</text:span> node<text:span text:style-name="T8">)</text:span> <text:span text:style-name="T6">{</text:span></text:p>
      <text:p text:style-name="P21"><text:s text:c="4"/><text:span text:style-name="T4">for</text:span> <text:span text:style-name="T8">(</text:span><text:span text:style-name="T10">std</text:span><text:span text:style-name="T6">::</text:span><text:span text:style-name="T11">pair</text:span><text:span text:style-name="T6">&lt;</text:span>NodeLM<text:span text:style-name="T8">*,</text:span><text:span text:style-name="T4">int</text:span><text:span text:style-name="T6">&gt;</text:span> neighbor<text:span text:style-name="T6">:</text:span> _neighbors<text:span text:style-name="T8">)</text:span></text:p>
      <text:p text:style-name="P21"><text:s text:c="8"/><text:span text:style-name="T4">if</text:span> <text:span text:style-name="T8">(</text:span>neighbor<text:span text:style-name="T8">.</text:span>first <text:span text:style-name="T8">==</text:span> node<text:span text:style-name="T8">)</text:span></text:p>
      <text:p text:style-name="P21"><text:s text:c="11"/><text:span text:style-name="T4">return</text:span> neighbor<text:span text:style-name="T8">.</text:span>second<text:span text:style-name="T6">;</text:span></text:p>
      <text:p text:style-name="P21"><text:s text:c="4"/><text:span text:style-name="T4">return</text:span> <text:span text:style-name="T14">0</text:span><text:span text:style-name="T6">;</text:span></text:p>
      <text:p text:style-name="P24">}</text:p>
      <text:p text:style-name="P20"/>
      <text:p text:style-name="P21"><text:span text:style-name="T4">void</text:span> NodeLM<text:span text:style-name="T6">::</text:span>update_has_source_node<text:span text:style-name="T8">(</text:span><text:span text:style-name="T4">int</text:span> value<text:span text:style-name="T8">)</text:span> <text:span text:style-name="T6">{</text:span></text:p>
      <text:p text:style-name="P21"><text:s text:c="5"/>_has_source_node <text:span text:style-name="T8">=</text:span> value<text:span text:style-name="T6">;</text:span></text:p>
      <text:p text:style-name="P24">}</text:p>
      <text:p text:style-name="P20"/>
      <text:p text:style-name="P21"><text:span text:style-name="T4">int</text:span> NodeLM<text:span text:style-name="T6">::</text:span>is_source_node<text:span text:style-name="T8">()</text:span> <text:span text:style-name="T6">{</text:span></text:p>
      <text:p text:style-name="P21"><text:s text:c="4"/><text:span text:style-name="T4">return</text:span> _has_source_node<text:span text:style-name="T6">;</text:span></text:p>
      <text:p text:style-name="P24">}</text:p>
      <text:p text:style-name="P20"/>
      <text:p text:style-name="P21"><text:span text:style-name="T4">int</text:span> NodeLM<text:span text:style-name="T6">::</text:span>is_target_node<text:span text:style-name="T8">()</text:span> <text:span text:style-name="T6">{</text:span></text:p>
      <text:p text:style-name="P21"><text:soft-page-break/><text:s text:c="4"/><text:span text:style-name="T4">return</text:span> _has_target_node<text:span text:style-name="T6">;</text:span></text:p>
      <text:p text:style-name="P24">}</text:p>
      <text:p text:style-name="P20"/>
      <text:p text:style-name="P21"><text:span text:style-name="T4">void</text:span> NodeLM<text:span text:style-name="T6">::</text:span>update_has_target_node<text:span text:style-name="T8">(</text:span><text:span text:style-name="T4">int</text:span> value<text:span text:style-name="T8">)</text:span> <text:span text:style-name="T6">{</text:span></text:p>
      <text:p text:style-name="P21"><text:s text:c="5"/>_has_target_node <text:span text:style-name="T8">=</text:span> value<text:span text:style-name="T6">;</text:span></text:p>
      <text:p text:style-name="P24">}</text:p>
      <text:p text:style-name="P20"/>
      <text:p text:style-name="P20"/>
      <text:p text:style-name="P21"><text:span text:style-name="T10">std</text:span><text:span text:style-name="T6">::</text:span><text:span text:style-name="T11">string</text:span> NodeLM<text:span text:style-name="T6">::</text:span>get_direction<text:span text:style-name="T8">(</text:span><text:span text:style-name="T4">int</text:span> net_num_to_route<text:span text:style-name="T8">,</text:span> NodeLM<text:span text:style-name="T8">*</text:span> prev_node<text:span text:style-name="T8">,</text:span> <text:span text:style-name="T10">std</text:span><text:span text:style-name="T6">::</text:span><text:span text:style-name="T11">string</text:span> path_num_for_the_net_x<text:span text:style-name="T8">,</text:span> <text:span text:style-name="T10">std</text:span><text:span text:style-name="T6">::</text:span><text:span text:style-name="T11">string</text:span> path_num_for_the_net_y <text:span text:style-name="T8">)</text:span> <text:span text:style-name="T6">{</text:span></text:p>
      <text:p text:style-name="P21"><text:s text:c="2"/><text:span text:style-name="T4">for</text:span> <text:span text:style-name="T8">(</text:span><text:span text:style-name="T4">auto</text:span> <text:span text:style-name="T4">const</text:span><text:span text:style-name="T8">&amp;</text:span> currentPath<text:span text:style-name="T6">:</text:span> _path_data<text:span text:style-name="T8">)</text:span> <text:span text:style-name="T6">{</text:span></text:p>
      <text:p text:style-name="P21"><text:s text:c="4"/><text:span text:style-name="T4">if</text:span> <text:span text:style-name="T8">(</text:span> <text:span text:style-name="T8">(</text:span><text:span text:style-name="T10">std</text:span><text:span text:style-name="T6">::</text:span>get<text:span text:style-name="T6">&lt;</text:span><text:span text:style-name="T14">0</text:span><text:span text:style-name="T6">&gt;</text:span><text:span text:style-name="T8">(</text:span>currentPath<text:span text:style-name="T8">)</text:span> <text:span text:style-name="T8">==</text:span> net_num_to_route<text:span text:style-name="T8">)</text:span> <text:span text:style-name="T8">&amp;&amp;</text:span> <text:span text:style-name="T8">(</text:span><text:span text:style-name="T10">std</text:span><text:span text:style-name="T6">::</text:span>get<text:span text:style-name="T6">&lt;</text:span><text:span text:style-name="T14">2</text:span><text:span text:style-name="T6">&gt;</text:span><text:span text:style-name="T8">(</text:span>currentPath<text:span text:style-name="T8">)</text:span> <text:span text:style-name="T8">==</text:span> prev_node<text:span text:style-name="T8">)</text:span> <text:span text:style-name="T8">&amp;&amp;</text:span> <text:span text:style-name="T8">((</text:span><text:span text:style-name="T10">std</text:span><text:span text:style-name="T6">::</text:span>get<text:span text:style-name="T6">&lt;</text:span><text:span text:style-name="T14">1</text:span><text:span text:style-name="T6">&gt;</text:span><text:span text:style-name="T8">(</text:span>currentPath<text:span text:style-name="T8">)).</text:span>first <text:span text:style-name="T8">==</text:span> path_num_for_the_net_x<text:span text:style-name="T8">)</text:span> <text:span text:style-name="T8">&amp;&amp;</text:span> <text:span text:style-name="T8">((</text:span><text:span text:style-name="T10">std</text:span><text:span text:style-name="T6">::</text:span>get<text:span text:style-name="T6">&lt;</text:span><text:span text:style-name="T14">1</text:span><text:span text:style-name="T6">&gt;</text:span><text:span text:style-name="T8">(</text:span>currentPath<text:span text:style-name="T8">)).</text:span>second <text:span text:style-name="T8">==</text:span> path_num_for_the_net_y<text:span text:style-name="T8">))</text:span> </text:p>
      <text:p text:style-name="P21"><text:s text:c="7"/><text:span text:style-name="T4">return</text:span> <text:span text:style-name="T10">std</text:span><text:span text:style-name="T6">::</text:span>get<text:span text:style-name="T6">&lt;</text:span><text:span text:style-name="T14">3</text:span><text:span text:style-name="T6">&gt;</text:span><text:span text:style-name="T8">(</text:span>currentPath<text:span text:style-name="T8">)</text:span><text:span text:style-name="T6">;</text:span></text:p>
      <text:p text:style-name="P21"><text:s text:c="2"/><text:span text:style-name="T6">}</text:span></text:p>
      <text:p text:style-name="P24">}</text:p>
      <text:p text:style-name="P20"/>
      <text:p text:style-name="P21"><text:span text:style-name="T4">int</text:span> NodeLM<text:span text:style-name="T6">::</text:span>get_num_bends<text:span text:style-name="T8">(</text:span><text:span text:style-name="T4">int</text:span> net_num_to_route<text:span text:style-name="T8">,</text:span> NodeLM<text:span text:style-name="T8">*</text:span> prev_node<text:span text:style-name="T8">,</text:span> <text:span text:style-name="T10">std</text:span><text:span text:style-name="T6">::</text:span><text:span text:style-name="T11">string</text:span> path_num_for_the_net_x<text:span text:style-name="T8">,</text:span> <text:span text:style-name="T10">std</text:span><text:span text:style-name="T6">::</text:span><text:span text:style-name="T11">string</text:span> path_num_for_the_net_y<text:span text:style-name="T8">)</text:span> <text:span text:style-name="T6">{</text:span></text:p>
      <text:p text:style-name="P21"><text:s text:c="2"/><text:span text:style-name="T4">for</text:span> <text:span text:style-name="T8">(</text:span><text:span text:style-name="T4">auto</text:span> <text:span text:style-name="T4">const</text:span><text:span text:style-name="T8">&amp;</text:span> currentPath<text:span text:style-name="T6">:</text:span> _path_data<text:span text:style-name="T8">)</text:span> <text:span text:style-name="T6">{</text:span></text:p>
      <text:p text:style-name="P21"><text:s text:c="4"/><text:span text:style-name="T4">if</text:span> <text:span text:style-name="T8">(</text:span> <text:span text:style-name="T8">(</text:span><text:span text:style-name="T10">std</text:span><text:span text:style-name="T6">::</text:span>get<text:span text:style-name="T6">&lt;</text:span><text:span text:style-name="T14">0</text:span><text:span text:style-name="T6">&gt;</text:span><text:span text:style-name="T8">(</text:span>currentPath<text:span text:style-name="T8">)</text:span> <text:span text:style-name="T8">==</text:span> net_num_to_route<text:span text:style-name="T8">)</text:span> <text:span text:style-name="T8">&amp;&amp;</text:span> <text:span text:style-name="T8">(</text:span><text:span text:style-name="T10">std</text:span><text:span text:style-name="T6">::</text:span>get<text:span text:style-name="T6">&lt;</text:span><text:span text:style-name="T14">2</text:span><text:span text:style-name="T6">&gt;</text:span><text:span text:style-name="T8">(</text:span>currentPath<text:span text:style-name="T8">)</text:span> <text:span text:style-name="T8">==</text:span> prev_node<text:span text:style-name="T8">)</text:span> <text:span text:style-name="T8">&amp;&amp;</text:span> <text:span text:style-name="T8">((</text:span><text:span text:style-name="T10">std</text:span><text:span text:style-name="T6">::</text:span>get<text:span text:style-name="T6">&lt;</text:span><text:span text:style-name="T14">1</text:span><text:span text:style-name="T6">&gt;</text:span><text:span text:style-name="T8">(</text:span>currentPath<text:span text:style-name="T8">)).</text:span>first <text:span text:style-name="T8">==</text:span> path_num_for_the_net_x<text:span text:style-name="T8">)</text:span> <text:span text:style-name="T8">&amp;&amp;</text:span> <text:span text:style-name="T8">((</text:span><text:span text:style-name="T10">std</text:span><text:span text:style-name="T6">::</text:span>get<text:span text:style-name="T6">&lt;</text:span><text:span text:style-name="T14">1</text:span><text:span text:style-name="T6">&gt;</text:span><text:span text:style-name="T8">(</text:span>currentPath<text:span text:style-name="T8">)).</text:span>second <text:span text:style-name="T8">==</text:span> path_num_for_the_net_y<text:span text:style-name="T8">))</text:span> </text:p>
      <text:p text:style-name="P21"><text:s text:c="7"/><text:span text:style-name="T4">return</text:span> <text:span text:style-name="T10">std</text:span><text:span text:style-name="T6">::</text:span>get<text:span text:style-name="T6">&lt;</text:span><text:span text:style-name="T14">4</text:span><text:span text:style-name="T6">&gt;</text:span><text:span text:style-name="T8">(</text:span>currentPath<text:span text:style-name="T8">)</text:span><text:span text:style-name="T6">;</text:span></text:p>
      <text:p text:style-name="P21"><text:s text:c="2"/><text:span text:style-name="T6">}</text:span></text:p>
      <text:p text:style-name="P24">}</text:p>
      <text:p text:style-name="P20"/>
      <text:p text:style-name="P21"><text:span text:style-name="T10">std</text:span><text:span text:style-name="T6">::</text:span><text:span text:style-name="T11">vector</text:span><text:span text:style-name="T8">&lt;</text:span>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10">std</text:span><text:span text:style-name="T6">::</text:span><text:span text:style-name="T11">string</text:span><text:span text:style-name="T8">,</text:span><text:span text:style-name="T10">std</text:span><text:span text:style-name="T6">::</text:span><text:span text:style-name="T11">string</text:span><text:span text:style-name="T6">&gt;</text:span><text:span text:style-name="T8">,</text:span>NodeLM<text:span text:style-name="T8">*&gt;&gt;</text:span> NodeLM<text:span text:style-name="T6">::</text:span>get_path<text:span text:style-name="T8">(</text:span><text:span text:style-name="T4">int</text:span> net_num_to_route<text:span text:style-name="T8">)</text:span> <text:span text:style-name="T6">{</text:span></text:p>
      <text:p text:style-name="P21"><text:s text:c="2"/><text:span text:style-name="T10">std</text:span><text:span text:style-name="T6">::</text:span><text:span text:style-name="T11">vector</text:span><text:span text:style-name="T8">&lt;</text:span>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10">std</text:span><text:span text:style-name="T6">::</text:span><text:span text:style-name="T11">string</text:span><text:span text:style-name="T8">,</text:span><text:span text:style-name="T10">std</text:span><text:span text:style-name="T6">::</text:span><text:span text:style-name="T11">string</text:span><text:span text:style-name="T6">&gt;</text:span><text:span text:style-name="T8">,</text:span>NodeLM<text:span text:style-name="T8">*&gt;&gt;</text:span> vints<text:span text:style-name="T6">;</text:span></text:p>
      <text:p text:style-name="P21"><text:s text:c="2"/><text:span text:style-name="T4">for</text:span> <text:span text:style-name="T8">(</text:span><text:span text:style-name="T4">auto</text:span> <text:span text:style-name="T4">const</text:span><text:span text:style-name="T8">&amp;</text:span> tuple<text:span text:style-name="T6">:</text:span> _path_data<text:span text:style-name="T8">)</text:span> <text:span text:style-name="T6">{</text:span></text:p>
      <text:p text:style-name="P21"><text:s text:c="6"/><text:span text:style-name="T4">if</text:span> <text:span text:style-name="T8">(</text:span> <text:span text:style-name="T10">std</text:span><text:span text:style-name="T6">::</text:span>get<text:span text:style-name="T6">&lt;</text:span><text:span text:style-name="T14">0</text:span><text:span text:style-name="T6">&gt;</text:span><text:span text:style-name="T8">(</text:span>tuple<text:span text:style-name="T8">)</text:span> <text:span text:style-name="T8">==</text:span> net_num_to_route <text:span text:style-name="T8">)</text:span></text:p>
      <text:p text:style-name="P21"><text:s text:c="8"/>vints<text:span text:style-name="T8">.</text:span>push_back<text:span text:style-name="T8">(</text:span><text:span text:style-name="T10">std</text:span><text:span text:style-name="T6">::</text:span>make_pair<text:span text:style-name="T8">(</text:span><text:span text:style-name="T10">std</text:span><text:span text:style-name="T6">::</text:span>get<text:span text:style-name="T6">&lt;</text:span><text:span text:style-name="T14">1</text:span><text:span text:style-name="T6">&gt;</text:span><text:span text:style-name="T8">(</text:span>tuple<text:span text:style-name="T8">),</text:span><text:span text:style-name="T10">std</text:span><text:span text:style-name="T6">::</text:span>get<text:span text:style-name="T6">&lt;</text:span><text:span text:style-name="T14">2</text:span><text:span text:style-name="T6">&gt;</text:span><text:span text:style-name="T8">(</text:span>tuple<text:span text:style-name="T8">)))</text:span><text:span text:style-name="T6">;</text:span></text:p>
      <text:p text:style-name="P21"><text:s text:c="2"/><text:span text:style-name="T6">}</text:span></text:p>
      <text:p text:style-name="P21"><text:s text:c="2"/><text:span text:style-name="T4">return</text:span> vints<text:span text:style-name="T6">;</text:span></text:p>
      <text:p text:style-name="P24">}</text:p>
      <text:p text:style-name="P20"/>
      <text:p text:style-name="P21"><text:span text:style-name="T4">void</text:span> NodeLM<text:span text:style-name="T6">::</text:span>add_prev_node_data<text:span text:style-name="T8">(</text:span><text:span text:style-name="T4">int</text:span> net_num_to_route<text:span text:style-name="T8">,</text:span> <text:span text:style-name="T10">std</text:span><text:span text:style-name="T6">::</text:span><text:span text:style-name="T11">string</text:span> path_sum_x<text:span text:style-name="T8">,</text:span> <text:span text:style-name="T10">std</text:span><text:span text:style-name="T6">::</text:span><text:span text:style-name="T11">string</text:span> path_sum_y<text:span text:style-name="T8">,</text:span> NodeLM<text:span text:style-name="T8">*</text:span> prev_node<text:span text:style-name="T8">,</text:span> <text:span text:style-name="T10">std</text:span><text:span text:style-name="T6">::</text:span><text:span text:style-name="T11">string</text:span> direction<text:span text:style-name="T8">,</text:span> <text:span text:style-name="T4">int</text:span> num_bends<text:span text:style-name="T8">,</text:span> <text:span text:style-name="T4">int</text:span> is_on_multiple_net_paths<text:span text:style-name="T8">,</text:span> <text:span text:style-name="T4">int</text:span> is_on_already_selected_path<text:span text:style-name="T8">)</text:span> <text:span text:style-name="T6">{</text:span></text:p>
      <text:p text:style-name="P21"><text:s text:c="5"/>_path_data<text:span text:style-name="T8">.</text:span>push_back<text:span text:style-name="T8">(</text:span><text:span text:style-name="T10">std</text:span><text:span text:style-name="T6">::</text:span>make_tuple<text:span text:style-name="T8">(</text:span>net_num_to_route<text:span text:style-name="T8">,</text:span> <text:span text:style-name="T10">std</text:span><text:span text:style-name="T6">::</text:span>make_pair<text:span text:style-name="T8">(</text:span>path_sum_x<text:span text:style-name="T8">,</text:span> path_sum_y<text:span text:style-name="T8">),</text:span> prev_node<text:span text:style-name="T8">,</text:span> direction<text:span text:style-name="T8">,</text:span> num_bends<text:span text:style-name="T8">,</text:span> is_on_multiple_net_paths<text:span text:style-name="T8">))</text:span><text:span text:style-name="T6">;</text:span></text:p>
      <text:p text:style-name="P24">}</text:p>
      <text:p text:style-name="P20"/>
      <text:p text:style-name="P21"><text:span text:style-name="T4">void</text:span> NodeLM<text:span text:style-name="T6">::</text:span>delete_prev_node_data<text:span text:style-name="T8">()</text:span> <text:span text:style-name="T6">{</text:span></text:p>
      <text:p text:style-name="P21"><text:s text:c="5"/>_path_data<text:span text:style-name="T8">.</text:span>clear<text:span text:style-name="T8">()</text:span><text:span text:style-name="T6">;</text:span></text:p>
      <text:p text:style-name="P24">}</text:p>
      <text:p text:style-name="P20"/>
      <text:p text:style-name="P21"><text:span text:style-name="T4">int</text:span> NodeLM<text:span text:style-name="T6">::</text:span>is_already_on_a_nets_path <text:span text:style-name="T8">(</text:span><text:span text:style-name="T4">int</text:span> net_num_to_route<text:span text:style-name="T8">)</text:span> <text:span text:style-name="T6">{</text:span></text:p>
      <text:p text:style-name="P21"><text:s text:c="4"/><text:span text:style-name="T4">for</text:span> <text:span text:style-name="T8">(</text:span><text:span text:style-name="T4">auto</text:span> <text:span text:style-name="T4">const</text:span><text:span text:style-name="T8">&amp;</text:span> currentPath<text:span text:style-name="T6">:</text:span> _path_data<text:span text:style-name="T8">)</text:span> <text:span text:style-name="T6">{</text:span></text:p>
      <text:p text:style-name="P21"><text:s text:c="6"/><text:span text:style-name="T4">if</text:span> <text:span text:style-name="T8">(</text:span><text:span text:style-name="T10">std</text:span><text:span text:style-name="T6">::</text:span>get<text:span text:style-name="T6">&lt;</text:span><text:span text:style-name="T14">0</text:span><text:span text:style-name="T6">&gt;</text:span><text:span text:style-name="T8">(</text:span>currentPath<text:span text:style-name="T8">)</text:span> <text:span text:style-name="T8">!=</text:span> net_num_to_route <text:span text:style-name="T8">)</text:span> <text:span text:style-name="T6">{</text:span></text:p>
      <text:p text:style-name="P21"><text:s text:c="9"/><text:span text:style-name="T4">return</text:span> <text:span text:style-name="T14">1</text:span><text:span text:style-name="T6">;</text:span></text:p>
      <text:p text:style-name="P21"><text:s text:c="6"/><text:span text:style-name="T6">}</text:span></text:p>
      <text:p text:style-name="P21"><text:s text:c="4"/><text:span text:style-name="T6">}</text:span></text:p>
      <text:p text:style-name="P21"><text:s text:c="4"/><text:span text:style-name="T4">return</text:span> <text:span text:style-name="T14">0</text:span><text:span text:style-name="T6">;</text:span></text:p>
      <text:p text:style-name="P24">}</text:p>
      <text:p text:style-name="P20"/>
      <text:p text:style-name="P21"><text:span text:style-name="T4">int</text:span> NodeLM<text:span text:style-name="T6">::</text:span>is_already_on_a_selected_path <text:span text:style-name="T8">()</text:span> <text:span text:style-name="T6">{</text:span></text:p>
      <text:p text:style-name="P21"><text:s text:c="4"/><text:span text:style-name="T4">return</text:span> _is_on_selected_path<text:span text:style-name="T6">;</text:span></text:p>
      <text:p text:style-name="P24">}</text:p>
      <text:p text:style-name="P20"><text:soft-page-break/></text:p>
      <text:p text:style-name="P21"><text:span text:style-name="T4">void</text:span> NodeLM<text:span text:style-name="T6">::</text:span>add_on_selected_path <text:span text:style-name="T8">()</text:span> <text:span text:style-name="T6">{</text:span></text:p>
      <text:p text:style-name="P21"><text:s text:c="4"/>_is_on_selected_path <text:span text:style-name="T8">=</text:span> <text:span text:style-name="T14">1</text:span><text:span text:style-name="T6">;</text:span></text:p>
      <text:p text:style-name="P24">}</text:p>
      <text:p text:style-name="P20"/>
      <text:p text:style-name="P21"><text:span text:style-name="T4">void</text:span> NodeLM<text:span text:style-name="T6">::</text:span>delete_from_selected_path <text:span text:style-name="T8">()</text:span> <text:span text:style-name="T6">{</text:span></text:p>
      <text:p text:style-name="P21"><text:s text:c="4"/>_is_on_selected_path <text:span text:style-name="T8">=</text:span> <text:span text:style-name="T14">0</text:span><text:span text:style-name="T6">;</text:span></text:p>
      <text:p text:style-name="P24">}</text:p>
      <text:p text:style-name="P20"/>
      <text:p text:style-name="P21"><text:span text:style-name="T10">std</text:span><text:span text:style-name="T6">::</text:span><text:span text:style-name="T11">pair</text:span><text:span text:style-name="T6">&lt;</text:span><text:span text:style-name="T10">std</text:span><text:span text:style-name="T6">::</text:span><text:span text:style-name="T11">string</text:span><text:span text:style-name="T8">,</text:span>NodeLM<text:span text:style-name="T8">*</text:span><text:span text:style-name="T6">&gt;</text:span> NodeLM<text:span text:style-name="T6">::</text:span>get_path_with_min_bends<text:span text:style-name="T8">(</text:span><text:span text:style-name="T4">int</text:span> net_num_to_route<text:span text:style-name="T8">,</text:span> <text:span text:style-name="T10">std</text:span><text:span text:style-name="T6">::</text:span><text:span text:style-name="T11">string</text:span> dir<text:span text:style-name="T8">)</text:span> <text:span text:style-name="T6">{</text:span></text:p>
      <text:p text:style-name="P21"><text:s text:c="5"/><text:span text:style-name="T10">std</text:span><text:span text:style-name="T6">::</text:span><text:span text:style-name="T11">pair</text:span><text:span text:style-name="T6">&lt;</text:span><text:span text:style-name="T10">std</text:span><text:span text:style-name="T6">::</text:span><text:span text:style-name="T11">string</text:span><text:span text:style-name="T8">,</text:span>NodeLM<text:span text:style-name="T8">*</text:span><text:span text:style-name="T6">&gt;</text:span> path_with_min_bends<text:span text:style-name="T6">;</text:span></text:p>
      <text:p text:style-name="P21"><text:s text:c="5"/><text:span text:style-name="T4">int</text:span> min_bends <text:span text:style-name="T8">=</text:span> <text:span text:style-name="T18">INT_MAX</text:span><text:span text:style-name="T6">;</text:span></text:p>
      <text:p text:style-name="P21"><text:span text:style-name="T12"/></text:p>
      <text:p text:style-name="P21"><text:s text:c="5"/><text:span text:style-name="T4">for</text:span> <text:span text:style-name="T8">(</text:span><text:span text:style-name="T4">auto</text:span> <text:span text:style-name="T4">const</text:span><text:span text:style-name="T8">&amp;</text:span> currentPath<text:span text:style-name="T6">:</text:span> _path_data<text:span text:style-name="T8">)</text:span> <text:span text:style-name="T6">{</text:span></text:p>
      <text:p text:style-name="P21"><text:s text:c="7"/><text:span text:style-name="T4">if</text:span> <text:span text:style-name="T8">(</text:span> <text:span text:style-name="T10">std</text:span><text:span text:style-name="T6">::</text:span>get<text:span text:style-name="T6">&lt;</text:span><text:span text:style-name="T14">0</text:span><text:span text:style-name="T6">&gt;</text:span><text:span text:style-name="T8">(</text:span>currentPath<text:span text:style-name="T8">)</text:span> <text:span text:style-name="T8">==</text:span> net_num_to_route <text:span text:style-name="T8">)</text:span> <text:span text:style-name="T6">{</text:span></text:p>
      <text:p text:style-name="P21"><text:s text:c="10"/><text:span text:style-name="T4">if</text:span> <text:span text:style-name="T8">(</text:span> <text:span text:style-name="T10">std</text:span><text:span text:style-name="T6">::</text:span>get<text:span text:style-name="T6">&lt;</text:span><text:span text:style-name="T14">4</text:span><text:span text:style-name="T6">&gt;</text:span><text:span text:style-name="T8">(</text:span>currentPath<text:span text:style-name="T8">)</text:span> <text:span text:style-name="T8">&lt;</text:span> min_bends <text:span text:style-name="T8">)</text:span> <text:span text:style-name="T6">{</text:span></text:p>
      <text:p text:style-name="P21"><text:s text:c="13"/>path_with_min_bends <text:span text:style-name="T8">=</text:span> <text:span text:style-name="T10">std</text:span><text:span text:style-name="T6">::</text:span>make_pair<text:span text:style-name="T8">(</text:span><text:span text:style-name="T10">std</text:span><text:span text:style-name="T6">::</text:span>get<text:span text:style-name="T6">&lt;</text:span><text:span text:style-name="T14">3</text:span><text:span text:style-name="T6">&gt;</text:span><text:span text:style-name="T8">(</text:span>currentPath<text:span text:style-name="T8">),</text:span> <text:span text:style-name="T10">std</text:span><text:span text:style-name="T6">::</text:span>get<text:span text:style-name="T6">&lt;</text:span><text:span text:style-name="T14">2</text:span><text:span text:style-name="T6">&gt;</text:span><text:span text:style-name="T8">(</text:span>currentPath<text:span text:style-name="T8">))</text:span><text:span text:style-name="T6">;</text:span></text:p>
      <text:p text:style-name="P21"><text:s text:c="13"/>min_bends <text:span text:style-name="T8">=</text:span> <text:span text:style-name="T10">std</text:span><text:span text:style-name="T6">::</text:span>get<text:span text:style-name="T6">&lt;</text:span><text:span text:style-name="T14">4</text:span><text:span text:style-name="T6">&gt;</text:span><text:span text:style-name="T8">(</text:span>currentPath<text:span text:style-name="T8">)</text:span><text:span text:style-name="T6">;</text:span></text:p>
      <text:p text:style-name="P21"><text:s text:c="10"/><text:span text:style-name="T6">}</text:span> <text:span text:style-name="T4">else</text:span> <text:span text:style-name="T4">if</text:span> <text:span text:style-name="T8">(</text:span> <text:span text:style-name="T8">(</text:span><text:span text:style-name="T10">std</text:span><text:span text:style-name="T6">::</text:span>get<text:span text:style-name="T6">&lt;</text:span><text:span text:style-name="T14">4</text:span><text:span text:style-name="T6">&gt;</text:span><text:span text:style-name="T8">(</text:span>currentPath<text:span text:style-name="T8">)</text:span> <text:span text:style-name="T8">==</text:span> min_bends<text:span text:style-name="T8">)</text:span> <text:span text:style-name="T8">&amp;&amp;</text:span> <text:span text:style-name="T8">(</text:span><text:span text:style-name="T10">std</text:span><text:span text:style-name="T6">::</text:span>get<text:span text:style-name="T6">&lt;</text:span><text:span text:style-name="T14">3</text:span><text:span text:style-name="T6">&gt;</text:span><text:span text:style-name="T8">(</text:span>currentPath<text:span text:style-name="T8">)</text:span> <text:span text:style-name="T8">==</text:span> dir<text:span text:style-name="T8">))</text:span> <text:span text:style-name="T6">{</text:span></text:p>
      <text:p text:style-name="P21"><text:s text:c="13"/>path_with_min_bends <text:span text:style-name="T8">=</text:span> <text:span text:style-name="T10">std</text:span><text:span text:style-name="T6">::</text:span>make_pair<text:span text:style-name="T8">(</text:span><text:span text:style-name="T10">std</text:span><text:span text:style-name="T6">::</text:span>get<text:span text:style-name="T6">&lt;</text:span><text:span text:style-name="T14">3</text:span><text:span text:style-name="T6">&gt;</text:span><text:span text:style-name="T8">(</text:span>currentPath<text:span text:style-name="T8">),</text:span> <text:span text:style-name="T10">std</text:span><text:span text:style-name="T6">::</text:span>get<text:span text:style-name="T6">&lt;</text:span><text:span text:style-name="T14">2</text:span><text:span text:style-name="T6">&gt;</text:span><text:span text:style-name="T8">(</text:span>currentPath<text:span text:style-name="T8">))</text:span><text:span text:style-name="T6">;</text:span></text:p>
      <text:p text:style-name="P21"><text:s text:c="13"/>min_bends <text:span text:style-name="T8">=</text:span> <text:span text:style-name="T10">std</text:span><text:span text:style-name="T6">::</text:span>get<text:span text:style-name="T6">&lt;</text:span><text:span text:style-name="T14">4</text:span><text:span text:style-name="T6">&gt;</text:span><text:span text:style-name="T8">(</text:span>currentPath<text:span text:style-name="T8">)</text:span><text:span text:style-name="T6">;</text:span></text:p>
      <text:p text:style-name="P21"><text:s text:c="8"/></text:p>
      <text:p text:style-name="P21"><text:s text:c="10"/><text:span text:style-name="T6">}</text:span></text:p>
      <text:p text:style-name="P21"><text:s text:c="7"/><text:span text:style-name="T6">}</text:span></text:p>
      <text:p text:style-name="P21"><text:s text:c="5"/><text:span text:style-name="T6">}</text:span></text:p>
      <text:p text:style-name="P21"><text:s text:c="5"/><text:span text:style-name="T4">return</text:span> path_with_min_bends<text:span text:style-name="T6">;</text:span></text:p>
      <text:p text:style-name="P24">}</text:p>
      <text:p text:style-name="P20"/>
      <text:p text:style-name="P21"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 NodeLM<text:span text:style-name="T6">::</text:span>get_coordinates<text:span text:style-name="T8">(</text:span><text:span text:style-name="T4">int</text:span> grid_node_size<text:span text:style-name="T8">)</text:span> <text:span text:style-name="T6">{</text:span></text:p>
      <text:p text:style-name="P21"><text:s text:c="5"/><text:span text:style-name="T4">int</text:span> x <text:span text:style-name="T8">=</text:span> <text:span text:style-name="T8">(</text:span><text:span text:style-name="T4">this</text:span><text:span text:style-name="T8">-&gt;</text:span>x<text:span text:style-name="T8">()</text:span> <text:span text:style-name="T8">-</text:span> grid_node_size <text:span text:style-name="T8">-</text:span> grid_node_size<text:span text:style-name="T8">/</text:span><text:span text:style-name="T14">2</text:span><text:span text:style-name="T8">)</text:span> <text:span text:style-name="T8">/</text:span> grid_node_size<text:span text:style-name="T6">;</text:span></text:p>
      <text:p text:style-name="P21"><text:s text:c="5"/><text:span text:style-name="T4">int</text:span> y <text:span text:style-name="T8">=</text:span> <text:span text:style-name="T8">(</text:span><text:span text:style-name="T4">this</text:span><text:span text:style-name="T8">-&gt;</text:span>y<text:span text:style-name="T8">()</text:span> <text:span text:style-name="T8">-</text:span> grid_node_size <text:span text:style-name="T8">-</text:span> grid_node_size<text:span text:style-name="T8">/</text:span><text:span text:style-name="T14">2</text:span><text:span text:style-name="T8">)</text:span> <text:span text:style-name="T8">/</text:span> grid_node_size<text:span text:style-name="T6">;</text:span></text:p>
      <text:p text:style-name="P21"><text:s text:c="5"/><text:span text:style-name="T4">return</text:span> <text:span text:style-name="T10">std</text:span><text:span text:style-name="T6">::</text:span>make_pair<text:span text:style-name="T8">(</text:span>x<text:span text:style-name="T8">,</text:span>y<text:span text:style-name="T8">)</text:span><text:span text:style-name="T6">;</text:span></text:p>
      <text:p text:style-name="P24">}</text:p>
      <text:p text:style-name="P20"/>
      <text:p text:style-name="P21"><text:span text:style-name="T4">int</text:span> NodeLM<text:span text:style-name="T6">::</text:span>get_node_num<text:span text:style-name="T8">(</text:span><text:span text:style-name="T4">int</text:span> grid_node_size<text:span text:style-name="T8">,</text:span> <text:span text:style-name="T4">int</text:span> gridsize<text:span text:style-name="T8">)</text:span> <text:span text:style-name="T6">{</text:span></text:p>
      <text:p text:style-name="P21"><text:s text:c="4"/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 coordinates <text:span text:style-name="T8">=</text:span> get_coordinates<text:span text:style-name="T8">(</text:span>grid_node_size<text:span text:style-name="T8">)</text:span><text:span text:style-name="T6">;</text:span></text:p>
      <text:p text:style-name="P21"><text:s text:c="4"/><text:span text:style-name="T4">return</text:span> coordinates<text:span text:style-name="T8">.</text:span>first <text:span text:style-name="T8">*</text:span> gridsize <text:span text:style-name="T8">+</text:span> coordinates<text:span text:style-name="T8">.</text:span>second<text:span text:style-name="T6">;</text:span></text:p>
      <text:p text:style-name="P17"><text:span text:style-name="T6">}</text:span></text:p>
      <text:p text:style-name="P19"/>
      <text:h text:style-name="P11" text:outline-level="3">Lee_Moore_routing.cpp</text:h>
      <text:p text:style-name="P4"/>
      <text:p text:style-name="P16"><text:span text:style-name="T2">#include </text:span><text:span text:style-name="T3">&lt;</text:span><text:span text:style-name="T16">string</text:span><text:span text:style-name="T3">&gt;</text:span></text:p>
      <text:p text:style-name="P21"><text:span text:style-name="T2">#include </text:span><text:span text:style-name="T3">&lt;</text:span><text:span text:style-name="T16">iostream</text:span><text:span text:style-name="T3">&gt;</text:span></text:p>
      <text:p text:style-name="P21"><text:span text:style-name="T2">#include </text:span><text:span text:style-name="T3">&lt;</text:span><text:span text:style-name="T16">fstream</text:span><text:span text:style-name="T3">&gt;</text:span></text:p>
      <text:p text:style-name="P21"><text:span text:style-name="T2">#include </text:span><text:span text:style-name="T3">&lt;</text:span><text:span text:style-name="T16">stdlib.h</text:span><text:span text:style-name="T3">&gt;</text:span></text:p>
      <text:p text:style-name="P21"><text:span text:style-name="T2">#include </text:span><text:span text:style-name="T3">&lt;</text:span><text:span text:style-name="T16">sstream</text:span><text:span text:style-name="T3">&gt;</text:span></text:p>
      <text:p text:style-name="P21"><text:span text:style-name="T2">#include </text:span><text:span text:style-name="T3">&lt;</text:span><text:span text:style-name="T16">regex</text:span><text:span text:style-name="T3">&gt;</text:span></text:p>
      <text:p text:style-name="P21"><text:span text:style-name="T2">#include </text:span><text:span text:style-name="T3">&lt;</text:span><text:span text:style-name="T16">set</text:span><text:span text:style-name="T3">&gt;</text:span></text:p>
      <text:p text:style-name="P21"><text:span text:style-name="T2">#include </text:span><text:span text:style-name="T3">&lt;</text:span><text:span text:style-name="T16">algorithm</text:span><text:span text:style-name="T3">&gt;</text:span></text:p>
      <text:p text:style-name="P21"><text:span text:style-name="T2">#include </text:span><text:span text:style-name="T3">&lt;</text:span><text:span text:style-name="T16">climits</text:span><text:span text:style-name="T3">&gt;</text:span></text:p>
      <text:p text:style-name="P21"><text:span text:style-name="T2">#include </text:span><text:span text:style-name="T3">&lt;</text:span><text:span text:style-name="T16">cfloat</text:span><text:span text:style-name="T3">&gt;</text:span></text:p>
      <text:p text:style-name="P21"><text:span text:style-name="T2">#include </text:span><text:span text:style-name="T3">&lt;</text:span><text:span text:style-name="T16">typeinfo</text:span><text:span text:style-name="T3">&gt;</text:span></text:p>
      <text:p text:style-name="P21"><text:span text:style-name="T2">#include </text:span><text:span text:style-name="T3">&lt;</text:span><text:span text:style-name="T16">cmath</text:span><text:span text:style-name="T3">&gt;</text:span></text:p>
      <text:p text:style-name="P21"><text:span text:style-name="T2">#include </text:span><text:span text:style-name="T3">&lt;</text:span><text:span text:style-name="T16">SFML/Graphics.hpp</text:span><text:span text:style-name="T3">&gt;</text:span></text:p>
      <text:p text:style-name="P20"><text:soft-page-break/></text:p>
      <text:p text:style-name="P20"/>
      <text:p text:style-name="P21"><text:span text:style-name="T2">#include </text:span><text:span text:style-name="T3">"</text:span><text:span text:style-name="T16">Node.h</text:span><text:span text:style-name="T3">"</text:span></text:p>
      <text:p text:style-name="P21"><text:span text:style-name="T2">#include </text:span><text:span text:style-name="T3">"</text:span><text:span text:style-name="T16">NodeLM.h</text:span><text:span text:style-name="T3">"</text:span></text:p>
      <text:p text:style-name="P21"><text:span text:style-name="T2">#include </text:span><text:span text:style-name="T3">"</text:span><text:span text:style-name="T16">read_data_helper.h</text:span><text:span text:style-name="T3">"</text:span></text:p>
      <text:p text:style-name="P21"><text:span text:style-name="T2">#include </text:span><text:span text:style-name="T3">"</text:span><text:span text:style-name="T16">LM_graphHelper.h</text:span><text:span text:style-name="T3">"</text:span></text:p>
      <text:p text:style-name="P21"><text:span text:style-name="T2">#include </text:span><text:span text:style-name="T3">"</text:span><text:span text:style-name="T16">LM_router.h</text:span><text:span text:style-name="T3">"</text:span></text:p>
      <text:p text:style-name="P20"/>
      <text:p text:style-name="P21"><text:span text:style-name="T4">int</text:span> <text:span text:style-name="T22">main</text:span><text:span text:style-name="T8">(</text:span><text:span text:style-name="T4">int</text:span> argc<text:span text:style-name="T8">,</text:span> <text:span text:style-name="T4">char</text:span> <text:span text:style-name="T8">*</text:span> argv<text:span text:style-name="T8">[])</text:span> <text:span text:style-name="T6">{</text:span></text:p>
      <text:p text:style-name="P21"><text:span text:style-name="T12"/></text:p>
      <text:p text:style-name="P21"><text:s text:c="4"/><text:span text:style-name="T4">const</text:span> <text:span text:style-name="T4">int</text:span> grid_node_size <text:span text:style-name="T8">=</text:span> <text:span text:style-name="T14">40</text:span><text:span text:style-name="T6">;</text:span></text:p>
      <text:p text:style-name="P21"><text:s text:c="4"/><text:span text:style-name="T10">std</text:span><text:span text:style-name="T6">::</text:span><text:span text:style-name="T11">string</text:span> maze_file<text:span text:style-name="T6">;</text:span> </text:p>
      <text:p text:style-name="P21"><text:s text:c="4"/><text:span text:style-name="T4">int</text:span> debug <text:span text:style-name="T8">=</text:span> <text:span text:style-name="T14">1</text:span><text:span text:style-name="T6">;</text:span></text:p>
      <text:p text:style-name="P21"><text:s text:c="4"/><text:span text:style-name="T4">int</text:span> gridsize<text:span text:style-name="T6">;</text:span></text:p>
      <text:p text:style-name="P21"><text:s text:c="4"/><text:span text:style-name="T10">std</text:span><text:span text:style-name="T6">::</text:span><text:span text:style-name="T11">vector</text:span><text:span text:style-name="T8">&lt;</text:span>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<text:span text:style-name="T8">,</text:span><text:span text:style-name="T10">std</text:span><text:span text:style-name="T6">::</text:span><text:span text:style-name="T11">pair</text:span><text:span text:style-name="T8">&lt;</text:span><text:span text:style-name="T4">int</text:span><text:span text:style-name="T8">,</text:span><text:span text:style-name="T4">int</text:span><text:span text:style-name="T8">&gt;&gt;&gt;</text:span> nets<text:span text:style-name="T6">;</text:span></text:p>
      <text:p text:style-name="P21"><text:s text:c="4"/>NodeLM<text:span text:style-name="T8">*</text:span> node_data<text:span text:style-name="T6">;</text:span></text:p>
      <text:p text:style-name="P21"><text:s text:c="5"/></text:p>
      <text:p text:style-name="P21"><text:s text:c="4"/><text:span text:style-name="T4">if</text:span> <text:span text:style-name="T8">(</text:span> argc <text:span text:style-name="T9">==</text:span> <text:span text:style-name="T15">3</text:span> <text:span text:style-name="T8">)</text:span> <text:span text:style-name="T6">{</text:span></text:p>
      <text:p text:style-name="P21"><text:s text:c="8"/>maze_file <text:span text:style-name="T8">=</text:span> argv<text:span text:style-name="T8">[</text:span><text:span text:style-name="T14">1</text:span><text:span text:style-name="T8">]</text:span><text:span text:style-name="T6">;</text:span></text:p>
      <text:p text:style-name="P21"><text:s text:c="8"/><text:span text:style-name="T10">std</text:span><text:span text:style-name="T6">::</text:span><text:span text:style-name="T11">cout</text:span> <text:span text:style-name="T8">&lt;&lt;</text:span> maze_file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8"/>debug <text:span text:style-name="T8">=</text:span> <text:span text:style-name="T11">atoi</text:span><text:span text:style-name="T8">(</text:span>argv<text:span text:style-name="T8">[</text:span><text:span text:style-name="T14">2</text:span><text:span text:style-name="T8">])</text:span><text:span text:style-name="T6">;</text:span></text:p>
      <text:p text:style-name="P21"><text:s text:c="8"/><text:span text:style-name="T10">std</text:span><text:span text:style-name="T6">::</text:span><text:span text:style-name="T11">cout</text:span> <text:span text:style-name="T8">&lt;&lt;</text:span> debug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4"/><text:span text:style-name="T6">}</text:span> <text:span text:style-name="T4">else</text:span> <text:span text:style-name="T6">{</text:span></text:p>
      <text:p text:style-name="P21"><text:s text:c="8"/>maze_file <text:span text:style-name="T8">=</text:span> <text:span text:style-name="T3">".</text:span><text:span text:style-name="T17">/maze_tests.txt</text:span><text:span text:style-name="T3">"</text:span><text:span text:style-name="T6">;</text:span></text:p>
      <text:p text:style-name="P21"><text:s text:c="8"/><text:span text:style-name="T10">std</text:span><text:span text:style-name="T6">::</text:span><text:span text:style-name="T11">cout</text:span> <text:span text:style-name="T8">&lt;&lt;</text:span> maze_file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8"/>debug <text:span text:style-name="T8">=</text:span> <text:span text:style-name="T14">0</text:span><text:span text:style-name="T6">;</text:span></text:p>
      <text:p text:style-name="P21"><text:s text:c="8"/><text:span text:style-name="T10">std</text:span><text:span text:style-name="T6">::</text:span><text:span text:style-name="T11">cout</text:span> <text:span text:style-name="T8">&lt;&lt;</text:span> debug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4"/><text:span text:style-name="T6">}</text:span></text:p>
      <text:p text:style-name="P21"><text:s text:c="5"/></text:p>
      <text:p text:style-name="P21"><text:s text:c="4"/>node_data <text:span text:style-name="T8">=</text:span> read_maze_file<text:span text:style-name="T8">(</text:span>maze_file<text:span text:style-name="T8">,</text:span> <text:span text:style-name="T8">&amp;</text:span>gridsize<text:span text:style-name="T8">,</text:span> <text:span text:style-name="T8">&amp;</text:span>nets<text:span text:style-name="T8">,</text:span> grid_node_size<text:span text:style-name="T8">,</text:span> debug<text:span text:style-name="T8">)</text:span><text:span text:style-name="T6">;</text:span> </text:p>
      <text:p text:style-name="P21"><text:s text:c="4"/><text:span text:style-name="T4">if</text:span> <text:span text:style-name="T8">(</text:span>debug<text:span text:style-name="T8">)</text:span> <text:span text:style-name="T6">{</text:span></text:p>
      <text:p text:style-name="P21"><text:s text:c="7"/><text:span text:style-name="T10">std</text:span><text:span text:style-name="T6">::</text:span><text:span text:style-name="T11">cout</text:span> <text:span text:style-name="T8">&lt;&lt;</text:span> <text:span text:style-name="T3">"</text:span><text:span text:style-name="T19">\n\n</text:span><text:span text:style-name="T17">Printing net sources and sinks from main function:</text:span><text:span text:style-name="T19">\n</text:span><text:span text:style-name="T3">"</text:span><text:span text:style-name="T6">;</text:span></text:p>
      <text:p text:style-name="P21"><text:s text:c="7"/><text:span text:style-name="T4">for</text:span> <text:span text:style-name="T8">(</text:span> <text:span text:style-name="T10">std</text:span><text:span text:style-name="T6">::</text:span><text:span text:style-name="T11">pair</text:span><text:span text:style-name="T8">&lt;</text:span><text:span text:style-name="T10">std</text:span><text:span text:style-name="T6">::</text:span><text:span text:style-name="T11">pair</text:span><text:span text:style-name="T6">&lt;</text:span><text:span text:style-name="T4">int</text:span><text:span text:style-name="T8">,</text:span><text:span text:style-name="T4">int</text:span><text:span text:style-name="T6">&gt;</text:span><text:span text:style-name="T8">,</text:span><text:span text:style-name="T10">std</text:span><text:span text:style-name="T6">::</text:span><text:span text:style-name="T11">pair</text:span><text:span text:style-name="T8">&lt;</text:span><text:span text:style-name="T4">int</text:span><text:span text:style-name="T8">,</text:span><text:span text:style-name="T4">int</text:span><text:span text:style-name="T8">&gt;&gt;</text:span> <text:span text:style-name="T8">&amp;</text:span>net_coordinates<text:span text:style-name="T6">:</text:span> nets <text:span text:style-name="T8">)</text:span> <text:span text:style-name="T6">{</text:span></text:p>
      <text:p text:style-name="P21"><text:s text:c="11"/><text:span text:style-name="T10">std</text:span><text:span text:style-name="T6">::</text:span><text:span text:style-name="T11">cout</text:span> <text:span text:style-name="T8">&lt;&lt;</text:span> net_coordinates<text:span text:style-name="T8">.</text:span>first<text:span text:style-name="T8">.</text:span>first <text:span text:style-name="T8">&lt;&lt;</text:span> <text:span text:style-name="T3">"</text:span><text:span text:style-name="T17">:</text:span><text:span text:style-name="T3">"</text:span> <text:span text:style-name="T8">&lt;&lt;</text:span> net_coordinates<text:span text:style-name="T8">.</text:span>first<text:span text:style-name="T8">.</text:span>second <text:span text:style-name="T8">&lt;&lt;</text:span> <text:span text:style-name="T3">"</text:span><text:span text:style-name="T17">::</text:span><text:span text:style-name="T3">"</text:span> <text:span text:style-name="T8">&lt;&lt;</text:span> net_coordinates<text:span text:style-name="T8">.</text:span>second<text:span text:style-name="T8">.</text:span>first <text:span text:style-name="T8">&lt;&lt;</text:span> <text:span text:style-name="T3">"</text:span><text:span text:style-name="T17">:</text:span><text:span text:style-name="T3">"</text:span> <text:span text:style-name="T8">&lt;&lt;</text:span> net_coordinates<text:span text:style-name="T8">.</text:span>second<text:span text:style-name="T8">.</text:span>second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7"/><text:span text:style-name="T6">}</text:span></text:p>
      <text:p text:style-name="P21"><text:s text:c="7"/><text:span text:style-name="T10">std</text:span><text:span text:style-name="T6">::</text:span><text:span text:style-name="T11">cout</text:span> <text:span text:style-name="T8">&lt;&lt;</text:span> <text:span text:style-name="T3">"</text:span><text:span text:style-name="T17">********************************************************</text:span><text:span text:style-name="T19">\n</text:span><text:span text:style-name="T3">"</text:span><text:span text:style-name="T6">;</text:span></text:p>
      <text:p text:style-name="P21"><text:s text:c="4"/><text:span text:style-name="T6">}</text:span></text:p>
      <text:p text:style-name="P21"><text:s text:c="5"/></text:p>
      <text:p text:style-name="P21"><text:s text:c="4"/>fillGraphGrid<text:span text:style-name="T8">(</text:span>node_data<text:span text:style-name="T8">,</text:span> gridsize<text:span text:style-name="T8">,</text:span> grid_node_size<text:span text:style-name="T8">)</text:span><text:span text:style-name="T6">;</text:span></text:p>
      <text:p text:style-name="P21"><text:s text:c="4"/><text:span text:style-name="T4">if</text:span> <text:span text:style-name="T8">(</text:span> debug <text:span text:style-name="T8">)</text:span> <text:span text:style-name="T6">{</text:span></text:p>
      <text:p text:style-name="P21"><text:s text:c="7"/><text:span text:style-name="T4">for</text:span> <text:span text:style-name="T8">(</text:span> <text:span text:style-name="T4">int</text:span> i <text:span text:style-name="T8">=</text:span> <text:span text:style-name="T14">0</text:span><text:span text:style-name="T6">;</text:span> i <text:span text:style-name="T8">&lt;</text:span> gridsize<text:span text:style-name="T6">;</text:span> i<text:span text:style-name="T8">++</text:span> <text:span text:style-name="T8">)</text:span> <text:span text:style-name="T6">{</text:span></text:p>
      <text:p text:style-name="P21"><text:s text:c="9"/><text:span text:style-name="T4">for</text:span> <text:span text:style-name="T8">(</text:span><text:span text:style-name="T4">int</text:span> j <text:span text:style-name="T8">=</text:span> <text:span text:style-name="T14">0</text:span><text:span text:style-name="T6">;</text:span> j <text:span text:style-name="T8">&lt;</text:span> gridsize<text:span text:style-name="T6">;</text:span> j<text:span text:style-name="T8">++</text:span> <text:span text:style-name="T8">)</text:span> <text:span text:style-name="T6">{</text:span></text:p>
      <text:p text:style-name="P21"><text:s text:c="13"/><text:span text:style-name="T10">std</text:span><text:span text:style-name="T6">::</text:span><text:span text:style-name="T11">cout</text:span> <text:span text:style-name="T8">&lt;&lt;</text:span> i <text:span text:style-name="T8">&lt;&lt;</text:span> <text:span text:style-name="T3">"</text:span><text:span text:style-name="T17">:</text:span><text:span text:style-name="T3">"</text:span> <text:span text:style-name="T8">&lt;&lt;</text:span> j <text:s/><text:span text:style-name="T8">&lt;&lt;</text:span> <text:span text:style-name="T3">"</text:span><text:span text:style-name="T17"> </text:span><text:span text:style-name="T3">"</text:span> <text:span text:style-name="T8">&lt;&lt;</text:span> node_data<text:span text:style-name="T8">[</text:span>i <text:span text:style-name="T8">*</text:span> <text:span text:style-name="T14">15</text:span> <text:span text:style-name="T8">+</text:span> j<text:span text:style-name="T8">].</text:span>x<text:span text:style-name="T8">()</text:span> <text:span text:style-name="T8">&lt;&lt;</text:span> <text:span text:style-name="T3">"</text:span><text:span text:style-name="T17">:</text:span><text:span text:style-name="T3">"</text:span> <text:span text:style-name="T8">&lt;&lt;</text:span> node_data<text:span text:style-name="T8">[</text:span>i <text:span text:style-name="T8">*</text:span> <text:span text:style-name="T14">15</text:span> <text:span text:style-name="T8">+</text:span> j<text:span text:style-name="T8">].</text:span>y<text:span text:style-name="T8">()</text:span> <text:span text:style-name="T8">&lt;&lt;</text:span> <text:span text:style-name="T3">"</text:span><text:span text:style-name="T19">\n\t</text:span><text:span text:style-name="T3">"</text:span><text:span text:style-name="T6">;</text:span> </text:p>
      <text:p text:style-name="P21"><text:s text:c="13"/><text:span text:style-name="T4">for</text:span> <text:span text:style-name="T8">(</text:span>NodeLM<text:span text:style-name="T8">*</text:span> neighbor<text:span text:style-name="T6">:</text:span> node_data<text:span text:style-name="T8">[</text:span>i<text:span text:style-name="T8">*</text:span><text:span text:style-name="T14">15</text:span> <text:span text:style-name="T8">+</text:span> j<text:span text:style-name="T8">].</text:span>neighbors<text:span text:style-name="T8">())</text:span> <text:span text:style-name="T6">{</text:span></text:p>
      <text:p text:style-name="P21"><text:s text:c="16"/><text:span text:style-name="T10">std</text:span><text:span text:style-name="T6">::</text:span><text:span text:style-name="T11">cout</text:span> <text:span text:style-name="T8">&lt;&lt;</text:span> <text:span text:style-name="T3">"</text:span><text:span text:style-name="T17"> </text:span><text:span text:style-name="T3">"</text:span> <text:span text:style-name="T8">&lt;&lt;</text:span> neighbor<text:span text:style-name="T8">-&gt;</text:span>x<text:span text:style-name="T8">()</text:span> <text:span text:style-name="T8">&lt;&lt;</text:span> <text:span text:style-name="T3">"</text:span><text:span text:style-name="T17">:</text:span><text:span text:style-name="T3">"</text:span> <text:span text:style-name="T8">&lt;&lt;</text:span> neighbor<text:span text:style-name="T8">-&gt;</text:span>y<text:span text:style-name="T8">()</text:span><text:span text:style-name="T6">;</text:span></text:p>
      <text:p text:style-name="P21"><text:s text:c="13"/><text:span text:style-name="T6">}</text:span></text:p>
      <text:p text:style-name="P21"><text:s text:c="13"/><text:span text:style-name="T10">std</text:span><text:span text:style-name="T6">::</text:span><text:span text:style-name="T11">cout</text:span> <text:span text:style-name="T8">&lt;&lt;</text:span> <text:span text:style-name="T3">"</text:span><text:span text:style-name="T19">\n</text:span><text:span text:style-name="T3">"</text:span><text:span text:style-name="T6">;</text:span></text:p>
      <text:p text:style-name="P21"><text:s text:c="9"/><text:span text:style-name="T6">}</text:span> </text:p>
      <text:p text:style-name="P21"><text:s text:c="9"/><text:span text:style-name="T10">std</text:span><text:span text:style-name="T6">::</text:span><text:span text:style-name="T11">cout</text:span> <text:span text:style-name="T8">&lt;&lt;</text:span> <text:span text:style-name="T3">"</text:span><text:span text:style-name="T19">\n\n</text:span><text:span text:style-name="T3">"</text:span><text:span text:style-name="T6">;</text:span></text:p>
      <text:p text:style-name="P21"><text:s text:c="7"/><text:span text:style-name="T6">}</text:span> </text:p>
      <text:p text:style-name="P21"><text:s text:c="4"/><text:span text:style-name="T6">}</text:span></text:p>
      <text:p text:style-name="P21"/>
      <text:p text:style-name="P21"><text:s text:c="4"/>lm_router<text:span text:style-name="T8">(&amp;</text:span>nets<text:span text:style-name="T8">,</text:span> node_data<text:span text:style-name="T8">,</text:span> gridsize <text:span text:style-name="T8">*</text:span> gridsize<text:span text:style-name="T8">,</text:span> gridsize<text:span text:style-name="T8">,</text:span> grid_node_size<text:span text:style-name="T8">)</text:span><text:span text:style-name="T6">;</text:span></text:p>
      <text:p text:style-name="P21"><text:s text:c="4"/><text:span text:style-name="T4">return</text:span> <text:span text:style-name="T14">0</text:span><text:span text:style-name="T6">;</text:span> </text:p>
      <text:p text:style-name="P17"><text:span text:style-name="T6">}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18:14:22.323391943</meta:creation-date>
    <dc:date>2021-03-28T18:56:05.709398936</dc:date>
    <meta:editing-duration>PT11M22S</meta:editing-duration>
    <meta:editing-cycles>1</meta:editing-cycles>
    <meta:document-statistic meta:table-count="0" meta:image-count="0" meta:object-count="0" meta:page-count="18" meta:paragraph-count="880" meta:word-count="3109" meta:character-count="35960" meta:non-whitespace-character-count="28234"/>
    <meta:generator>LibreOffice/4.2.8.2$Linux_X86_64 LibreOffice_project/420m0$Build-2</meta:generator>
  </office:meta>
</office:document-meta>
</file>